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310000006C078AD5F3AC01DD7A.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P6"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P7" style:family="paragraph" style:parent-style-name="Footer">
      <style:paragraph-properties>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2.8437in"/>
        </style:tab-stops>
      </style:paragraph-properties>
    </style:style>
    <style:style style:name="P9" style:family="paragraph" style:parent-style-name="Standard">
      <style:text-properties officeooo:paragraph-rsid="0021fb87"/>
    </style:style>
    <style:style style:name="P10" style:family="paragraph" style:parent-style-name="Standard">
      <style:text-properties fo:font-variant="normal" fo:text-transform="none" fo:font-style="normal"/>
    </style:style>
    <style:style style:name="P11" style:family="paragraph" style:parent-style-name="Standard">
      <style:text-properties fo:font-variant="normal" fo:text-transform="none" fo:font-style="normal" officeooo:rsid="0003b180" officeooo:paragraph-rsid="0010ce76"/>
    </style:style>
    <style:style style:name="P12" style:family="paragraph" style:parent-style-name="Standard">
      <style:text-properties fo:font-variant="normal" fo:text-transform="none" fo:font-style="normal" officeooo:rsid="002c5e3c" officeooo:paragraph-rsid="002c5e3c"/>
    </style:style>
    <style:style style:name="P13" style:family="paragraph" style:parent-style-name="Standard">
      <style:text-properties fo:font-variant="normal" fo:text-transform="none" fo:font-style="normal" officeooo:rsid="003625a8" officeooo:paragraph-rsid="003625a8"/>
    </style:style>
    <style:style style:name="P14" style:family="paragraph" style:parent-style-name="Standard">
      <style:text-properties fo:font-style="normal" style:font-style-asian="normal" style:font-style-complex="normal"/>
    </style:style>
    <style:style style:name="P15" style:family="paragraph" style:parent-style-name="Standard">
      <style:text-properties fo:font-style="normal" officeooo:rsid="0045196b" officeooo:paragraph-rsid="0045196b" style:font-style-asian="normal" style:font-style-complex="normal"/>
    </style:style>
    <style:style style:name="P16" style:family="paragraph" style:parent-style-name="Standard">
      <style:text-properties fo:font-style="normal" officeooo:rsid="0025bfc7" officeooo:paragraph-rsid="0025bfc7" style:font-style-asian="normal" style:font-style-complex="normal"/>
    </style:style>
    <style:style style:name="P17" style:family="paragraph" style:parent-style-name="Standard">
      <style:text-properties officeooo:paragraph-rsid="0010ce76"/>
    </style:style>
    <style:style style:name="P18"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9" style:family="paragraph" style:parent-style-name="Standard">
      <style:text-properties officeooo:rsid="000559b5" officeooo:paragraph-rsid="00120722"/>
    </style:style>
    <style:style style:name="P20" style:family="paragraph" style:parent-style-name="Standard">
      <style:text-properties officeooo:rsid="0007a7a1" officeooo:paragraph-rsid="00120722"/>
    </style:style>
    <style:style style:name="P21" style:family="paragraph" style:parent-style-name="Standard">
      <style:text-properties officeooo:rsid="000d6bea" officeooo:paragraph-rsid="00120722"/>
    </style:style>
    <style:style style:name="P22" style:family="paragraph" style:parent-style-name="Standard">
      <style:text-properties officeooo:rsid="0010a803" officeooo:paragraph-rsid="00120722"/>
    </style:style>
    <style:style style:name="P23" style:family="paragraph" style:parent-style-name="Standard">
      <style:text-properties officeooo:rsid="0027a85e" officeooo:paragraph-rsid="00120722"/>
    </style:style>
    <style:style style:name="P24" style:family="paragraph" style:parent-style-name="Standard">
      <style:text-properties officeooo:rsid="0027f7d8" officeooo:paragraph-rsid="0038a30c"/>
    </style:style>
    <style:style style:name="P25" style:family="paragraph" style:parent-style-name="Standard">
      <style:text-properties officeooo:rsid="003a08a6" officeooo:paragraph-rsid="003a08a6"/>
    </style:style>
    <style:style style:name="P26" style:family="paragraph" style:parent-style-name="Standard">
      <style:text-properties officeooo:rsid="000cbb83"/>
    </style:style>
    <style:style style:name="P27" style:family="paragraph" style:parent-style-name="Standard">
      <style:text-properties officeooo:rsid="0010f846" officeooo:paragraph-rsid="0013fd73"/>
    </style:style>
    <style:style style:name="P28" style:family="paragraph" style:parent-style-name="Standard">
      <style:text-properties officeooo:rsid="0021fb87" officeooo:paragraph-rsid="0021fb87"/>
    </style:style>
    <style:style style:name="P29" style:family="paragraph" style:parent-style-name="Standard">
      <style:text-properties officeooo:rsid="001fb560" officeooo:paragraph-rsid="001fb560"/>
    </style:style>
    <style:style style:name="P30" style:family="paragraph" style:parent-style-name="Standard">
      <style:text-properties officeooo:rsid="0022550e" officeooo:paragraph-rsid="0022550e"/>
    </style:style>
    <style:style style:name="P31" style:family="paragraph" style:parent-style-name="Standard">
      <style:text-properties officeooo:rsid="0022550e" officeooo:paragraph-rsid="0037d9c4"/>
    </style:style>
    <style:style style:name="P32" style:family="paragraph" style:parent-style-name="Standard">
      <style:paragraph-properties>
        <style:tab-stops>
          <style:tab-stop style:position="0.6846in"/>
        </style:tab-stops>
      </style:paragraph-properties>
      <style:text-properties officeooo:rsid="0022e2f5" officeooo:paragraph-rsid="0022e2f5"/>
    </style:style>
    <style:style style:name="P33" style:family="paragraph" style:parent-style-name="Standard">
      <style:text-properties officeooo:rsid="0022e2f5" officeooo:paragraph-rsid="0022e2f5"/>
    </style:style>
    <style:style style:name="P34" style:family="paragraph" style:parent-style-name="Standard">
      <style:text-properties officeooo:rsid="0025bfc7" officeooo:paragraph-rsid="0025bfc7"/>
    </style:style>
    <style:style style:name="P35" style:family="paragraph" style:parent-style-name="Standard">
      <style:text-properties officeooo:rsid="001ee0ec" officeooo:paragraph-rsid="001ee0ec"/>
    </style:style>
    <style:style style:name="P36" style:family="paragraph" style:parent-style-name="Standard">
      <style:text-properties officeooo:rsid="001ee0ec" officeooo:paragraph-rsid="0038a30c"/>
    </style:style>
    <style:style style:name="P37" style:family="paragraph" style:parent-style-name="Standard">
      <style:text-properties officeooo:rsid="002af656" officeooo:paragraph-rsid="002c5e3c"/>
    </style:style>
    <style:style style:name="P38" style:family="paragraph" style:parent-style-name="Standard">
      <style:text-properties officeooo:rsid="002c5e3c" officeooo:paragraph-rsid="002c5e3c"/>
    </style:style>
    <style:style style:name="P39" style:family="paragraph" style:parent-style-name="Standard">
      <style:text-properties officeooo:rsid="002e469c"/>
    </style:style>
    <style:style style:name="P40" style:family="paragraph" style:parent-style-name="Standard">
      <style:text-properties officeooo:paragraph-rsid="00120722"/>
    </style:style>
    <style:style style:name="P41" style:family="paragraph" style:parent-style-name="Standard">
      <style:text-properties officeooo:rsid="003625a8" officeooo:paragraph-rsid="003625a8"/>
    </style:style>
    <style:style style:name="P42" style:family="paragraph" style:parent-style-name="Standard">
      <style:text-properties officeooo:rsid="0036d2d2" officeooo:paragraph-rsid="0036d2d2"/>
    </style:style>
    <style:style style:name="P43" style:family="paragraph" style:parent-style-name="Standard">
      <style:text-properties officeooo:rsid="0038a30c" officeooo:paragraph-rsid="0038a30c"/>
    </style:style>
    <style:style style:name="P44" style:family="paragraph" style:parent-style-name="Text_20_body">
      <style:text-properties fo:font-variant="normal" fo:text-transform="none" fo:font-style="normal"/>
    </style:style>
    <style:style style:name="P45" style:family="paragraph" style:parent-style-name="Text_20_body">
      <style:text-properties fo:font-variant="normal" fo:text-transform="none" fo:font-style="normal" officeooo:rsid="002af656" officeooo:paragraph-rsid="002af656"/>
    </style:style>
    <style:style style:name="P46" style:family="paragraph" style:parent-style-name="Text_20_body">
      <style:text-properties officeooo:paragraph-rsid="00120722"/>
    </style:style>
    <style:style style:name="P47" style:family="paragraph" style:parent-style-name="Standard">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officeooo:paragraph-rsid="003dd816"/>
    </style:style>
    <style:style style:name="P48" style:family="paragraph" style:parent-style-name="Standard" style:master-page-name="">
      <loext:graphic-properties draw:fill="none"/>
      <style:paragraph-properties fo:margin-left="0in" fo:margin-right="0in" fo:margin-top="0in" fo:margin-bottom="0.1181in" loext:contextual-spacing="false" fo:orphans="2" fo:widows="2" fo:text-indent="0in" style:auto-text-indent="false" style:page-number="auto" fo:background-color="transparent" style:writing-mode="lr-tb"/>
      <style:text-properties officeooo:paragraph-rsid="003dd816"/>
    </style:style>
    <style:style style:name="P4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50"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51"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52" style:family="paragraph" style:parent-style-name="Standard">
      <style:paragraph-properties fo:break-before="page"/>
    </style:style>
    <style:style style:name="P53" style:family="paragraph" style:parent-style-name="Contents_20_1">
      <style:paragraph-properties>
        <style:tab-stops>
          <style:tab-stop style:position="6.9252in" style:type="right" style:leader-style="dotted" style:leader-text="."/>
        </style:tab-stops>
      </style:paragraph-properties>
    </style:style>
    <style:style style:name="P54" style:family="paragraph" style:parent-style-name="Contents_20_2">
      <style:paragraph-properties>
        <style:tab-stops>
          <style:tab-stop style:position="6.9252in" style:type="right" style:leader-style="dotted" style:leader-text="."/>
        </style:tab-stops>
      </style:paragraph-properties>
    </style:style>
    <style:style style:name="P55" style:family="paragraph" style:parent-style-name="Contents_20_3">
      <style:paragraph-properties>
        <style:tab-stops>
          <style:tab-stop style:position="6.9252in" style:type="right" style:leader-style="dotted" style:leader-text="."/>
        </style:tab-stops>
      </style:paragraph-properties>
    </style:style>
    <style:style style:name="P56" style:family="paragraph" style:parent-style-name="Heading_20_1" style:master-page-name="First_20_Page">
      <style:paragraph-properties style:page-number="auto"/>
    </style:style>
    <style:style style:name="P57" style:family="paragraph" style:parent-style-name="Heading_20_2">
      <style:text-properties fo:font-style="normal" style:font-style-asian="normal" style:font-style-complex="normal"/>
    </style:style>
    <style:style style:name="P58" style:family="paragraph" style:parent-style-name="Heading_20_2">
      <style:text-properties officeooo:rsid="003625a8" officeooo:paragraph-rsid="003625a8"/>
    </style:style>
    <style:style style:name="P59" style:family="paragraph" style:parent-style-name="Heading_20_2">
      <style:text-properties officeooo:rsid="0038a30c" officeooo:paragraph-rsid="0038a30c"/>
    </style:style>
    <style:style style:name="P60" style:family="paragraph" style:parent-style-name="Heading_20_2">
      <style:text-properties officeooo:rsid="0036d2d2" officeooo:paragraph-rsid="0036d2d2"/>
    </style:style>
    <style:style style:name="P61" style:family="paragraph" style:parent-style-name="Heading_20_2">
      <style:text-properties officeooo:rsid="0010f846" officeooo:paragraph-rsid="0013fd73"/>
    </style:style>
    <style:style style:name="P62" style:family="paragraph" style:parent-style-name="Heading_20_2">
      <style:text-properties officeooo:rsid="003a08a6" officeooo:paragraph-rsid="003a08a6"/>
    </style:style>
    <style:style style:name="P63" style:family="paragraph" style:parent-style-name="Heading_20_2">
      <style:text-properties officeooo:rsid="002af656" officeooo:paragraph-rsid="002af656"/>
    </style:style>
    <style:style style:name="P64" style:family="paragraph" style:parent-style-name="Heading_20_3">
      <style:text-properties officeooo:rsid="0003b180" officeooo:paragraph-rsid="0010ce76"/>
    </style:style>
    <style:style style:name="P65" style:family="paragraph" style:parent-style-name="Heading_20_3">
      <style:text-properties officeooo:rsid="0003b180" officeooo:paragraph-rsid="00120722"/>
    </style:style>
    <style:style style:name="P66" style:family="paragraph" style:parent-style-name="Heading_20_3">
      <style:text-properties officeooo:paragraph-rsid="0010ce76"/>
    </style:style>
    <style:style style:name="P67" style:family="paragraph" style:parent-style-name="Heading_20_3">
      <style:paragraph-properties>
        <style:tab-stops>
          <style:tab-stop style:position="0.6846in"/>
        </style:tab-stops>
      </style:paragraph-properties>
    </style:style>
    <style:style style:name="P68" style:family="paragraph" style:parent-style-name="Heading_20_3">
      <style:text-properties officeooo:rsid="0019f5a2" officeooo:paragraph-rsid="0019f5a2"/>
    </style:style>
    <style:style style:name="P69" style:family="paragraph" style:parent-style-name="Heading_20_3">
      <style:text-properties officeooo:rsid="001ee0ec" officeooo:paragraph-rsid="001ee0ec"/>
    </style:style>
    <style:style style:name="P70" style:family="paragraph" style:parent-style-name="Heading_20_3">
      <style:text-properties officeooo:rsid="0038a30c" officeooo:paragraph-rsid="0038a30c"/>
    </style:style>
    <style:style style:name="P71"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2" style:family="paragraph" style:parent-style-name="Standard" style:list-style-name="L1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3" style:family="paragraph" style:parent-style-name="Standard" style:list-style-name="L1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4" style:family="paragraph" style:parent-style-name="Standard">
      <style:text-properties fo:font-variant="normal" fo:text-transform="none" fo:font-style="normal"/>
    </style:style>
    <style:style style:name="P75" style:family="paragraph" style:parent-style-name="Standard">
      <style:text-properties fo:font-variant="normal" fo:text-transform="none" fo:font-style="normal" style:font-style-asian="normal" style:font-style-complex="normal"/>
    </style:style>
    <style:style style:name="P76" style:family="paragraph" style:parent-style-name="Standard" style:list-style-name="L2">
      <style:text-properties fo:font-variant="normal" fo:text-transform="none" fo:font-style="normal"/>
    </style:style>
    <style:style style:name="P77" style:family="paragraph" style:parent-style-name="Standard" style:list-style-name="L7">
      <style:text-properties fo:font-variant="normal" fo:text-transform="none" fo:font-style="normal" officeooo:rsid="003625a8" officeooo:paragraph-rsid="003625a8"/>
    </style:style>
    <style:style style:name="P78" style:family="paragraph" style:parent-style-name="Standard">
      <style:text-properties fo:font-variant="normal" fo:text-transform="none" fo:font-style="normal" officeooo:rsid="003625a8" officeooo:paragraph-rsid="003625a8"/>
    </style:style>
    <style:style style:name="P79" style:family="paragraph" style:parent-style-name="Standard">
      <style:text-properties fo:font-variant="normal" fo:text-transform="none" fo:font-style="normal" officeooo:rsid="0003b180" officeooo:paragraph-rsid="0010ce76"/>
    </style:style>
    <style:style style:name="P80" style:family="paragraph" style:parent-style-name="Standard" style:list-style-name="L1"/>
    <style:style style:name="P81" style:family="paragraph" style:parent-style-name="Standard">
      <style:text-properties officeooo:rsid="000cbb83"/>
    </style:style>
    <style:style style:name="P82" style:family="paragraph" style:parent-style-name="Standard">
      <style:text-properties officeooo:rsid="0027f7d8" officeooo:paragraph-rsid="0028cebe"/>
    </style:style>
    <style:style style:name="P83" style:family="paragraph" style:parent-style-name="Standard" style:list-style-name="L3"/>
    <style:style style:name="P84" style:family="paragraph" style:parent-style-name="Standard" style:list-style-name="L4"/>
    <style:style style:name="P85" style:family="paragraph" style:parent-style-name="Standard" style:list-style-name="L5">
      <style:text-properties officeooo:paragraph-rsid="0010ce76"/>
    </style:style>
    <style:style style:name="P86" style:family="paragraph" style:parent-style-name="Standard" style:list-style-name="L6">
      <style:text-properties officeooo:paragraph-rsid="0010ce76"/>
    </style:style>
    <style:style style:name="P87" style:family="paragraph" style:parent-style-name="Standard" style:list-style-name="L8">
      <style:text-properties officeooo:rsid="0010a803" officeooo:paragraph-rsid="00120722"/>
    </style:style>
    <style:style style:name="P88" style:family="paragraph" style:parent-style-name="Standard">
      <style:text-properties officeooo:rsid="0010a803" officeooo:paragraph-rsid="00120722"/>
    </style:style>
    <style:style style:name="P89" style:family="paragraph" style:parent-style-name="Standard" style:list-style-name="L9">
      <style:text-properties officeooo:rsid="0028cebe" officeooo:paragraph-rsid="0038a30c"/>
    </style:style>
    <style:style style:name="P90" style:family="paragraph" style:parent-style-name="Standard">
      <style:text-properties officeooo:rsid="0028cebe" officeooo:paragraph-rsid="0027f7d8"/>
    </style:style>
    <style:style style:name="P91" style:family="paragraph" style:parent-style-name="Standard" style:list-style-name="L10">
      <style:text-properties officeooo:rsid="003625a8" officeooo:paragraph-rsid="003625a8"/>
    </style:style>
    <style:style style:name="P92" style:family="paragraph" style:parent-style-name="Standard" style:list-style-name="L11">
      <style:text-properties officeooo:rsid="0036d2d2" officeooo:paragraph-rsid="0036d2d2"/>
    </style:style>
    <style:style style:name="P93" style:family="paragraph" style:parent-style-name="Standard" style:list-style-name="L12">
      <style:text-properties officeooo:rsid="001273c3" officeooo:paragraph-rsid="0013fd73"/>
    </style:style>
    <style:style style:name="P94" style:family="paragraph" style:parent-style-name="Standard" style:list-style-name="L12">
      <style:text-properties officeooo:rsid="002a3062" officeooo:paragraph-rsid="002a3062"/>
    </style:style>
    <style:style style:name="P95" style:family="paragraph" style:parent-style-name="Standard" style:list-style-name="L14"/>
    <style:style style:name="P96" style:family="paragraph" style:parent-style-name="Standard">
      <style:text-properties fo:font-style="normal" style:font-style-asian="normal" style:font-style-complex="normal"/>
    </style:style>
    <style:style style:name="P97" style:family="paragraph" style:parent-style-name="Standard">
      <style:text-properties fo:font-style="normal" officeooo:rsid="0045196b" officeooo:paragraph-rsid="0045196b" style:font-style-asian="normal" style:font-style-complex="normal"/>
    </style:style>
    <style:style style:name="P98" style:family="paragraph" style:parent-style-name="Standard">
      <style:text-properties officeooo:paragraph-rsid="0010ce76"/>
    </style:style>
    <style:style style:name="P99" style:family="paragraph" style:parent-style-name="Standard">
      <style:text-properties officeooo:rsid="0027a85e" officeooo:paragraph-rsid="0027f7d8"/>
    </style:style>
    <style:style style:name="P100" style:family="paragraph" style:parent-style-name="Standard">
      <style:text-properties officeooo:rsid="003a08a6" officeooo:paragraph-rsid="003a08a6"/>
    </style:style>
    <style:style style:name="P101" style:family="paragraph" style:parent-style-name="Standard">
      <style:text-properties officeooo:paragraph-rsid="0021fb87"/>
    </style:style>
    <style:style style:name="P102" style:family="paragraph" style:parent-style-name="Standard">
      <style:text-properties officeooo:rsid="000559b5" officeooo:paragraph-rsid="00120722"/>
    </style:style>
    <style:style style:name="P103" style:family="paragraph" style:parent-style-name="Standard">
      <style:text-properties officeooo:rsid="0007a7a1" officeooo:paragraph-rsid="00120722"/>
    </style:style>
    <style:style style:name="P104" style:family="paragraph" style:parent-style-name="Standard">
      <style:text-properties officeooo:rsid="000d6bea" officeooo:paragraph-rsid="00120722"/>
    </style:style>
    <style:style style:name="P105" style:family="paragraph" style:parent-style-name="Standard">
      <style:text-properties officeooo:rsid="0010f846" officeooo:paragraph-rsid="0013fd73"/>
    </style:style>
    <style:style style:name="P106" style:family="paragraph" style:parent-style-name="Standard">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officeooo:paragraph-rsid="003dd816"/>
    </style:style>
    <style:style style:name="P107" style:family="paragraph" style:parent-style-name="Text_20_body">
      <style:text-properties fo:font-variant="normal" fo:text-transform="none" fo:font-style="normal"/>
    </style:style>
    <style:style style:name="P108" style:family="paragraph" style:parent-style-name="Text_20_body">
      <style:text-properties fo:font-variant="normal" fo:text-transform="none" fo:font-style="normal" officeooo:rsid="0013fd73" officeooo:paragraph-rsid="0013fd73"/>
    </style:style>
    <style:style style:name="P109" style:family="paragraph" style:parent-style-name="Text_20_body">
      <style:text-properties fo:font-variant="normal" fo:text-transform="none" fo:font-style="normal" style:font-style-asian="normal" style:font-style-complex="normal"/>
    </style:style>
    <style:style style:name="P110" style:family="paragraph" style:parent-style-name="Text_20_body">
      <style:text-properties fo:font-variant="normal" fo:text-transform="none" fo:font-style="normal" officeooo:rsid="002af656" officeooo:paragraph-rsid="002af656"/>
    </style:style>
    <style:style style:name="P111" style:family="paragraph" style:parent-style-name="Text_20_body">
      <style:text-properties officeooo:paragraph-rsid="0010ce76"/>
    </style:style>
    <style:style style:name="P112" style:family="paragraph" style:parent-style-name="Text_20_body">
      <style:text-properties fo:font-style="normal" style:font-style-asian="normal" style:font-style-complex="normal"/>
    </style:style>
    <style:style style:name="P113" style:family="paragraph" style:parent-style-name="Text_20_body">
      <style:text-properties officeooo:paragraph-rsid="00120722"/>
    </style:style>
    <style:style style:name="P114" style:family="paragraph" style:parent-style-name="Text_20_body">
      <style:paragraph-properties fo:margin-left="0.5in" fo:margin-right="0in" fo:text-indent="0in" style:auto-text-indent="false"/>
    </style:style>
    <style:style style:name="P115"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16"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117" style:family="paragraph" style:parent-style-name="Text_20_body">
      <style:paragraph-properties fo:margin-left="0.5in" fo:margin-right="0in" fo:text-indent="0in" style:auto-text-indent="false"/>
      <style:text-properties style:font-name="Times New Roman"/>
    </style:style>
    <style:style style:name="P11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19" style:family="paragraph">
      <style:paragraph-properties style:writing-mode="lr-tb"/>
    </style:style>
    <style:style style:name="P12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officeooo:rsid="004fd919"/>
    </style:style>
    <style:style style:name="T2" style:family="text">
      <style:text-properties officeooo:rsid="0018f9a2"/>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fo:font-size="8pt" officeooo:rsid="004da646" style:font-size-asian="8pt" style:font-size-complex="8pt"/>
    </style:style>
    <style:style style:name="T6" style:family="text">
      <style:text-properties fo:font-size="8pt" officeooo:rsid="0018f9a2" style:font-size-asian="8pt" style:font-size-complex="8pt"/>
    </style:style>
    <style:style style:name="T7" style:family="text">
      <style:text-properties officeooo:rsid="003cc419"/>
    </style:style>
    <style:style style:name="T8" style:family="text">
      <style:text-properties fo:font-size="9pt" style:font-size-asian="9pt"/>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2" style:family="text">
      <style:text-properties style:use-window-font-color="true"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officeooo:rsid="0036d2d2" style:font-name-asian="Times New Roman" style:font-size-asian="12pt" style:font-name-complex="Times New Roman" style:font-size-complex="12pt" style:language-complex="ar" style:country-complex="SA"/>
    </style:style>
    <style:style style:name="T14" style:family="text">
      <style:text-properties style:use-window-font-color="true" style:font-name="Times New Roman" fo:font-size="12pt" fo:language="en" fo:country="US" officeooo:rsid="0038c3d4" style:font-name-asian="Times New Roman" style:font-size-asian="12pt" style:font-name-complex="Times New Roman" style:font-size-complex="12pt" style:language-complex="ar" style:country-complex="SA"/>
    </style:style>
    <style:style style:name="T15"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6" style:family="text">
      <style:text-properties style:use-window-font-color="true" style:font-name-asian="Times-Roman" style:font-name-complex="Times-Roman"/>
    </style:style>
    <style:style style:name="T17" style:family="text">
      <style:text-properties officeooo:rsid="002148f1"/>
    </style:style>
    <style:style style:name="T18" style:family="text">
      <style:text-properties officeooo:rsid="0021fb87"/>
    </style:style>
    <style:style style:name="T19" style:family="text">
      <style:text-properties officeooo:rsid="0010ce76"/>
    </style:style>
    <style:style style:name="T20" style:family="text">
      <style:text-properties fo:font-variant="normal" fo:text-transform="none"/>
    </style:style>
    <style:style style:name="T21" style:family="text">
      <style:text-properties fo:font-variant="normal" fo:text-transform="none" style:font-style-asian="italic" style:font-style-complex="italic"/>
    </style:style>
    <style:style style:name="T22" style:family="text">
      <style:text-properties fo:font-variant="normal" fo:text-transform="none" fo:font-style="italic" style:font-style-asian="italic" style:font-style-complex="italic"/>
    </style:style>
    <style:style style:name="T23" style:family="text">
      <style:text-properties fo:font-variant="normal" fo:text-transform="none" fo:font-style="normal"/>
    </style:style>
    <style:style style:name="T24" style:family="text">
      <style:text-properties fo:font-variant="normal" fo:text-transform="none" fo:font-style="normal" officeooo:rsid="0002fbca"/>
    </style:style>
    <style:style style:name="T25" style:family="text">
      <style:text-properties fo:font-variant="normal" fo:text-transform="none" fo:font-style="normal" style:font-style-asian="normal" style:font-style-complex="normal"/>
    </style:style>
    <style:style style:name="T26" style:family="text">
      <style:text-properties fo:font-variant="normal" fo:text-transform="none" fo:font-style="normal" officeooo:rsid="0003b180" style:font-style-asian="normal" style:font-style-complex="normal"/>
    </style:style>
    <style:style style:name="T27" style:family="text">
      <style:text-properties fo:font-variant="normal" fo:text-transform="none" fo:font-style="normal" officeooo:rsid="0046844a" style:font-style-asian="normal" style:font-style-complex="normal"/>
    </style:style>
    <style:style style:name="T28" style:family="text">
      <style:text-properties fo:font-variant="normal" fo:text-transform="none" fo:font-style="normal" officeooo:rsid="00474451" style:font-style-asian="normal" style:font-style-complex="normal"/>
    </style:style>
    <style:style style:name="T29" style:family="text">
      <style:text-properties fo:font-variant="normal" fo:text-transform="none" fo:font-style="normal" officeooo:rsid="0022550e"/>
    </style:style>
    <style:style style:name="T30" style:family="text">
      <style:text-properties fo:font-variant="normal" fo:text-transform="none" fo:font-style="normal" officeooo:rsid="0010f846"/>
    </style:style>
    <style:style style:name="T31" style:family="text">
      <style:text-properties fo:font-variant="normal" fo:text-transform="none" fo:font-style="normal" officeooo:rsid="002c5e3c"/>
    </style:style>
    <style:style style:name="T32" style:family="text">
      <style:text-properties fo:font-variant="normal" fo:text-transform="none" fo:font-style="normal" officeooo:rsid="0022e2f5"/>
    </style:style>
    <style:style style:name="T33" style:family="text">
      <style:text-properties fo:font-variant="normal" fo:text-transform="none" fo:font-style="normal" officeooo:rsid="0037d9c4"/>
    </style:style>
    <style:style style:name="T34"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35" style:family="text">
      <style:text-properties fo:font-variant="normal" fo:text-transform="none" style:use-window-font-color="true" style:font-name="Times New Roman" fo:font-size="12pt" fo:language="en" fo:country="US" fo:font-style="normal" officeooo:rsid="0046844a" style:font-name-asian="Times New Roman" style:font-size-asian="12pt" style:font-style-asian="normal" style:font-name-complex="Times New Roman" style:font-size-complex="12pt" style:language-complex="ar" style:country-complex="SA" style:font-style-complex="normal"/>
    </style:style>
    <style:style style:name="T36" style:family="text">
      <style:text-properties fo:font-variant="normal" fo:text-transform="none" style:use-window-font-color="true"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37" style:family="text">
      <style:text-properties fo:font-style="normal" style:font-style-asian="normal" style:font-style-complex="normal"/>
    </style:style>
    <style:style style:name="T38" style:family="text">
      <style:text-properties style:text-position="super 58%"/>
    </style:style>
    <style:style style:name="T39" style:family="text">
      <style:text-properties officeooo:rsid="000672a7"/>
    </style:style>
    <style:style style:name="T40" style:family="text">
      <style:text-properties officeooo:rsid="000cbb83"/>
    </style:style>
    <style:style style:name="T41" style:family="text">
      <style:text-properties officeooo:rsid="0027f7d8"/>
    </style:style>
    <style:style style:name="T42" style:family="text">
      <style:text-properties officeooo:rsid="0003b180"/>
    </style:style>
    <style:style style:name="T43" style:family="text">
      <style:text-properties officeooo:rsid="0036d2d2"/>
    </style:style>
    <style:style style:name="T44" style:family="text">
      <style:text-properties officeooo:rsid="002a3062"/>
    </style:style>
    <style:style style:name="T45" style:family="text">
      <style:text-properties style:font-name="Times New Roman"/>
    </style:style>
    <style:style style:name="T46" style:family="text">
      <style:text-properties officeooo:rsid="0013fd73"/>
    </style:style>
    <style:style style:name="T47" style:family="text">
      <style:text-properties officeooo:rsid="0010f846"/>
    </style:style>
    <style:style style:name="T48" style:family="text">
      <style:text-properties style:text-underline-style="solid" style:text-underline-width="auto" style:text-underline-color="font-color"/>
    </style:style>
    <style:style style:name="T49" style:family="text">
      <style:text-properties style:text-position="33% 80%"/>
    </style:style>
    <style:style style:name="T50" style:family="text">
      <style:text-properties officeooo:rsid="001273c3"/>
    </style:style>
    <style:style style:name="T51" style:family="text">
      <style:text-properties officeooo:rsid="00082117"/>
    </style:style>
    <style:style style:name="T52" style:family="text">
      <style:text-properties officeooo:rsid="00084281"/>
    </style:style>
    <style:style style:name="T53" style:family="text">
      <style:text-properties officeooo:rsid="001663dd"/>
    </style:style>
    <style:style style:name="T54" style:family="text">
      <style:text-properties officeooo:rsid="00209150"/>
    </style:style>
    <style:style style:name="T55" style:family="text">
      <style:text-properties officeooo:rsid="0022e2f5"/>
    </style:style>
    <style:style style:name="T56" style:family="text">
      <style:text-properties officeooo:rsid="0025bfc7"/>
    </style:style>
    <style:style style:name="T57" style:family="text">
      <style:text-properties officeooo:rsid="0027a85e"/>
    </style:style>
    <style:style style:name="T58" style:family="text">
      <style:text-properties officeooo:rsid="0032c3d3"/>
    </style:style>
    <style:style style:name="T59" style:family="text">
      <style:text-properties officeooo:rsid="0037d9c4"/>
    </style:style>
    <style:style style:name="T60" style:family="text">
      <style:text-properties officeooo:rsid="0038a30c"/>
    </style:style>
    <style:style style:name="T61" style:family="text">
      <style:text-properties officeooo:rsid="0038c3d4"/>
    </style:style>
    <style:style style:name="T62" style:family="text">
      <style:text-properties officeooo:rsid="003dd816"/>
    </style:style>
    <style:style style:name="T6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4"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823565108304" text:id="ct94823565108304">
          <text:deletion>
            <office:change-info>
              <dc:creator>Stuart Baker</dc:creator>
              <dc:date>2018-09-08T22:42:00</dc:date>
            </office:change-info>
            <text:p text:style-name="Standard"><text:s/></text:p>
          </text:deletion>
        </text:changed-region>
        <text:changed-region xml:id="ct94823565453728" text:id="ct94823565453728">
          <text:deletion>
            <office:change-info>
              <dc:creator>Balazs Racz</dc:creator>
              <dc:date>2018-09-10T23:16:36</dc:date>
            </office:change-info>
            <text:p text:style-name="Standard">clock</text:p>
          </text:deletion>
        </text:changed-region>
        <text:changed-region xml:id="ct94823565107664" text:id="ct94823565107664">
          <text:insertion>
            <office:change-info>
              <dc:creator>Balazs Racz</dc:creator>
              <dc:date>2018-09-10T23:16:36</dc:date>
            </office:change-info>
          </text:insertion>
        </text:changed-region>
        <text:changed-region xml:id="ct94823566456608" text:id="ct94823566456608">
          <text:deletion>
            <office:change-info>
              <dc:creator>Balazs Racz</dc:creator>
              <dc:date>2018-09-10T23:16:48</dc:date>
            </office:change-info>
            <text:p text:style-name="Standard">They</text:p>
          </text:deletion>
        </text:changed-region>
        <text:changed-region xml:id="ct94823565462928" text:id="ct94823565462928">
          <text:deletion>
            <office:change-info>
              <dc:creator>Stuart Baker</dc:creator>
              <dc:date>2018-09-08T22:43:00</dc:date>
            </office:change-info>
            <text:p text:style-name="Standard"><text:s/></text:p>
          </text:deletion>
        </text:changed-region>
        <text:changed-region xml:id="ct94823566458160" text:id="ct94823566458160">
          <text:insertion>
            <office:change-info>
              <dc:creator>Balazs Racz</dc:creator>
              <dc:date>2018-09-10T23:16:48</dc:date>
            </office:change-info>
          </text:insertion>
        </text:changed-region>
        <text:changed-region xml:id="ct94823566459696" text:id="ct94823566459696">
          <text:insertion>
            <office:change-info>
              <dc:creator>Balazs Racz</dc:creator>
              <dc:date>2018-09-10T23:17:00</dc:date>
            </office:change-info>
          </text:insertion>
        </text:changed-region>
        <text:changed-region xml:id="ct94823566460000" text:id="ct94823566460000">
          <text:deletion>
            <office:change-info>
              <dc:creator>Stuart Baker</dc:creator>
              <dc:date>2018-09-08T22:43:00</dc:date>
            </office:change-info>
            <text:p text:style-name="Standard"><text:s/></text:p>
          </text:deletion>
        </text:changed-region>
        <text:changed-region xml:id="ct94823566461680" text:id="ct94823566461680">
          <text:insertion>
            <office:change-info>
              <dc:creator>Balazs Racz</dc:creator>
              <dc:date>2018-09-10T23:17:36</dc:date>
            </office:change-info>
          </text:insertion>
        </text:changed-region>
        <text:changed-region xml:id="ct94823564983904" text:id="ct94823564983904">
          <text:deletion>
            <office:change-info>
              <dc:creator>Stuart Baker</dc:creator>
              <dc:date>2018-09-08T22:43:00</dc:date>
            </office:change-info>
            <text:p text:style-name="Standard"><text:s/></text:p>
          </text:deletion>
        </text:changed-region>
        <text:changed-region xml:id="ct94823565056064" text:id="ct94823565056064">
          <text:deletion>
            <office:change-info>
              <dc:creator>Stuart Baker</dc:creator>
              <dc:date>2018-09-08T22:43:00</dc:date>
            </office:change-info>
            <text:p text:style-name="Standard"><text:s/></text:p>
          </text:deletion>
        </text:changed-region>
        <text:changed-region xml:id="ct94823566458560" text:id="ct94823566458560">
          <text:deletion>
            <office:change-info>
              <dc:creator>Stuart Baker</dc:creator>
              <dc:date>2018-09-08T22:43:00</dc:date>
            </office:change-info>
            <text:p text:style-name="Standard"><text:s/></text:p>
          </text:deletion>
        </text:changed-region>
        <text:changed-region xml:id="ct94823566457104" text:id="ct94823566457104">
          <text:insertion>
            <office:change-info>
              <dc:creator>Balazs Racz</dc:creator>
              <dc:date>2018-09-10T23:18:32</dc:date>
            </office:change-info>
          </text:insertion>
        </text:changed-region>
        <text:changed-region xml:id="ct94823566462176" text:id="ct94823566462176">
          <text:insertion>
            <office:change-info>
              <dc:creator>Balazs Racz</dc:creator>
              <dc:date>2018-09-10T23:18:50</dc:date>
            </office:change-info>
          </text:insertion>
        </text:changed-region>
        <text:changed-region xml:id="ct94823566462816" text:id="ct94823566462816">
          <text:insertion>
            <office:change-info>
              <dc:creator>Balazs Racz</dc:creator>
              <dc:date>2018-09-10T23:19:04</dc:date>
            </office:change-info>
          </text:insertion>
        </text:changed-region>
        <text:changed-region xml:id="ct94823566464400" text:id="ct94823566464400">
          <text:insertion>
            <office:change-info>
              <dc:creator>Balazs Racz</dc:creator>
              <dc:date>2018-09-10T23:19:14</dc:date>
            </office:change-info>
          </text:insertion>
        </text:changed-region>
        <text:changed-region xml:id="ct94823566464896" text:id="ct94823566464896">
          <text:deletion>
            <office:change-info>
              <dc:creator>Stuart Baker</dc:creator>
              <dc:date>2018-09-08T22:43:00</dc:date>
            </office:change-info>
            <text:p text:style-name="Standard"><text:s/></text:p>
          </text:deletion>
        </text:changed-region>
        <text:changed-region xml:id="ct94823566465376" text:id="ct94823566465376">
          <text:insertion>
            <office:change-info>
              <dc:creator>Balazs Racz</dc:creator>
              <dc:date>2018-09-10T23:19:42</dc:date>
            </office:change-info>
          </text:insertion>
        </text:changed-region>
        <text:changed-region xml:id="ct94823566467952" text:id="ct94823566467952">
          <text:insertion>
            <office:change-info>
              <dc:creator>Stuart Baker</dc:creator>
              <dc:date>2018-09-01T12:55:00</dc:date>
            </office:change-info>
          </text:insertion>
        </text:changed-region>
        <text:changed-region xml:id="ct94823566468272" text:id="ct94823566468272">
          <text:deletion>
            <office:change-info>
              <dc:creator>Stuart Baker</dc:creator>
              <dc:date>2018-09-01T12:56:00</dc:date>
            </office:change-info>
            <text:p text:style-name="Standard"><text:span text:style-name="T10">will</text:span></text:p>
          </text:deletion>
        </text:changed-region>
        <text:changed-region xml:id="ct94823566469712" text:id="ct94823566469712">
          <text:deletion>
            <office:change-info>
              <dc:creator>Stuart Baker</dc:creator>
              <dc:date>2018-09-01T12:56:00</dc:date>
            </office:change-info>
            <text:p text:style-name="Standard"><text:span text:style-name="T9">needed for those</text:span></text:p>
          </text:deletion>
        </text:changed-region>
        <text:changed-region xml:id="ct94823566471280" text:id="ct94823566471280">
          <text:insertion>
            <office:change-info>
              <dc:creator>Stuart Baker</dc:creator>
              <dc:date>2018-09-01T12:56:00</dc:date>
            </office:change-info>
          </text:insertion>
        </text:changed-region>
        <text:changed-region xml:id="ct94823566462416" text:id="ct94823566462416">
          <text:deletion>
            <office:change-info>
              <dc:creator>Balazs Racz</dc:creator>
              <dc:date>2018-09-10T23:20:22</dc:date>
            </office:change-info>
            <text:p text:style-name="Standard">is</text:p>
          </text:deletion>
        </text:changed-region>
        <text:changed-region xml:id="ct94823566457696" text:id="ct94823566457696">
          <text:insertion>
            <office:change-info>
              <dc:creator>Balazs Racz</dc:creator>
              <dc:date>2018-09-10T23:20:22</dc:date>
            </office:change-info>
          </text:insertion>
        </text:changed-region>
        <text:changed-region xml:id="ct94823566466736" text:id="ct94823566466736">
          <text:deletion>
            <office:change-info>
              <dc:creator>Stuart Baker</dc:creator>
              <dc:date>2018-09-08T22:51:00</dc:date>
            </office:change-info>
            <text:p text:style-name="Standard"><text:s/></text:p>
          </text:deletion>
        </text:changed-region>
        <text:changed-region xml:id="ct94823566467456" text:id="ct94823566467456">
          <text:deletion>
            <office:change-info>
              <dc:creator>Balazs Racz</dc:creator>
              <dc:date>2018-09-10T23:20:34</dc:date>
            </office:change-info>
            <text:p text:style-name="Standard"><text:s/></text:p>
          </text:deletion>
        </text:changed-region>
        <text:changed-region xml:id="ct94823566468512" text:id="ct94823566468512">
          <text:insertion>
            <office:change-info>
              <dc:creator>Balazs Racz</dc:creator>
              <dc:date>2018-09-10T23:20:48</dc:date>
            </office:change-info>
          </text:insertion>
        </text:changed-region>
        <text:changed-region xml:id="ct94823566470016" text:id="ct94823566470016">
          <text:insertion>
            <office:change-info>
              <dc:creator>Balazs Racz</dc:creator>
              <dc:date>2018-09-10T23:20:52</dc:date>
            </office:change-info>
          </text:insertion>
        </text:changed-region>
        <text:changed-region xml:id="ct94823566473328" text:id="ct94823566473328">
          <text:insertion>
            <office:change-info>
              <dc:creator>Balazs Racz</dc:creator>
              <dc:date>2018-09-10T23:20:54</dc:date>
            </office:change-info>
          </text:insertion>
        </text:changed-region>
        <text:changed-region xml:id="ct94823566473744" text:id="ct94823566473744">
          <text:deletion>
            <office:change-info>
              <dc:creator>Balazs Racz</dc:creator>
              <dc:date>2018-09-10T23:20:55</dc:date>
            </office:change-info>
            <text:p text:style-name="Standard"><text:span text:style-name="T17"><text:s/>lights</text:span></text:p>
          </text:deletion>
        </text:changed-region>
        <text:changed-region xml:id="ct94823566475984" text:id="ct94823566475984">
          <text:insertion>
            <office:change-info>
              <dc:creator>Balazs Racz</dc:creator>
              <dc:date>2018-09-10T23:21:08</dc:date>
            </office:change-info>
          </text:insertion>
        </text:changed-region>
        <text:changed-region xml:id="ct94823566487936" text:id="ct94823566487936">
          <text:deletion>
            <office:change-info>
              <dc:creator>Stuart Baker</dc:creator>
              <dc:date>2018-09-08T22:51:00</dc:date>
            </office:change-info>
            <text:p text:style-name="Standard"><text:s/></text:p>
          </text:deletion>
        </text:changed-region>
        <text:changed-region xml:id="ct94823566490640" text:id="ct94823566490640">
          <text:insertion>
            <office:change-info>
              <dc:creator>Balazs Racz</dc:creator>
              <dc:date>2018-09-10T23:33:44</dc:date>
            </office:change-info>
          </text:insertion>
        </text:changed-region>
        <text:changed-region xml:id="ct94823566491536" text:id="ct94823566491536">
          <text:insertion>
            <office:change-info>
              <dc:creator>Balazs Racz</dc:creator>
              <dc:date>2018-09-10T23:34:00</dc:date>
            </office:change-info>
          </text:insertion>
        </text:changed-region>
        <text:changed-region xml:id="ct94823566492464" text:id="ct94823566492464">
          <text:insertion>
            <office:change-info>
              <dc:creator>Stuart Baker</dc:creator>
              <dc:date>2018-09-11T09:38:00</dc:date>
            </office:change-info>
          </text:insertion>
        </text:changed-region>
        <text:changed-region xml:id="ct94823566493808" text:id="ct94823566493808">
          <text:insertion>
            <office:change-info>
              <dc:creator>Balazs Racz</dc:creator>
              <dc:date>2018-09-10T23:34:00</dc:date>
            </office:change-info>
          </text:insertion>
        </text:changed-region>
        <text:changed-region xml:id="ct94823566495456" text:id="ct94823566495456">
          <text:insertion>
            <office:change-info>
              <dc:creator>Balazs Racz</dc:creator>
              <dc:date>2018-09-10T23:35:41</dc:date>
            </office:change-info>
          </text:insertion>
        </text:changed-region>
        <text:changed-region xml:id="ct94823566501680" text:id="ct94823566501680">
          <text:insertion>
            <office:change-info>
              <dc:creator>Bob Jacobsen</dc:creator>
              <dc:date>2013-04-06T21:15:00</dc:date>
            </office:change-info>
          </text:insertion>
        </text:changed-region>
        <text:changed-region xml:id="ct94823566501920" text:id="ct94823566501920">
          <text:deletion>
            <office:change-info>
              <dc:creator>Bob Jacobsen</dc:creator>
              <dc:date>2013-04-06T21:17:00</dc:date>
            </office:change-info>
            <text:p text:style-name="Standard"><text:s text:c="2"/>- </text:p>
          </text:deletion>
        </text:changed-region>
        <text:changed-region xml:id="ct94823566502160" text:id="ct94823566502160">
          <text:insertion>
            <office:change-info>
              <dc:creator>Bob Jacobsen</dc:creator>
              <dc:date>2013-04-06T21:17:00</dc:date>
            </office:change-info>
          </text:insertion>
        </text:changed-region>
        <text:changed-region xml:id="ct94823566502480" text:id="ct94823566502480">
          <text:deletion>
            <office:change-info>
              <dc:creator>Stuart Baker</dc:creator>
              <dc:date>2018-09-08T22:43:00</dc:date>
            </office:change-info>
            <text:p text:style-name="Standard"><text:s/></text:p>
          </text:deletion>
        </text:changed-region>
        <text:changed-region xml:id="ct94823566504032" text:id="ct94823566504032">
          <text:insertion>
            <office:change-info>
              <dc:creator>Bob Jacobsen</dc:creator>
              <dc:date>2013-04-06T21:17:00</dc:date>
            </office:change-info>
          </text:insertion>
        </text:changed-region>
        <text:changed-region xml:id="ct94823566506976" text:id="ct94823566506976">
          <text:deletion>
            <office:change-info>
              <dc:creator>Stuart Baker</dc:creator>
              <dc:date>2018-09-08T22:43:00</dc:date>
            </office:change-info>
            <text:p text:style-name="Standard"><text:s/></text:p>
          </text:deletion>
        </text:changed-region>
        <text:changed-region xml:id="ct94823566507536" text:id="ct94823566507536">
          <text:deletion>
            <office:change-info>
              <dc:creator>Stuart Baker</dc:creator>
              <dc:date>2018-09-08T22:51:00</dc:date>
            </office:change-info>
            <text:p text:style-name="Standard"><text:s/></text:p>
          </text:deletion>
        </text:changed-region>
        <text:changed-region xml:id="ct94823566507776" text:id="ct94823566507776">
          <text:insertion>
            <office:change-info>
              <dc:creator>Balazs Racz</dc:creator>
              <dc:date>2018-09-10T23:25:11</dc:date>
            </office:change-info>
          </text:insertion>
        </text:changed-region>
        <text:changed-region xml:id="ct94823566509232" text:id="ct94823566509232">
          <text:deletion>
            <office:change-info>
              <dc:creator>Stuart Baker</dc:creator>
              <dc:date>2018-09-08T22:43:00</dc:date>
            </office:change-info>
            <text:p text:style-name="Standard"><text:s/></text:p>
          </text:deletion>
        </text:changed-region>
        <text:changed-region xml:id="ct94823566509472" text:id="ct94823566509472">
          <text:deletion>
            <office:change-info>
              <dc:creator>Bob Jacobsen</dc:creator>
              <dc:date>2013-04-06T21:16:00</dc:date>
            </office:change-info>
            <text:p text:style-name="Standard">.</text:p>
          </text:deletion>
        </text:changed-region>
        <text:changed-region xml:id="ct94823566509792" text:id="ct94823566509792">
          <text:insertion>
            <office:change-info>
              <dc:creator>Bob Jacobsen</dc:creator>
              <dc:date>2013-04-06T21:16:00</dc:date>
            </office:change-info>
          </text:insertion>
        </text:changed-region>
        <text:changed-region xml:id="ct94823566511280" text:id="ct94823566511280">
          <text:insertion>
            <office:change-info>
              <dc:creator>Balazs Racz</dc:creator>
              <dc:date>2018-09-10T23:23:55</dc:date>
            </office:change-info>
          </text:insertion>
        </text:changed-region>
        <text:changed-region xml:id="ct94823566511824" text:id="ct94823566511824">
          <text:insertion>
            <office:change-info>
              <dc:creator>Bob Jacobsen</dc:creator>
              <dc:date>2013-04-06T21:16:00</dc:date>
            </office:change-info>
          </text:insertion>
        </text:changed-region>
        <text:changed-region xml:id="ct94823566514544" text:id="ct94823566514544">
          <text:insertion>
            <office:change-info>
              <dc:creator>Bob Jacobsen</dc:creator>
              <dc:date>2013-04-06T21:17:00</dc:date>
            </office:change-info>
          </text:insertion>
        </text:changed-region>
        <text:changed-region xml:id="ct94823566515136" text:id="ct94823566515136">
          <text:deletion>
            <office:change-info>
              <dc:creator>Bob Jacobsen</dc:creator>
              <dc:date>2013-04-06T21:17:00</dc:date>
            </office:change-info>
            <text:p text:style-name="P9"><text:s/>– </text:p>
          </text:deletion>
        </text:changed-region>
        <text:changed-region xml:id="ct94823566515584" text:id="ct94823566515584">
          <text:insertion>
            <office:change-info>
              <dc:creator>Bob Jacobsen</dc:creator>
              <dc:date>2013-04-06T21:17:00</dc:date>
            </office:change-info>
          </text:insertion>
        </text:changed-region>
        <text:changed-region xml:id="ct94823566515824" text:id="ct94823566515824">
          <text:insertion>
            <office:change-info>
              <dc:creator>Balazs Racz</dc:creator>
              <dc:date>2018-09-10T23:27:55</dc:date>
            </office:change-info>
          </text:insertion>
        </text:changed-region>
        <text:changed-region xml:id="ct94823566517264" text:id="ct94823566517264">
          <text:deletion>
            <office:change-info>
              <dc:creator>Stuart Baker</dc:creator>
              <dc:date>2018-09-08T22:44:00</dc:date>
            </office:change-info>
            <text:p text:style-name="P9"><text:s/></text:p>
          </text:deletion>
        </text:changed-region>
        <text:changed-region xml:id="ct94823566517904" text:id="ct94823566517904">
          <text:insertion>
            <office:change-info>
              <dc:creator>Balazs Racz</dc:creator>
              <dc:date>2018-09-10T23:27:56</dc:date>
            </office:change-info>
          </text:insertion>
        </text:changed-region>
        <text:changed-region xml:id="ct94823566518224" text:id="ct94823566518224">
          <text:deletion>
            <office:change-info>
              <dc:creator>Balazs Racz</dc:creator>
              <dc:date>2018-09-10T23:27:58</dc:date>
            </office:change-info>
            <text:p text:style-name="P9"><text:span text:style-name="T18">This</text:span></text:p>
          </text:deletion>
        </text:changed-region>
        <text:changed-region xml:id="ct94823566518992" text:id="ct94823566518992">
          <text:insertion>
            <office:change-info>
              <dc:creator>Balazs Racz</dc:creator>
              <dc:date>2018-09-10T23:27:59</dc:date>
            </office:change-info>
          </text:insertion>
        </text:changed-region>
        <text:changed-region xml:id="ct94823566519232" text:id="ct94823566519232">
          <text:insertion>
            <office:change-info>
              <dc:creator>Balazs Racz</dc:creator>
              <dc:date>2018-09-10T23:28:01</dc:date>
            </office:change-info>
          </text:insertion>
        </text:changed-region>
        <text:changed-region xml:id="ct94823566520288" text:id="ct94823566520288">
          <text:insertion>
            <office:change-info>
              <dc:creator>Balazs Racz</dc:creator>
              <dc:date>2018-09-10T23:28:06</dc:date>
            </office:change-info>
          </text:insertion>
        </text:changed-region>
        <text:changed-region xml:id="ct94823566521536" text:id="ct94823566521536">
          <text:insertion>
            <office:change-info>
              <dc:creator>Balazs Racz</dc:creator>
              <dc:date>2018-09-10T23:28:09</dc:date>
            </office:change-info>
          </text:insertion>
        </text:changed-region>
        <text:changed-region xml:id="ct94823566521920" text:id="ct94823566521920">
          <text:deletion>
            <office:change-info>
              <dc:creator>Balazs Racz</dc:creator>
              <dc:date>2018-09-10T23:28:11</dc:date>
            </office:change-info>
            <text:p text:style-name="P9"><text:span text:style-name="T18">the </text:span></text:p>
          </text:deletion>
        </text:changed-region>
        <text:changed-region xml:id="ct94823566527456" text:id="ct94823566527456">
          <text:insertion>
            <office:change-info>
              <dc:creator>Bob Jacobsen</dc:creator>
              <dc:date>2013-04-06T21:23:00</dc:date>
            </office:change-info>
          </text:insertion>
        </text:changed-region>
        <text:changed-region xml:id="ct94823566527696" text:id="ct94823566527696">
          <text:insertion>
            <office:change-info>
              <dc:creator>Bob Jacobsen</dc:creator>
              <dc:date>2013-04-06T21:24:00</dc:date>
            </office:change-info>
          </text:insertion>
        </text:changed-region>
        <text:changed-region xml:id="ct94823566544704" text:id="ct94823566544704">
          <text:insertion>
            <office:change-info>
              <dc:creator>Stuart Baker</dc:creator>
              <dc:date>2018-09-01T12:56:00</dc:date>
            </office:change-info>
          </text:insertion>
        </text:changed-region>
        <text:changed-region xml:id="ct94823566553632" text:id="ct94823566553632">
          <text:insertion>
            <office:change-info>
              <dc:creator>Bob Jacobsen</dc:creator>
              <dc:date>2013-04-06T21:20:00</dc:date>
            </office:change-info>
          </text:insertion>
        </text:changed-region>
        <text:changed-region xml:id="ct94823566553952" text:id="ct94823566553952">
          <text:insertion>
            <office:change-info>
              <dc:creator>Stuart Baker</dc:creator>
              <dc:date>2018-09-01T12:57:00</dc:date>
            </office:change-info>
          </text:insertion>
        </text:changed-region>
        <text:changed-region xml:id="ct94823566555552" text:id="ct94823566555552">
          <text:insertion>
            <office:change-info>
              <dc:creator>Stuart Baker</dc:creator>
              <dc:date>2018-09-01T12:56:00</dc:date>
            </office:change-info>
          </text:insertion>
        </text:changed-region>
        <text:changed-region xml:id="ct94823566556848" text:id="ct94823566556848">
          <text:insertion>
            <office:change-info>
              <dc:creator>Stuart Baker</dc:creator>
              <dc:date>2018-09-01T12:57:00</dc:date>
            </office:change-info>
          </text:insertion>
        </text:changed-region>
        <text:changed-region xml:id="ct94823566557232" text:id="ct94823566557232">
          <text:deletion>
            <office:change-info>
              <dc:creator>Stuart Baker</dc:creator>
              <dc:date>2018-09-01T12:57:00</dc:date>
            </office:change-info>
            <text:p text:style-name="Standard"><text:span text:style-name="T19">u</text:span></text:p>
          </text:deletion>
        </text:changed-region>
        <text:changed-region xml:id="ct94823566557552" text:id="ct94823566557552">
          <text:insertion>
            <office:change-info>
              <dc:creator>Bob Jacobsen</dc:creator>
              <dc:date>2013-04-06T21:20:00</dc:date>
            </office:change-info>
          </text:insertion>
        </text:changed-region>
        <text:changed-region xml:id="ct94823566559024" text:id="ct94823566559024">
          <text:insertion>
            <office:change-info>
              <dc:creator>Stuart Baker</dc:creator>
              <dc:date>2018-09-01T12:57:00</dc:date>
            </office:change-info>
          </text:insertion>
        </text:changed-region>
        <text:changed-region xml:id="ct94823566559408" text:id="ct94823566559408">
          <text:deletion>
            <office:change-info>
              <dc:creator>Stuart Baker</dc:creator>
              <dc:date>2018-09-01T12:57:00</dc:date>
            </office:change-info>
            <text:p text:style-name="Standard"><text:span text:style-name="T19">p</text:span></text:p>
          </text:deletion>
        </text:changed-region>
        <text:changed-region xml:id="ct94823566559808" text:id="ct94823566559808">
          <text:insertion>
            <office:change-info>
              <dc:creator>Bob Jacobsen</dc:creator>
              <dc:date>2013-04-06T21:20:00</dc:date>
            </office:change-info>
          </text:insertion>
        </text:changed-region>
        <text:changed-region xml:id="ct94823566560128" text:id="ct94823566560128">
          <text:insertion>
            <office:change-info>
              <dc:creator>Stuart Baker</dc:creator>
              <dc:date>2018-09-01T12:57:00</dc:date>
            </office:change-info>
          </text:insertion>
        </text:changed-region>
        <text:changed-region xml:id="ct94823566560528" text:id="ct94823566560528">
          <text:insertion>
            <office:change-info>
              <dc:creator>Bob Jacobsen</dc:creator>
              <dc:date>2013-04-06T21:20:00</dc:date>
            </office:change-info>
          </text:insertion>
        </text:changed-region>
        <text:changed-region xml:id="ct94823566561872" text:id="ct94823566561872">
          <text:insertion>
            <office:change-info>
              <dc:creator>Stuart Baker</dc:creator>
              <dc:date>2018-09-01T12:57:00</dc:date>
            </office:change-info>
          </text:insertion>
        </text:changed-region>
        <text:changed-region xml:id="ct94823566562256" text:id="ct94823566562256">
          <text:deletion>
            <office:change-info>
              <dc:creator>Stuart Baker</dc:creator>
              <dc:date>2018-09-01T12:57:00</dc:date>
            </office:change-info>
            <text:p text:style-name="Standard"><text:span text:style-name="T19">ones</text:span></text:p>
          </text:deletion>
        </text:changed-region>
        <text:changed-region xml:id="ct94823566562576" text:id="ct94823566562576">
          <text:insertion>
            <office:change-info>
              <dc:creator>Bob Jacobsen</dc:creator>
              <dc:date>2013-04-06T21:20:00</dc:date>
            </office:change-info>
          </text:insertion>
        </text:changed-region>
        <text:changed-region xml:id="ct94823566562896" text:id="ct94823566562896">
          <text:insertion>
            <office:change-info>
              <dc:creator>Bob Jacobsen</dc:creator>
              <dc:date>2013-04-06T21:21:00</dc:date>
            </office:change-info>
          </text:insertion>
        </text:changed-region>
        <text:changed-region xml:id="ct94823566564480" text:id="ct94823566564480">
          <text:insertion>
            <office:change-info>
              <dc:creator>Stuart Baker</dc:creator>
              <dc:date>2018-09-01T12:57:00</dc:date>
            </office:change-info>
          </text:insertion>
        </text:changed-region>
        <text:changed-region xml:id="ct94823566564864" text:id="ct94823566564864">
          <text:deletion>
            <office:change-info>
              <dc:creator>Stuart Baker</dc:creator>
              <dc:date>2018-09-01T12:57:00</dc:date>
            </office:change-info>
            <text:p text:style-name="Standard"><text:span text:style-name="T19">ones</text:span></text:p>
          </text:deletion>
        </text:changed-region>
        <text:changed-region xml:id="ct94823566565184" text:id="ct94823566565184">
          <text:insertion>
            <office:change-info>
              <dc:creator>Bob Jacobsen</dc:creator>
              <dc:date>2013-04-06T21:21:00</dc:date>
            </office:change-info>
          </text:insertion>
        </text:changed-region>
        <text:changed-region xml:id="ct94823566565504" text:id="ct94823566565504">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94823566567264" text:id="ct94823566567264">
          <text:insertion>
            <office:change-info>
              <dc:creator>Bob Jacobsen</dc:creator>
              <dc:date>2013-04-06T23:30:00</dc:date>
            </office:change-info>
          </text:insertion>
        </text:changed-region>
        <text:changed-region xml:id="ct94823566567824" text:id="ct94823566567824">
          <text:insertion>
            <office:change-info>
              <dc:creator>Bob Jacobsen</dc:creator>
              <dc:date>2013-04-06T23:31:00</dc:date>
            </office:change-info>
          </text:insertion>
        </text:changed-region>
        <text:changed-region xml:id="ct94823566568064" text:id="ct94823566568064">
          <text:deletion>
            <office:change-info>
              <dc:creator>Stuart Baker</dc:creator>
              <dc:date>2018-09-08T22:51:00</dc:date>
            </office:change-info>
            <text:p text:style-name="Standard"><text:s/></text:p>
          </text:deletion>
        </text:changed-region>
        <text:changed-region xml:id="ct94823566568304" text:id="ct94823566568304">
          <text:insertion>
            <office:change-info>
              <dc:creator>Bob Jacobsen</dc:creator>
              <dc:date>2013-04-06T23:31:00</dc:date>
            </office:change-info>
          </text:insertion>
        </text:changed-region>
        <text:changed-region xml:id="ct94823566568784" text:id="ct94823566568784">
          <text:deletion>
            <office:change-info>
              <dc:creator>Balazs Racz</dc:creator>
              <dc:date>2018-09-10T23:29:48</dc:date>
            </office:change-info>
            <text:p text:style-name="Standard">One</text:p>
          </text:deletion>
        </text:changed-region>
        <text:changed-region xml:id="ct94823566568544" text:id="ct94823566568544">
          <text:deletion>
            <office:change-info>
              <dc:creator>Stuart Baker</dc:creator>
              <dc:date>2018-09-08T22:49:00</dc:date>
            </office:change-info>
            <text:p text:style-name="Standard"><text:s/></text:p>
          </text:deletion>
        </text:changed-region>
        <text:changed-region xml:id="ct94823566569024" text:id="ct94823566569024">
          <text:insertion>
            <office:change-info>
              <dc:creator>Balazs Racz</dc:creator>
              <dc:date>2018-09-10T23:29:48</dc:date>
            </office:change-info>
          </text:insertion>
        </text:changed-region>
        <text:changed-region xml:id="ct94823566569264" text:id="ct94823566569264">
          <text:insertion>
            <office:change-info>
              <dc:creator>Bob Jacobsen</dc:creator>
              <dc:date>2013-04-06T23:32:00</dc:date>
            </office:change-info>
          </text:insertion>
        </text:changed-region>
        <text:changed-region xml:id="ct94823564835904" text:id="ct94823564835904">
          <text:insertion>
            <office:change-info>
              <dc:creator>Bob Jacobsen</dc:creator>
              <dc:date>2013-04-06T22:19:00</dc:date>
            </office:change-info>
          </text:insertion>
        </text:changed-region>
        <text:changed-region xml:id="ct94823564833520" text:id="ct94823564833520">
          <text:deletion>
            <office:change-info>
              <dc:creator>Stuart Baker</dc:creator>
              <dc:date>2018-09-29T21:56:00</dc:date>
            </office:change-info>
            <text:p text:style-name="P10">u</text:p>
          </text:deletion>
        </text:changed-region>
        <text:changed-region xml:id="ct94823564829072" text:id="ct94823564829072">
          <text:insertion>
            <office:change-info>
              <dc:creator>Stuart Baker</dc:creator>
              <dc:date>2018-09-29T21:56:00</dc:date>
            </office:change-info>
          </text:insertion>
        </text:changed-region>
        <text:changed-region xml:id="ct94823564830192" text:id="ct94823564830192">
          <text:insertion>
            <office:change-info>
              <dc:creator>Bob Jacobsen</dc:creator>
              <dc:date>2013-04-06T22:19:00</dc:date>
            </office:change-info>
          </text:insertion>
        </text:changed-region>
        <text:changed-region xml:id="ct94823566561184" text:id="ct94823566561184">
          <text:deletion>
            <office:change-info>
              <dc:creator>Stuart Baker</dc:creator>
              <dc:date>2018-09-29T21:56:00</dc:date>
            </office:change-info>
            <text:p text:style-name="P10">ID</text:p>
          </text:deletion>
        </text:changed-region>
        <text:changed-region xml:id="ct94823566558336" text:id="ct94823566558336">
          <text:insertion>
            <office:change-info>
              <dc:creator>Stuart Baker</dc:creator>
              <dc:date>2018-09-29T21:56:00</dc:date>
            </office:change-info>
          </text:insertion>
        </text:changed-region>
        <text:changed-region xml:id="ct94823566570544" text:id="ct94823566570544">
          <text:insertion>
            <office:change-info>
              <dc:creator>Bob Jacobsen</dc:creator>
              <dc:date>2013-04-06T22:19:00</dc:date>
            </office:change-info>
          </text:insertion>
        </text:changed-region>
        <text:changed-region xml:id="ct94823566571136" text:id="ct94823566571136">
          <text:insertion>
            <office:change-info>
              <dc:creator>Stuart Baker</dc:creator>
              <dc:date>2018-09-29T21:28:00</dc:date>
            </office:change-info>
          </text:insertion>
        </text:changed-region>
        <text:changed-region xml:id="ct94823566092208" text:id="ct94823566092208">
          <text:insertion>
            <office:change-info>
              <dc:creator>Stuart Baker</dc:creator>
              <dc:date>2018-09-29T21:29:00</dc:date>
            </office:change-info>
          </text:insertion>
        </text:changed-region>
        <text:changed-region xml:id="ct94823602390480" text:id="ct94823602390480">
          <text:deletion>
            <office:change-info>
              <dc:creator>Unknown Author</dc:creator>
              <dc:date>2021-01-30T16:56:04</dc:date>
            </office:change-info>
            <text:p text:style-name="P13">not </text:p>
          </text:deletion>
          <text:insertion>
            <office:change-info office:chg-author="Stuart Baker" office:chg-date-time="2018-09-29T21:29:00"/>
          </text:insertion>
        </text:changed-region>
        <text:changed-region xml:id="ct94823601522448" text:id="ct94823601522448">
          <text:insertion>
            <office:change-info>
              <dc:creator>Stuart Baker</dc:creator>
              <dc:date>2018-09-29T21:29:00</dc:date>
            </office:change-info>
          </text:insertion>
        </text:changed-region>
        <text:changed-region xml:id="ct94823566575424" text:id="ct94823566575424">
          <text:insertion>
            <office:change-info>
              <dc:creator>Stuart Baker</dc:creator>
              <dc:date>2018-09-29T21:31:00</dc:date>
            </office:change-info>
          </text:insertion>
        </text:changed-region>
        <text:changed-region xml:id="ct94823566575744" text:id="ct94823566575744">
          <text:insertion>
            <office:change-info>
              <dc:creator>Stuart Baker</dc:creator>
              <dc:date>2018-09-29T21:32:00</dc:date>
            </office:change-info>
          </text:insertion>
        </text:changed-region>
        <text:changed-region xml:id="ct94823566576064" text:id="ct94823566576064">
          <text:insertion>
            <office:change-info>
              <dc:creator>Stuart Baker</dc:creator>
              <dc:date>2018-09-29T21:33:00</dc:date>
            </office:change-info>
          </text:insertion>
        </text:changed-region>
        <text:changed-region xml:id="ct94823566577792" text:id="ct94823566577792">
          <text:insertion>
            <office:change-info>
              <dc:creator>Bob Jacobsen</dc:creator>
              <dc:date>2013-04-06T22:42:00</dc:date>
            </office:change-info>
          </text:insertion>
        </text:changed-region>
        <text:changed-region xml:id="ct94823566578112" text:id="ct94823566578112">
          <text:deletion>
            <office:change-info>
              <dc:creator>Stuart Baker</dc:creator>
              <dc:date>2018-09-01T12:57:00</dc:date>
            </office:change-info>
            <text:h text:style-name="Heading_20_3" text:outline-level="3">Set/</text:h>
          </text:deletion>
        </text:changed-region>
        <text:changed-region xml:id="ct94823566581792" text:id="ct94823566581792">
          <text:insertion>
            <office:change-info>
              <dc:creator>Bob Jacobsen</dc:creator>
              <dc:date>2013-04-06T22:42:00</dc:date>
            </office:change-info>
          </text:insertion>
        </text:changed-region>
        <text:changed-region xml:id="ct94823566584032" text:id="ct94823566584032">
          <text:insertion>
            <office:change-info>
              <dc:creator>Balazs Racz</dc:creator>
              <dc:date>2018-09-11T16:07:31</dc:date>
            </office:change-info>
          </text:insertion>
        </text:changed-region>
        <text:changed-region xml:id="ct94823566584512" text:id="ct94823566584512">
          <text:insertion>
            <office:change-info>
              <dc:creator>Stuart Baker</dc:creator>
              <dc:date>2018-09-29T21:59:00</dc:date>
            </office:change-info>
          </text:insertion>
        </text:changed-region>
        <text:changed-region xml:id="ct94823564845200" text:id="ct94823564845200">
          <text:insertion>
            <office:change-info>
              <dc:creator>Balazs Racz</dc:creator>
              <dc:date>2018-09-11T16:07:31</dc:date>
            </office:change-info>
          </text:insertion>
        </text:changed-region>
        <text:changed-region xml:id="ct94823564855712" text:id="ct94823564855712">
          <text:insertion>
            <office:change-info>
              <dc:creator>Bob Jacobsen</dc:creator>
              <dc:date>2013-04-06T22:42:00</dc:date>
            </office:change-info>
          </text:insertion>
        </text:changed-region>
        <text:changed-region xml:id="ct94823566585424" text:id="ct94823566585424">
          <text:deletion>
            <office:change-info>
              <dc:creator>Stuart Baker</dc:creator>
              <dc:date>2018-09-01T12:57:00</dc:date>
            </office:change-info>
            <text:h text:style-name="Heading_20_3" text:outline-level="3">Set/</text:h>
          </text:deletion>
        </text:changed-region>
        <text:changed-region xml:id="ct94823566585664" text:id="ct94823566585664">
          <text:insertion>
            <office:change-info>
              <dc:creator>Bob Jacobsen</dc:creator>
              <dc:date>2013-04-06T22:42:00</dc:date>
            </office:change-info>
          </text:insertion>
        </text:changed-region>
        <text:changed-region xml:id="ct94823566555872" text:id="ct94823566555872">
          <text:insertion>
            <office:change-info>
              <dc:creator>Balazs Racz</dc:creator>
              <dc:date>2018-09-10T23:36:09</dc:date>
            </office:change-info>
          </text:insertion>
        </text:changed-region>
        <text:changed-region xml:id="ct94823566587744" text:id="ct94823566587744">
          <text:insertion>
            <office:change-info>
              <dc:creator>Balazs Racz</dc:creator>
              <dc:date>2018-09-10T23:37:17</dc:date>
            </office:change-info>
          </text:insertion>
        </text:changed-region>
        <text:changed-region xml:id="ct94823566588960" text:id="ct94823566588960">
          <text:insertion>
            <office:change-info>
              <dc:creator>Bob Jacobsen</dc:creator>
              <dc:date>2013-04-06T22:42:00</dc:date>
            </office:change-info>
          </text:insertion>
        </text:changed-region>
        <text:changed-region xml:id="ct94823566589280" text:id="ct94823566589280">
          <text:deletion>
            <office:change-info>
              <dc:creator>Stuart Baker</dc:creator>
              <dc:date>2018-09-01T12:57:00</dc:date>
            </office:change-info>
            <text:h text:style-name="Heading_20_3" text:outline-level="3">Set/</text:h>
          </text:deletion>
        </text:changed-region>
        <text:changed-region xml:id="ct94823566589600" text:id="ct94823566589600">
          <text:insertion>
            <office:change-info>
              <dc:creator>Bob Jacobsen</dc:creator>
              <dc:date>2013-04-06T22:42:00</dc:date>
            </office:change-info>
          </text:insertion>
        </text:changed-region>
        <text:changed-region xml:id="ct94823564858720" text:id="ct94823564858720">
          <text:insertion>
            <office:change-info>
              <dc:creator>Stuart Baker</dc:creator>
              <dc:date>2019-02-23T16:16:00</dc:date>
            </office:change-info>
          </text:insertion>
        </text:changed-region>
        <text:changed-region xml:id="ct94823566590800" text:id="ct94823566590800">
          <text:deletion>
            <office:change-info>
              <dc:creator>Stuart Baker</dc:creator>
              <dc:date>2018-09-08T22:44:00</dc:date>
            </office:change-info>
            <text:p text:style-name="P15"><text:span text:style-name="T20"/></text:p>
            <text:p text:style-name="P15"><text:span text:style-name="T21"/></text:p>
          </text:deletion>
        </text:changed-region>
        <text:changed-region xml:id="ct94823566590480" text:id="ct94823566590480">
          <text:deletion>
            <office:change-info>
              <dc:creator>Stuart Baker</dc:creator>
              <dc:date>2018-09-01T12:57:00</dc:date>
            </office:change-info>
            <text:p text:style-name="P15"><text:span text:style-name="T21"><text:s/></text:span><text:span text:style-name="T22">(It's been proposed that the year instead be in some BCD format, which represents 999 years around some epoch)</text:span></text:p>
          </text:deletion>
        </text:changed-region>
        <text:changed-region xml:id="ct94823566591792" text:id="ct94823566591792">
          <text:insertion>
            <office:change-info>
              <dc:creator>Stuart Baker</dc:creator>
              <dc:date>2019-02-23T16:17:00</dc:date>
            </office:change-info>
          </text:insertion>
        </text:changed-region>
        <text:changed-region xml:id="ct94823566592432" text:id="ct94823566592432">
          <text:insertion>
            <office:change-info>
              <dc:creator>Stuart Baker</dc:creator>
              <dc:date>2019-02-23T16:18:00</dc:date>
            </office:change-info>
          </text:insertion>
        </text:changed-region>
        <text:changed-region xml:id="ct94823566593120" text:id="ct94823566593120">
          <text:insertion>
            <office:change-info>
              <dc:creator>Bob Jacobsen</dc:creator>
              <dc:date>2013-04-06T22:43:00</dc:date>
            </office:change-info>
          </text:insertion>
        </text:changed-region>
        <text:changed-region xml:id="ct94823566593360" text:id="ct94823566593360">
          <text:deletion>
            <office:change-info>
              <dc:creator>Stuart Baker</dc:creator>
              <dc:date>2018-09-01T12:57:00</dc:date>
            </office:change-info>
            <text:h text:style-name="Heading_20_3" text:outline-level="3">Set/</text:h>
          </text:deletion>
        </text:changed-region>
        <text:changed-region xml:id="ct94823564857136" text:id="ct94823564857136">
          <text:insertion>
            <office:change-info>
              <dc:creator>Bob Jacobsen</dc:creator>
              <dc:date>2013-04-06T22:43:00</dc:date>
            </office:change-info>
          </text:insertion>
        </text:changed-region>
        <text:changed-region xml:id="ct94823566594240" text:id="ct94823566594240">
          <text:deletion>
            <office:change-info>
              <dc:creator>Stuart Baker</dc:creator>
              <dc:date>2018-09-01T12:59:00</dc:date>
            </office:change-info>
            <text:p text:style-name="P111"><text:span text:style-name="T23">A rate of zero is valid. The stop/start clock event should be used to stop and start the clock, because that doesn't require resetting, or even knowing, the current rate. </text:span></text:p>
          </text:deletion>
        </text:changed-region>
        <text:changed-region xml:id="ct94823566595584" text:id="ct94823566595584">
          <text:insertion>
            <office:change-info>
              <dc:creator>Stuart Baker</dc:creator>
              <dc:date>2018-09-01T12:59:00</dc:date>
            </office:change-info>
          </text:insertion>
        </text:changed-region>
        <text:changed-region xml:id="ct94823566596704" text:id="ct94823566596704">
          <text:insertion>
            <office:change-info>
              <dc:creator>Balazs Racz</dc:creator>
              <dc:date>2018-09-10T23:37:35</dc:date>
            </office:change-info>
          </text:insertion>
        </text:changed-region>
        <text:changed-region xml:id="ct94823566599008" text:id="ct94823566599008">
          <text:deletion>
            <office:change-info>
              <dc:creator>Stuart Baker</dc:creator>
              <dc:date>2018-09-08T21:45:00</dc:date>
            </office:change-info>
            <text:p text:style-name="P111"><text:span text:style-name="T24"/></text:p>
            <text:p text:style-name="P111"><text:span text:style-name="T24"/></text:p>
          </text:deletion>
        </text:changed-region>
        <text:changed-region xml:id="ct94823564866672" text:id="ct94823564866672">
          <text:deletion>
            <office:change-info>
              <dc:creator>Balazs Racz</dc:creator>
              <dc:date>2018-09-10T23:37:39</dc:date>
            </office:change-info>
            <text:p text:style-name="P111"><text:span text:style-name="T24"><text:s/></text:span></text:p>
          </text:deletion>
        </text:changed-region>
        <text:changed-region xml:id="ct94823566600656" text:id="ct94823566600656">
          <text:insertion>
            <office:change-info>
              <dc:creator>Balazs Racz</dc:creator>
              <dc:date>2018-09-10T23:38:56</dc:date>
            </office:change-info>
          </text:insertion>
        </text:changed-region>
        <text:changed-region xml:id="ct94823566600960" text:id="ct94823566600960">
          <text:insertion>
            <office:change-info>
              <dc:creator>Balazs Racz</dc:creator>
              <dc:date>2018-09-10T23:39:01</dc:date>
            </office:change-info>
          </text:insertion>
        </text:changed-region>
        <text:changed-region xml:id="ct94823566606208" text:id="ct94823566606208">
          <text:insertion>
            <office:change-info>
              <dc:creator>Balazs Racz</dc:creator>
              <dc:date>2018-09-10T23:40:04</dc:date>
            </office:change-info>
          </text:insertion>
        </text:changed-region>
        <text:changed-region xml:id="ct94823566610272" text:id="ct94823566610272">
          <text:insertion>
            <office:change-info>
              <dc:creator>Balazs Racz</dc:creator>
              <dc:date>2018-09-10T23:41:33</dc:date>
            </office:change-info>
          </text:insertion>
        </text:changed-region>
        <text:changed-region xml:id="ct94823566613088" text:id="ct94823566613088">
          <text:insertion>
            <office:change-info>
              <dc:creator>Stuart Baker</dc:creator>
              <dc:date>2018-09-29T22:03:00</dc:date>
            </office:change-info>
          </text:insertion>
        </text:changed-region>
        <text:changed-region xml:id="ct94823566591472" text:id="ct94823566591472">
          <text:insertion>
            <office:change-info>
              <dc:creator>Stuart Baker</dc:creator>
              <dc:date>2018-09-01T12:58:00</dc:date>
            </office:change-info>
          </text:insertion>
        </text:changed-region>
        <text:changed-region xml:id="ct94823564872592" text:id="ct94823564872592">
          <text:insertion>
            <office:change-info>
              <dc:creator>Balazs Racz</dc:creator>
              <dc:date>2018-09-10T23:42:20</dc:date>
            </office:change-info>
          </text:insertion>
        </text:changed-region>
        <text:changed-region xml:id="ct94823566612336" text:id="ct94823566612336">
          <text:insertion>
            <office:change-info>
              <dc:creator>Balazs Racz</dc:creator>
              <dc:date>2018-09-10T23:43:12</dc:date>
            </office:change-info>
          </text:insertion>
        </text:changed-region>
        <text:changed-region xml:id="ct94823566595200" text:id="ct94823566595200">
          <text:insertion>
            <office:change-info>
              <dc:creator>Stuart Baker</dc:creator>
              <dc:date>2018-09-01T12:58:00</dc:date>
            </office:change-info>
          </text:insertion>
        </text:changed-region>
        <text:changed-region xml:id="ct94823566605600" text:id="ct94823566605600">
          <text:deletion>
            <office:change-info>
              <dc:creator>Stuart Baker</dc:creator>
              <dc:date>2018-09-29T22:01:00</dc:date>
            </office:change-info>
            <text:h text:style-name="P64" text:outline-level="3"><text:span text:style-name="T24">.</text:span></text:h>
          </text:deletion>
        </text:changed-region>
        <text:changed-region xml:id="ct94823566604240" text:id="ct94823566604240">
          <text:insertion>
            <office:change-info>
              <dc:creator>Stuart Baker</dc:creator>
              <dc:date>2018-09-01T12:58:00</dc:date>
            </office:change-info>
          </text:insertion>
        </text:changed-region>
        <text:changed-region xml:id="ct94823566609136" text:id="ct94823566609136">
          <text:insertion>
            <office:change-info>
              <dc:creator>Balazs Racz</dc:creator>
              <dc:date>2018-09-10T23:44:33</dc:date>
            </office:change-info>
          </text:insertion>
        </text:changed-region>
        <text:changed-region xml:id="ct94823566606960" text:id="ct94823566606960">
          <text:insertion>
            <office:change-info>
              <dc:creator>Stuart Baker</dc:creator>
              <dc:date>2018-09-01T12:58:00</dc:date>
            </office:change-info>
          </text:insertion>
        </text:changed-region>
        <text:changed-region xml:id="ct94823566607360" text:id="ct94823566607360">
          <text:insertion>
            <office:change-info>
              <dc:creator>Bob Jacobsen</dc:creator>
              <dc:date>2013-04-06T22:43:00</dc:date>
            </office:change-info>
          </text:insertion>
        </text:changed-region>
        <text:changed-region xml:id="ct94823566607680" text:id="ct94823566607680">
          <text:deletion>
            <office:change-info>
              <dc:creator>Stuart Baker</dc:creator>
              <dc:date>2018-09-01T12:59:00</dc:date>
            </office:change-info>
            <text:h text:style-name="P66" text:outline-level="3">Clock</text:h>
          </text:deletion>
        </text:changed-region>
        <text:changed-region xml:id="ct94823566614592" text:id="ct94823566614592">
          <text:insertion>
            <office:change-info>
              <dc:creator>Stuart Baker</dc:creator>
              <dc:date>2018-09-01T12:59:00</dc:date>
            </office:change-info>
          </text:insertion>
        </text:changed-region>
        <text:changed-region xml:id="ct94823566616672" text:id="ct94823566616672">
          <text:insertion>
            <office:change-info>
              <dc:creator>Bob Jacobsen</dc:creator>
              <dc:date>2013-04-06T22:43:00</dc:date>
            </office:change-info>
          </text:insertion>
        </text:changed-region>
        <text:changed-region xml:id="ct94823566616912" text:id="ct94823566616912">
          <text:deletion>
            <office:change-info>
              <dc:creator>Balazs Racz</dc:creator>
              <dc:date>2018-09-10T23:45:07</dc:date>
            </office:change-info>
            <text:p text:style-name="P44">'</text:p>
          </text:deletion>
        </text:changed-region>
        <text:changed-region xml:id="ct94823566617440" text:id="ct94823566617440">
          <text:insertion>
            <office:change-info>
              <dc:creator>Balazs Racz</dc:creator>
              <dc:date>2018-09-10T23:45:08</dc:date>
            </office:change-info>
          </text:insertion>
        </text:changed-region>
        <text:changed-region xml:id="ct94823566617760" text:id="ct94823566617760">
          <text:insertion>
            <office:change-info>
              <dc:creator>Bob Jacobsen</dc:creator>
              <dc:date>2013-04-06T22:43:00</dc:date>
            </office:change-info>
          </text:insertion>
        </text:changed-region>
        <text:changed-region xml:id="ct94823566618512" text:id="ct94823566618512">
          <text:insertion>
            <office:change-info>
              <dc:creator>Stuart Baker</dc:creator>
              <dc:date>2018-09-01T13:00:00</dc:date>
            </office:change-info>
          </text:insertion>
        </text:changed-region>
        <text:changed-region xml:id="ct94823566615664" text:id="ct94823566615664">
          <text:insertion>
            <office:change-info>
              <dc:creator>Balazs Racz</dc:creator>
              <dc:date>2018-09-10T23:45:13</dc:date>
            </office:change-info>
          </text:insertion>
        </text:changed-region>
        <text:changed-region xml:id="ct94823564890352" text:id="ct94823564890352">
          <text:insertion>
            <office:change-info>
              <dc:creator>Stuart Baker</dc:creator>
              <dc:date>2018-09-01T13:00:00</dc:date>
            </office:change-info>
          </text:insertion>
        </text:changed-region>
        <text:changed-region xml:id="ct94823566621280" text:id="ct94823566621280">
          <text:deletion>
            <office:change-info>
              <dc:creator>Balazs Racz</dc:creator>
              <dc:date>2018-09-10T23:45:50</dc:date>
            </office:change-info>
            <text:p text:style-name="P11">’</text:p>
          </text:deletion>
        </text:changed-region>
        <text:changed-region xml:id="ct94823566621600" text:id="ct94823566621600">
          <text:insertion>
            <office:change-info>
              <dc:creator>Stuart Baker</dc:creator>
              <dc:date>2018-09-01T13:00:00</dc:date>
            </office:change-info>
          </text:insertion>
        </text:changed-region>
        <text:changed-region xml:id="ct94823566623856" text:id="ct94823566623856">
          <text:insertion>
            <office:change-info>
              <dc:creator>Bob Jacobsen</dc:creator>
              <dc:date>2013-04-06T21:22:00</dc:date>
            </office:change-info>
          </text:insertion>
        </text:changed-region>
        <text:changed-region xml:id="ct94823566624176" text:id="ct94823566624176">
          <text:insertion>
            <office:change-info>
              <dc:creator>Bob Jacobsen</dc:creator>
              <dc:date>2013-04-06T22:45:00</dc:date>
            </office:change-info>
          </text:insertion>
        </text:changed-region>
        <text:changed-region xml:id="ct94823566624416" text:id="ct94823566624416">
          <text:insertion>
            <office:change-info>
              <dc:creator>Bob Jacobsen</dc:creator>
              <dc:date>2013-04-06T22:46:00</dc:date>
            </office:change-info>
          </text:insertion>
        </text:changed-region>
        <text:changed-region xml:id="ct94823566625824" text:id="ct94823566625824">
          <text:insertion>
            <office:change-info>
              <dc:creator>Bob Jacobsen</dc:creator>
              <dc:date>2013-04-06T22:47:00</dc:date>
            </office:change-info>
          </text:insertion>
        </text:changed-region>
        <text:changed-region xml:id="ct94823566626896" text:id="ct94823566626896">
          <text:deletion>
            <office:change-info>
              <dc:creator>Stuart Baker</dc:creator>
              <dc:date>2018-09-01T13:17:00</dc:date>
            </office:change-info>
            <text:h text:style-name="Heading_20_2" text:outline-level="2"/>
            <text:h text:style-name="P57" text:outline-level="2"/>
          </text:deletion>
        </text:changed-region>
        <text:changed-region xml:id="ct94823566626576" text:id="ct94823566626576">
          <text:deletion>
            <office:change-info>
              <dc:creator>Stuart Baker</dc:creator>
              <dc:date>2018-09-01T13:01:00</dc:date>
            </office:change-info>
            <text:h text:style-name="P57" text:outline-level="2">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h>
            <text:p text:style-name="P112">Nodes that want the date, e.g. to initialize a display, can ask for the Set/ReportDate event status from the clock-producer node using IdentifyEvents.</text:p>
            <text:p text:style-name="P112"><text:s/>A simple implementation can just produce them always.The Set/Report Rate interaction is written in a way that makes options available for e.g. low-bandwidth clocks, see below.<text:span text:style-name="T20">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109">Status events are not produced while the clock is not running so that it's possible to stop all traffic on the network.</text:p>
            <text:p text:style-name="Standard"/>
          </text:deletion>
        </text:changed-region>
        <text:changed-region xml:id="ct94823566628304" text:id="ct94823566628304">
          <text:insertion>
            <office:change-info>
              <dc:creator>Bob Jacobsen</dc:creator>
              <dc:date>2013-04-06T22:55:00</dc:date>
            </office:change-info>
          </text:insertion>
        </text:changed-region>
        <text:changed-region xml:id="ct94823566628624" text:id="ct94823566628624">
          <text:deletion>
            <office:change-info>
              <dc:creator>Stuart Baker</dc:creator>
              <dc:date>2018-09-08T22:45:00</dc:date>
            </office:change-info>
            <text:p text:style-name="Text_20_body"><text:s/></text:p>
          </text:deletion>
        </text:changed-region>
        <text:changed-region xml:id="ct94823566628944" text:id="ct94823566628944">
          <text:deletion>
            <office:change-info>
              <dc:creator>Balazs Racz</dc:creator>
              <dc:date>2018-09-10T23:49:59</dc:date>
            </office:change-info>
            <text:p text:style-name="Text_20_body">'</text:p>
          </text:deletion>
        </text:changed-region>
        <text:changed-region xml:id="ct94823566629264" text:id="ct94823566629264">
          <text:insertion>
            <office:change-info>
              <dc:creator>Balazs Racz</dc:creator>
              <dc:date>2018-09-10T23:49:59</dc:date>
            </office:change-info>
          </text:insertion>
        </text:changed-region>
        <text:changed-region xml:id="ct94823566629936" text:id="ct94823566629936">
          <text:deletion>
            <office:change-info>
              <dc:creator>Stuart Baker</dc:creator>
              <dc:date>2019-02-23T16:31:00</dc:date>
            </office:change-info>
            <text:p text:style-name="Text_20_body"><office:annotation><dc:creator>Balazs Racz</dc:creator><dc:date>2018-09-10T23:50:10</dc:date><loext:sender-initials>BR</loext:sender-initials><text:p text:style-name="P118"><text:span text:style-name="T63">This does not seem to be true anymore as the set event is different from the report event.</text:span></text:p></office:annotation></text:p>
          </text:deletion>
        </text:changed-region>
        <text:changed-region xml:id="ct94823566630624" text:id="ct94823566630624">
          <text:insertion>
            <office:change-info>
              <dc:creator>Bob Jacobsen</dc:creator>
              <dc:date>2013-04-06T22:57:00</dc:date>
            </office:change-info>
          </text:insertion>
        </text:changed-region>
        <text:changed-region xml:id="ct94823566630944" text:id="ct94823566630944">
          <text:insertion>
            <office:change-info>
              <dc:creator>Bob Jacobsen</dc:creator>
              <dc:date>2013-04-07T10:29:00</dc:date>
            </office:change-info>
          </text:insertion>
        </text:changed-region>
        <text:changed-region xml:id="ct94823566631264" text:id="ct94823566631264">
          <text:deletion>
            <office:change-info>
              <dc:creator>Stuart Baker</dc:creator>
              <dc:date>2018-09-08T22:45:00</dc:date>
            </office:change-info>
            <text:p text:style-name="Standard"><text:s/></text:p>
          </text:deletion>
        </text:changed-region>
        <text:changed-region xml:id="ct94823566631872" text:id="ct94823566631872">
          <text:insertion>
            <office:change-info>
              <dc:creator>Bob Jacobsen</dc:creator>
              <dc:date>2013-04-07T10:29:00</dc:date>
            </office:change-info>
          </text:insertion>
        </text:changed-region>
        <text:changed-region xml:id="ct94823566632800" text:id="ct94823566632800">
          <text:insertion>
            <office:change-info>
              <dc:creator>Stuart Baker</dc:creator>
              <dc:date>2018-09-01T13:02:00</dc:date>
            </office:change-info>
          </text:insertion>
        </text:changed-region>
        <text:changed-region xml:id="ct94823566633120" text:id="ct94823566633120">
          <text:deletion>
            <office:change-info>
              <dc:creator>Stuart Baker</dc:creator>
              <dc:date>2018-09-01T13:02:00</dc:date>
            </office:change-info>
            <text:p text:style-name="Standard"><text:span text:style-name="T19">r</text:span></text:p>
          </text:deletion>
        </text:changed-region>
        <text:changed-region xml:id="ct94823566633440" text:id="ct94823566633440">
          <text:insertion>
            <office:change-info>
              <dc:creator>Bob Jacobsen</dc:creator>
              <dc:date>2013-04-07T10:29:00</dc:date>
            </office:change-info>
          </text:insertion>
        </text:changed-region>
        <text:changed-region xml:id="ct94823566633760" text:id="ct94823566633760">
          <text:deletion>
            <office:change-info>
              <dc:creator>Balazs Racz</dc:creator>
              <dc:date>2018-09-10T23:56:48</dc:date>
            </office:change-info>
            <text:p text:style-name="Standard">no</text:p>
          </text:deletion>
        </text:changed-region>
        <text:changed-region xml:id="ct94823566634400" text:id="ct94823566634400">
          <text:insertion>
            <office:change-info>
              <dc:creator>Balazs Racz</dc:creator>
              <dc:date>2018-09-10T23:56:48</dc:date>
            </office:change-info>
          </text:insertion>
        </text:changed-region>
        <text:changed-region xml:id="ct94823564894016" text:id="ct94823564894016">
          <text:insertion>
            <office:change-info>
              <dc:creator>Bob Jacobsen</dc:creator>
              <dc:date>2013-04-07T10:29:00</dc:date>
            </office:change-info>
          </text:insertion>
        </text:changed-region>
        <text:changed-region xml:id="ct94823566627776" text:id="ct94823566627776">
          <text:deletion>
            <office:change-info>
              <dc:creator>Stuart Baker</dc:creator>
              <dc:date>2018-09-01T13:02:00</dc:date>
            </office:change-info>
            <text:p text:style-name="Standard">part</text:p>
          </text:deletion>
        </text:changed-region>
        <text:changed-region xml:id="ct94823566623120" text:id="ct94823566623120">
          <text:insertion>
            <office:change-info>
              <dc:creator>Stuart Baker</dc:creator>
              <dc:date>2018-09-01T13:02:00</dc:date>
            </office:change-info>
          </text:insertion>
        </text:changed-region>
        <text:changed-region xml:id="ct94823566634640" text:id="ct94823566634640">
          <text:deletion>
            <office:change-info>
              <dc:creator>Balazs Racz</dc:creator>
              <dc:date>2018-09-10T23:56:52</dc:date>
            </office:change-info>
            <text:p text:style-name="Standard"><text:span text:style-name="T19"><text:s/>taken into account</text:span></text:p>
          </text:deletion>
        </text:changed-region>
        <text:changed-region xml:id="ct94823566634880" text:id="ct94823566634880">
          <text:insertion>
            <office:change-info>
              <dc:creator>Bob Jacobsen</dc:creator>
              <dc:date>2013-04-07T10:29:00</dc:date>
            </office:change-info>
          </text:insertion>
        </text:changed-region>
        <text:changed-region xml:id="ct94823566635120" text:id="ct94823566635120">
          <text:deletion>
            <office:change-info>
              <dc:creator>Stuart Baker</dc:creator>
              <dc:date>2018-09-01T13:02:00</dc:date>
            </office:change-info>
            <text:p text:style-name="Standard"><text:s text:c="2"/></text:p>
          </text:deletion>
        </text:changed-region>
        <text:changed-region xml:id="ct94823566636304" text:id="ct94823566636304">
          <text:insertion>
            <office:change-info>
              <dc:creator>Bob Jacobsen</dc:creator>
              <dc:date>2013-04-07T10:29:00</dc:date>
            </office:change-info>
          </text:insertion>
        </text:changed-region>
        <text:changed-region xml:id="ct94823566636544" text:id="ct94823566636544">
          <text:deletion>
            <office:change-info>
              <dc:creator>Stuart Baker</dc:creator>
              <dc:date>2019-02-23T16:31:00</dc:date>
            </office:change-info>
            <text:p text:style-name="P17"><text:span text:style-name="T9"><office:annotation><dc:creator>Balazs Racz</dc:creator><dc:date>2018-09-10T23:53:20</dc:date><loext:sender-initials>BR</loext:sender-initials><text:p text:style-name="P118"><text:span text:style-name="T63">I think this is now obsolete, for the same reson.</text:span></text:p></office:annotation></text:span></text:p>
          </text:deletion>
        </text:changed-region>
        <text:changed-region xml:id="ct94823566637120" text:id="ct94823566637120">
          <text:insertion>
            <office:change-info>
              <dc:creator>Bob Jacobsen</dc:creator>
              <dc:date>2013-04-07T10:29:00</dc:date>
            </office:change-info>
          </text:insertion>
        </text:changed-region>
        <text:changed-region xml:id="ct94823566637360" text:id="ct94823566637360">
          <text:deletion>
            <office:change-info>
              <dc:creator>Stuart Baker</dc:creator>
              <dc:date>2018-09-01T13:04:00</dc:date>
            </office:change-info>
            <text:p text:style-name="P17"><text:span text:style-name="T9"><text:s text:c="2"/>If the clock generator node does not change the time the time upon receipt of a Set Time event, it has to produce another Set/Report Time so that all listening nodes know the current minute is still as specified by the clock generator, not the Set Time request. </text:span></text:p>
          </text:deletion>
        </text:changed-region>
        <text:changed-region xml:id="ct94823566637600" text:id="ct94823566637600">
          <text:insertion>
            <office:change-info>
              <dc:creator>Bob Jacobsen</dc:creator>
              <dc:date>2013-04-07T10:29:00</dc:date>
            </office:change-info>
          </text:insertion>
        </text:changed-region>
        <text:changed-region xml:id="ct94823564892896" text:id="ct94823564892896">
          <text:insertion>
            <office:change-info>
              <dc:creator>Stuart Baker</dc:creator>
              <dc:date>2018-09-01T13:04:00</dc:date>
            </office:change-info>
          </text:insertion>
        </text:changed-region>
        <text:changed-region xml:id="ct94823564923920" text:id="ct94823564923920">
          <text:deletion>
            <office:change-info>
              <dc:creator>Stuart Baker</dc:creator>
              <dc:date>2018-09-08T21:56:00</dc:date>
            </office:change-info>
            <text:p text:style-name="P17"/>
            <text:list xml:id="list1837968149" text:style-name="L1">
              <text:list-item>
                <text:p text:style-name="P80">Not resetting it allows time to move continuously. <text:s/>Nodes have to understand that the time they receive is just to the nearest minute, and not infer that the seconds value associated with a Report Time event will always be zero.</text:p>
              </text:list-item>
            </text:list>
            <text:p text:style-name="P17">Resetting it allows other nodes to assume that <text:span text:style-name="T9">the</text:span> seconds value associated with a Report Time event is always zero, at the cost of preventing time from being exactly 60 seconds to a minute always.</text:p>
          </text:deletion>
        </text:changed-region>
        <text:changed-region xml:id="ct94823564911616" text:id="ct94823564911616">
          <text:deletion>
            <office:change-info>
              <dc:creator>Stuart Baker</dc:creator>
              <dc:date>2018-09-01T13:04:00</dc:date>
            </office:change-info>
            <text:p text:style-name="P17"><text:span text:style-name="T15"><text:s text:c="2"/></text:span></text:p>
          </text:deletion>
        </text:changed-region>
        <text:changed-region xml:id="ct94823564912720" text:id="ct94823564912720">
          <text:deletion>
            <office:change-info>
              <dc:creator>Stuart Baker</dc:creator>
              <dc:date>2018-09-08T21:57:00</dc:date>
            </office:change-info>
            <text:p text:style-name="P17"><text:span text:style-name="T15"/></text:p>
            <text:p text:style-name="P17"><text:span text:style-name="T15">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11">and</text:span><text:span text:style-name="T15"> that nodes not send one unless the network has been configured to allow it.</text:span></text:p>
          </text:deletion>
        </text:changed-region>
        <text:changed-region xml:id="ct94823564895104" text:id="ct94823564895104">
          <text:deletion>
            <office:change-info>
              <dc:creator>Stuart Baker</dc:creator>
              <dc:date>2018-09-01T13:17:00</dc:date>
            </office:change-info>
            <text:p text:style-name="P17"><text:span text:style-name="T15"/></text:p>
            <text:p text:style-name="P17"><text:span text:style-name="T15"/></text:p>
          </text:deletion>
        </text:changed-region>
        <text:changed-region xml:id="ct94823564940000" text:id="ct94823564940000">
          <text:deletion>
            <office:change-info>
              <dc:creator>Stuart Baker</dc:creator>
              <dc:date>2018-09-01T13:05:00</dc:date>
            </office:change-info>
            <text:p text:style-name="P17"><text:span text:style-name="T15"/></text:p>
            <text:p text:style-name="P111">The complete time, year-date-time, is sent in several events. <text:s/>The Standard does not specify what order these are sent in at midnight or the start of January 1<text:span text:style-name="T38">st</text:span>, only that the updates be sent. Nodes that are using year and date information to do computations should use their own internal state(s) to track the transition from one day to the next.<text:span text:style-name="T15">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94823566639248" text:id="ct94823566639248">
          <text:insertion>
            <office:change-info>
              <dc:creator>Bob Jacobsen</dc:creator>
              <dc:date>2013-04-06T22:58:00</dc:date>
            </office:change-info>
          </text:insertion>
        </text:changed-region>
        <text:changed-region xml:id="ct94823566639488" text:id="ct94823566639488">
          <text:deletion>
            <office:change-info>
              <dc:creator>Balazs Racz</dc:creator>
              <dc:date>2018-09-10T23:57:09</dc:date>
            </office:change-info>
            <text:p text:style-name="P46">'</text:p>
          </text:deletion>
        </text:changed-region>
        <text:changed-region xml:id="ct94823566639728" text:id="ct94823566639728">
          <text:insertion>
            <office:change-info>
              <dc:creator>Balazs Racz</dc:creator>
              <dc:date>2018-09-10T23:57:09</dc:date>
            </office:change-info>
          </text:insertion>
        </text:changed-region>
        <text:changed-region xml:id="ct94823566639968" text:id="ct94823566639968">
          <text:insertion>
            <office:change-info>
              <dc:creator>Bob Jacobsen</dc:creator>
              <dc:date>2013-04-06T22:58:00</dc:date>
            </office:change-info>
          </text:insertion>
        </text:changed-region>
        <text:changed-region xml:id="ct94823566640208" text:id="ct94823566640208">
          <text:insertion>
            <office:change-info>
              <dc:creator>Bob Jacobsen</dc:creator>
              <dc:date>2013-04-06T22:59:00</dc:date>
            </office:change-info>
          </text:insertion>
        </text:changed-region>
        <text:changed-region xml:id="ct94823566640448" text:id="ct94823566640448">
          <text:insertion>
            <office:change-info>
              <dc:creator>Bob Jacobsen</dc:creator>
              <dc:date>2013-04-06T23:00:00</dc:date>
            </office:change-info>
          </text:insertion>
        </text:changed-region>
        <text:changed-region xml:id="ct94823566640688" text:id="ct94823566640688">
          <text:insertion>
            <office:change-info>
              <dc:creator>Stuart Baker</dc:creator>
              <dc:date>2018-09-01T13:06:00</dc:date>
            </office:change-info>
          </text:insertion>
        </text:changed-region>
        <text:changed-region xml:id="ct94823566641328" text:id="ct94823566641328">
          <text:insertion>
            <office:change-info>
              <dc:creator>Stuart Baker</dc:creator>
              <dc:date>2018-09-08T21:57:00</dc:date>
            </office:change-info>
          </text:insertion>
        </text:changed-region>
        <text:changed-region xml:id="ct94823566642208" text:id="ct94823566642208">
          <text:insertion>
            <office:change-info>
              <dc:creator>Bob Jacobsen</dc:creator>
              <dc:date>2013-04-07T10:30:00</dc:date>
            </office:change-info>
          </text:insertion>
        </text:changed-region>
        <text:changed-region xml:id="ct94823566642448" text:id="ct94823566642448">
          <text:deletion>
            <office:change-info>
              <dc:creator>Bob Jacobsen</dc:creator>
              <dc:date>2013-04-07T10:30:00</dc:date>
            </office:change-info>
            <text:p text:style-name="P14">d</text:p>
          </text:deletion>
        </text:changed-region>
        <text:changed-region xml:id="ct94823566642688" text:id="ct94823566642688">
          <text:insertion>
            <office:change-info>
              <dc:creator>Bob Jacobsen</dc:creator>
              <dc:date>2013-04-07T10:30:00</dc:date>
            </office:change-info>
          </text:insertion>
        </text:changed-region>
        <text:changed-region xml:id="ct94823566642928" text:id="ct94823566642928">
          <text:deletion>
            <office:change-info>
              <dc:creator>Bob Jacobsen</dc:creator>
              <dc:date>2013-04-07T10:30:00</dc:date>
            </office:change-info>
            <text:p text:style-name="P14"><text:s/>to set their time</text:p>
          </text:deletion>
        </text:changed-region>
        <text:changed-region xml:id="ct94823566643168" text:id="ct94823566643168">
          <text:insertion>
            <office:change-info>
              <dc:creator>Bob Jacobsen</dc:creator>
              <dc:date>2013-04-07T10:30:00</dc:date>
            </office:change-info>
          </text:insertion>
        </text:changed-region>
        <text:changed-region xml:id="ct94823566643408" text:id="ct94823566643408">
          <text:deletion>
            <office:change-info>
              <dc:creator>Stuart Baker</dc:creator>
              <dc:date>2018-09-08T22:50:00</dc:date>
            </office:change-info>
            <text:p text:style-name="P14"><text:s/></text:p>
          </text:deletion>
        </text:changed-region>
        <text:changed-region xml:id="ct94823566643648" text:id="ct94823566643648">
          <text:deletion>
            <office:change-info>
              <dc:creator>Balazs Racz</dc:creator>
              <dc:date>2018-09-10T23:57:49</dc:date>
            </office:change-info>
            <text:p text:style-name="P14">s</text:p>
          </text:deletion>
        </text:changed-region>
        <text:changed-region xml:id="ct94823566644592" text:id="ct94823566644592">
          <text:insertion>
            <office:change-info>
              <dc:creator>Balazs Racz</dc:creator>
              <dc:date>2018-09-10T23:57:49</dc:date>
            </office:change-info>
          </text:insertion>
        </text:changed-region>
        <text:changed-region xml:id="ct94823566644912" text:id="ct94823566644912">
          <text:deletion>
            <office:change-info>
              <dc:creator>Bob Jacobsen</dc:creator>
              <dc:date>2013-04-07T10:38:00</dc:date>
            </office:change-info>
            <text:p text:style-name="P14">s</text:p>
          </text:deletion>
        </text:changed-region>
        <text:changed-region xml:id="ct94823566645232" text:id="ct94823566645232">
          <text:insertion>
            <office:change-info>
              <dc:creator>Bob Jacobsen</dc:creator>
              <dc:date>2013-04-07T10:38:00</dc:date>
            </office:change-info>
          </text:insertion>
        </text:changed-region>
        <text:changed-region xml:id="ct94823566645552" text:id="ct94823566645552">
          <text:deletion>
            <office:change-info>
              <dc:creator>Stuart Baker</dc:creator>
              <dc:date>2018-09-08T21:58:00</dc:date>
            </office:change-info>
            <text:p text:style-name="P14"><text:s/></text:p>
          </text:deletion>
        </text:changed-region>
        <text:changed-region xml:id="ct94823566646432" text:id="ct94823566646432">
          <text:insertion>
            <office:change-info>
              <dc:creator>Balazs Racz</dc:creator>
              <dc:date>2018-09-10T23:58:11</dc:date>
            </office:change-info>
          </text:insertion>
        </text:changed-region>
        <text:changed-region xml:id="ct94823566646672" text:id="ct94823566646672">
          <text:insertion>
            <office:change-info>
              <dc:creator>Balazs Racz</dc:creator>
              <dc:date>2018-09-10T23:59:00</dc:date>
            </office:change-info>
          </text:insertion>
        </text:changed-region>
        <text:changed-region xml:id="ct94823565000848" text:id="ct94823565000848">
          <text:insertion>
            <office:change-info>
              <dc:creator>Stuart Baker</dc:creator>
              <dc:date>2018-09-01T13:07:00</dc:date>
            </office:change-info>
          </text:insertion>
        </text:changed-region>
        <text:changed-region xml:id="ct94823566648192" text:id="ct94823566648192">
          <text:deletion>
            <office:change-info>
              <dc:creator>Balazs Racz</dc:creator>
              <dc:date>2018-09-11T00:03:15</dc:date>
            </office:change-info>
            <text:p text:style-name="P19"><text:span text:style-name="T39"><text:s/>event</text:span></text:p>
          </text:deletion>
        </text:changed-region>
        <text:changed-region xml:id="ct94823566650368" text:id="ct94823566650368">
          <text:insertion>
            <office:change-info>
              <dc:creator>Stuart Baker</dc:creator>
              <dc:date>2018-09-01T13:07:00</dc:date>
            </office:change-info>
          </text:insertion>
        </text:changed-region>
        <text:changed-region xml:id="ct94823566651264" text:id="ct94823566651264">
          <text:insertion>
            <office:change-info>
              <dc:creator>Balazs Racz</dc:creator>
              <dc:date>2018-09-11T00:03:24</dc:date>
            </office:change-info>
          </text:insertion>
        </text:changed-region>
        <text:changed-region xml:id="ct94823566652784" text:id="ct94823566652784">
          <text:insertion>
            <office:change-info>
              <dc:creator>Stuart Baker</dc:creator>
              <dc:date>2018-09-01T13:07:00</dc:date>
            </office:change-info>
          </text:insertion>
        </text:changed-region>
        <text:changed-region xml:id="ct94823566653104" text:id="ct94823566653104">
          <text:deletion>
            <office:change-info>
              <dc:creator>Balazs Racz</dc:creator>
              <dc:date>2018-09-11T00:09:42</dc:date>
            </office:change-info>
            <text:p text:style-name="P20"><text:span text:style-name="T40"><text:s/>only</text:span></text:p>
          </text:deletion>
        </text:changed-region>
        <text:changed-region xml:id="ct94823566653744" text:id="ct94823566653744">
          <text:insertion>
            <office:change-info>
              <dc:creator>Stuart Baker</dc:creator>
              <dc:date>2018-09-01T13:07:00</dc:date>
            </office:change-info>
          </text:insertion>
        </text:changed-region>
        <text:changed-region xml:id="ct94823566653984" text:id="ct94823566653984">
          <text:deletion>
            <office:change-info>
              <dc:creator>Balazs Racz</dc:creator>
              <dc:date>2018-09-11T00:09:51</dc:date>
            </office:change-info>
            <text:p text:style-name="P20"><text:span text:style-name="T40">Though</text:span></text:p>
          </text:deletion>
        </text:changed-region>
        <text:changed-region xml:id="ct94823566654912" text:id="ct94823566654912">
          <text:insertion>
            <office:change-info>
              <dc:creator>Balazs Racz</dc:creator>
              <dc:date>2018-09-11T00:09:51</dc:date>
            </office:change-info>
          </text:insertion>
        </text:changed-region>
        <text:changed-region xml:id="ct94823566655232" text:id="ct94823566655232">
          <text:deletion>
            <office:change-info>
              <dc:creator>Balazs Racz</dc:creator>
              <dc:date>2018-09-11T00:10:16</dc:date>
            </office:change-info>
            <text:p text:style-name="P20"><text:span text:style-name="T40"><text:s/>the </text:span></text:p>
          </text:deletion>
        </text:changed-region>
        <text:changed-region xml:id="ct94823566655968" text:id="ct94823566655968">
          <text:insertion>
            <office:change-info>
              <dc:creator>Balazs Racz</dc:creator>
              <dc:date>2018-09-11T00:10:08</dc:date>
            </office:change-info>
          </text:insertion>
        </text:changed-region>
        <text:changed-region xml:id="ct94823566656688" text:id="ct94823566656688">
          <text:insertion>
            <office:change-info>
              <dc:creator>Stuart Baker</dc:creator>
              <dc:date>2018-09-01T13:07:00</dc:date>
            </office:change-info>
          </text:insertion>
        </text:changed-region>
        <text:changed-region xml:id="ct94823566657072" text:id="ct94823566657072">
          <text:deletion>
            <office:change-info>
              <dc:creator>Balazs Racz</dc:creator>
              <dc:date>2018-09-11T00:09:55</dc:date>
            </office:change-info>
            <text:p text:style-name="P20"><text:span text:style-name="T40">d</text:span></text:p>
          </text:deletion>
        </text:changed-region>
        <text:changed-region xml:id="ct94823566658288" text:id="ct94823566658288">
          <text:insertion>
            <office:change-info>
              <dc:creator>Balazs Racz</dc:creator>
              <dc:date>2018-09-11T00:09:55</dc:date>
            </office:change-info>
          </text:insertion>
        </text:changed-region>
        <text:changed-region xml:id="ct94823566659600" text:id="ct94823566659600">
          <text:insertion>
            <office:change-info>
              <dc:creator>Stuart Baker</dc:creator>
              <dc:date>2018-09-01T13:07:00</dc:date>
            </office:change-info>
          </text:insertion>
        </text:changed-region>
        <text:changed-region xml:id="ct94823566659984" text:id="ct94823566659984">
          <text:deletion>
            <office:change-info>
              <dc:creator>Balazs Racz</dc:creator>
              <dc:date>2018-09-11T00:04:10</dc:date>
            </office:change-info>
            <text:p text:style-name="P20"><text:span text:style-name="T40">511.75</text:span></text:p>
          </text:deletion>
        </text:changed-region>
        <text:changed-region xml:id="ct94823566661232" text:id="ct94823566661232">
          <text:insertion>
            <office:change-info>
              <dc:creator>Balazs Racz</dc:creator>
              <dc:date>2018-09-11T00:04:10</dc:date>
            </office:change-info>
          </text:insertion>
        </text:changed-region>
        <text:changed-region xml:id="ct94823566662464" text:id="ct94823566662464">
          <text:insertion>
            <office:change-info>
              <dc:creator>Stuart Baker</dc:creator>
              <dc:date>2018-09-01T13:07:00</dc:date>
            </office:change-info>
          </text:insertion>
        </text:changed-region>
        <text:changed-region xml:id="ct94823566662848" text:id="ct94823566662848">
          <text:deletion>
            <office:change-info>
              <dc:creator>Balazs Racz</dc:creator>
              <dc:date>2018-09-11T00:10:28</dc:date>
            </office:change-info>
            <text:p text:style-name="P20"><text:span text:style-name="T40">would </text:span></text:p>
          </text:deletion>
        </text:changed-region>
        <text:changed-region xml:id="ct94823566664624" text:id="ct94823566664624">
          <text:insertion>
            <office:change-info>
              <dc:creator>Balazs Racz</dc:creator>
              <dc:date>2018-09-11T00:10:35</dc:date>
            </office:change-info>
          </text:insertion>
        </text:changed-region>
        <text:changed-region xml:id="ct94823566666192" text:id="ct94823566666192">
          <text:insertion>
            <office:change-info>
              <dc:creator>Stuart Baker</dc:creator>
              <dc:date>2018-09-01T13:07:00</dc:date>
            </office:change-info>
          </text:insertion>
        </text:changed-region>
        <text:changed-region xml:id="ct94823566666576" text:id="ct94823566666576">
          <text:deletion>
            <office:change-info>
              <dc:creator>Balazs Racz</dc:creator>
              <dc:date>2018-09-11T00:11:31</dc:date>
            </office:change-info>
            <text:p text:style-name="P20"><text:span text:style-name="T40">well over 50% of the total bandwidth available</text:span></text:p>
          </text:deletion>
        </text:changed-region>
        <text:changed-region xml:id="ct94823566668560" text:id="ct94823566668560">
          <text:insertion>
            <office:change-info>
              <dc:creator>Balazs Racz</dc:creator>
              <dc:date>2018-09-11T00:11:32</dc:date>
            </office:change-info>
          </text:insertion>
        </text:changed-region>
        <text:changed-region xml:id="ct94823566668944" text:id="ct94823566668944">
          <text:deletion>
            <office:change-info>
              <dc:creator>Balazs Racz</dc:creator>
              <dc:date>2018-09-11T00:11:41</dc:date>
            </office:change-info>
            <text:p text:style-name="P20"><text:span text:style-name="T40"><text:s/>to </text:span></text:p>
          </text:deletion>
        </text:changed-region>
        <text:changed-region xml:id="ct94823566670928" text:id="ct94823566670928">
          <text:insertion>
            <office:change-info>
              <dc:creator>Balazs Racz</dc:creator>
              <dc:date>2018-09-11T00:11:41</dc:date>
            </office:change-info>
          </text:insertion>
        </text:changed-region>
        <text:changed-region xml:id="ct94823566672496" text:id="ct94823566672496">
          <text:insertion>
            <office:change-info>
              <dc:creator>Stuart Baker</dc:creator>
              <dc:date>2018-09-01T13:07:00</dc:date>
            </office:change-info>
          </text:insertion>
        </text:changed-region>
        <text:changed-region xml:id="ct94823566674064" text:id="ct94823566674064">
          <text:insertion>
            <office:change-info>
              <dc:creator>Balazs Racz</dc:creator>
              <dc:date>2018-09-11T00:11:45</dc:date>
            </office:change-info>
          </text:insertion>
        </text:changed-region>
        <text:changed-region xml:id="ct94823566674448" text:id="ct94823566674448">
          <text:deletion>
            <office:change-info>
              <dc:creator>Balazs Racz</dc:creator>
              <dc:date>2018-09-11T00:11:47</dc:date>
            </office:change-info>
            <text:p text:style-name="P20"><text:span text:style-name="T40">, if we consider a more practically realistic clock rate of 12:1, the resulting bandwidth used becomes less than 3%</text:span></text:p>
          </text:deletion>
        </text:changed-region>
        <text:changed-region xml:id="ct94823566675952" text:id="ct94823566675952">
          <text:insertion>
            <office:change-info>
              <dc:creator>Balazs Racz</dc:creator>
              <dc:date>2018-09-11T00:11:48</dc:date>
            </office:change-info>
          </text:insertion>
        </text:changed-region>
        <text:changed-region xml:id="ct94823566676336" text:id="ct94823566676336">
          <text:deletion>
            <office:change-info>
              <dc:creator>Balazs Racz</dc:creator>
              <dc:date>2018-09-11T00:11:48</dc:date>
            </office:change-info>
            <text:p text:style-name="P20"><text:span text:style-name="T40">. </text:span></text:p>
          </text:deletion>
        </text:changed-region>
        <text:changed-region xml:id="ct94823566677840" text:id="ct94823566677840">
          <text:insertion>
            <office:change-info>
              <dc:creator>Stuart Baker</dc:creator>
              <dc:date>2018-09-01T13:07:00</dc:date>
            </office:change-info>
          </text:insertion>
        </text:changed-region>
        <text:changed-region xml:id="ct94823566679408" text:id="ct94823566679408">
          <text:insertion>
            <office:change-info>
              <dc:creator>Balazs Racz</dc:creator>
              <dc:date>2018-09-11T00:11:56</dc:date>
            </office:change-info>
          </text:insertion>
        </text:changed-region>
        <text:changed-region xml:id="ct94823566680976" text:id="ct94823566680976">
          <text:insertion>
            <office:change-info>
              <dc:creator>Balazs Racz</dc:creator>
              <dc:date>2018-09-11T00:12:00</dc:date>
            </office:change-info>
          </text:insertion>
        </text:changed-region>
        <text:changed-region xml:id="ct94823566682000" text:id="ct94823566682000">
          <text:deletion>
            <office:change-info>
              <dc:creator>Balazs Racz</dc:creator>
              <dc:date>2018-09-11T00:12:38</dc:date>
            </office:change-info>
            <text:p text:style-name="P20"><text:span text:style-name="T40">%.</text:span></text:p>
          </text:deletion>
        </text:changed-region>
        <text:changed-region xml:id="ct94823566681680" text:id="ct94823566681680">
          <text:deletion>
            <office:change-info>
              <dc:creator>Balazs Racz</dc:creator>
              <dc:date>2018-09-11T00:06:14</dc:date>
            </office:change-info>
            <text:p text:style-name="P20"><text:span text:style-name="T40">5</text:span></text:p>
          </text:deletion>
        </text:changed-region>
        <text:changed-region xml:id="ct94823566681360" text:id="ct94823566681360">
          <text:deletion>
            <office:change-info>
              <dc:creator>Balazs Racz</dc:creator>
              <dc:date>2018-09-11T00:12:38</dc:date>
            </office:change-info>
            <text:p text:style-name="P20"><text:span text:style-name="T40">One Report Time Event sent once per real minute results in a total CAN bus bandwidth utilization of less than 0.</text:span></text:p>
          </text:deletion>
        </text:changed-region>
        <text:changed-region xml:id="ct94823566683008" text:id="ct94823566683008">
          <text:insertion>
            <office:change-info>
              <dc:creator>Stuart Baker</dc:creator>
              <dc:date>2018-09-01T13:07:00</dc:date>
            </office:change-info>
          </text:insertion>
        </text:changed-region>
        <text:changed-region xml:id="ct94823566683248" text:id="ct94823566683248">
          <text:deletion>
            <office:change-info>
              <dc:creator>Balazs Racz</dc:creator>
              <dc:date>2018-09-11T00:13:47</dc:date>
            </office:change-info>
            <text:p text:style-name="P21">clock</text:p>
          </text:deletion>
        </text:changed-region>
        <text:changed-region xml:id="ct94823566683776" text:id="ct94823566683776">
          <text:insertion>
            <office:change-info>
              <dc:creator>Balazs Racz</dc:creator>
              <dc:date>2018-09-11T00:13:47</dc:date>
            </office:change-info>
          </text:insertion>
        </text:changed-region>
        <text:changed-region xml:id="ct94823566684016" text:id="ct94823566684016">
          <text:insertion>
            <office:change-info>
              <dc:creator>Stuart Baker</dc:creator>
              <dc:date>2018-09-01T13:07:00</dc:date>
            </office:change-info>
          </text:insertion>
        </text:changed-region>
        <text:changed-region xml:id="ct94823566684256" text:id="ct94823566684256">
          <text:insertion>
            <office:change-info>
              <dc:creator>Balazs Racz</dc:creator>
              <dc:date>2018-09-11T00:13:49</dc:date>
            </office:change-info>
          </text:insertion>
        </text:changed-region>
        <text:changed-region xml:id="ct94823566684496" text:id="ct94823566684496">
          <text:deletion>
            <office:change-info>
              <dc:creator>Balazs Racz</dc:creator>
              <dc:date>2018-09-11T00:13:55</dc:date>
            </office:change-info>
            <text:p text:style-name="P21">clock </text:p>
          </text:deletion>
        </text:changed-region>
        <text:changed-region xml:id="ct94823566684736" text:id="ct94823566684736">
          <text:insertion>
            <office:change-info>
              <dc:creator>Stuart Baker</dc:creator>
              <dc:date>2018-09-01T13:07:00</dc:date>
            </office:change-info>
          </text:insertion>
        </text:changed-region>
        <text:changed-region xml:id="ct94823565010272" text:id="ct94823565010272">
          <text:insertion>
            <office:change-info>
              <dc:creator>Balazs Racz</dc:creator>
              <dc:date>2018-09-11T00:14:06</dc:date>
            </office:change-info>
          </text:insertion>
        </text:changed-region>
        <text:changed-region xml:id="ct94823565020160" text:id="ct94823565020160">
          <text:insertion>
            <office:change-info>
              <dc:creator>Stuart Baker</dc:creator>
              <dc:date>2018-09-01T13:07:00</dc:date>
            </office:change-info>
          </text:insertion>
        </text:changed-region>
        <text:changed-region xml:id="ct94823565021872" text:id="ct94823565021872">
          <text:insertion>
            <office:change-info>
              <dc:creator>Balazs Racz</dc:creator>
              <dc:date>2018-09-11T00:17:24</dc:date>
            </office:change-info>
          </text:insertion>
        </text:changed-region>
        <text:changed-region xml:id="ct94823565026416" text:id="ct94823565026416">
          <text:deletion>
            <office:change-info>
              <dc:creator>Balazs Racz</dc:creator>
              <dc:date>2018-09-11T00:24:27</dc:date>
            </office:change-info>
            <text:p text:style-name="P22"/>
            <text:p text:style-name="P22"/>
          </text:deletion>
        </text:changed-region>
        <text:changed-region xml:id="ct94823565024784" text:id="ct94823565024784">
          <text:insertion>
            <office:change-info>
              <dc:creator>Stuart Baker</dc:creator>
              <dc:date>2018-09-01T13:07:00</dc:date>
            </office:change-info>
          </text:insertion>
        </text:changed-region>
        <text:changed-region xml:id="ct94823566675488" text:id="ct94823566675488">
          <text:insertion>
            <office:change-info>
              <dc:creator>Balazs Racz</dc:creator>
              <dc:date>2018-09-11T00:24:27</dc:date>
            </office:change-info>
          </text:insertion>
        </text:changed-region>
        <text:changed-region xml:id="ct94823566678608" text:id="ct94823566678608">
          <text:insertion>
            <office:change-info>
              <dc:creator>Stuart Baker</dc:creator>
              <dc:date>2018-09-01T13:07:00</dc:date>
            </office:change-info>
          </text:insertion>
        </text:changed-region>
        <text:changed-region xml:id="ct94823566671696" text:id="ct94823566671696">
          <text:deletion>
            <office:change-info>
              <dc:creator>Stuart Baker</dc:creator>
              <dc:date>2018-09-29T22:07:00</dc:date>
            </office:change-info>
            <text:p text:style-name="P99"/>
            <text:p text:style-name="P99"/>
          </text:deletion>
        </text:changed-region>
        <text:changed-region xml:id="ct94823566661472" text:id="ct94823566661472">
          <text:insertion>
            <office:change-info>
              <dc:creator>Balazs Racz</dc:creator>
              <dc:date>2018-09-11T00:15:38</dc:date>
            </office:change-info>
          </text:insertion>
        </text:changed-region>
        <text:changed-region xml:id="ct94823566657696" text:id="ct94823566657696">
          <text:insertion>
            <office:change-info>
              <dc:creator>Balazs Racz</dc:creator>
              <dc:date>2018-09-11T00:16:00</dc:date>
            </office:change-info>
          </text:insertion>
        </text:changed-region>
        <text:changed-region xml:id="ct94823566661712" text:id="ct94823566661712">
          <text:insertion>
            <office:change-info>
              <dc:creator>Balazs Racz</dc:creator>
              <dc:date>2018-09-11T00:27:40</dc:date>
            </office:change-info>
          </text:insertion>
        </text:changed-region>
        <text:changed-region xml:id="ct94823566662128" text:id="ct94823566662128">
          <text:deletion>
            <office:change-info>
              <dc:creator>Stuart Baker</dc:creator>
              <dc:date>2018-09-29T22:08:00</dc:date>
            </office:change-info>
            <text:p text:style-name="P99"><text:span text:style-name="T41"><text:s/>catch any duplicate clock query commands and respond with a single announcement to all of them.query is seen;</text:span></text:p>
            <text:p text:style-name="P90">clock producers may delay the reply to the clock query by a few hundred milliseconds in order toten to each others’ requests for clock query and suppress their own query when another </text:p>
            <text:p text:style-name="P82">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p>
            <text:p text:style-name="P90">clock consumers should lis</text:p>
          </text:deletion>
        </text:changed-region>
        <text:changed-region xml:id="ct94823564946992" text:id="ct94823564946992">
          <text:insertion>
            <office:change-info>
              <dc:creator>Stuart Baker</dc:creator>
              <dc:date>2018-09-29T22:06:00</dc:date>
            </office:change-info>
          </text:insertion>
        </text:changed-region>
        <text:changed-region xml:id="ct94823566671936" text:id="ct94823566671936">
          <text:insertion>
            <office:change-info>
              <dc:creator>Stuart Baker</dc:creator>
              <dc:date>2018-09-29T22:07:00</dc:date>
            </office:change-info>
          </text:insertion>
        </text:changed-region>
        <text:changed-region xml:id="ct94823565041712" text:id="ct94823565041712">
          <text:insertion>
            <office:change-info>
              <dc:creator>Stuart Baker</dc:creator>
              <dc:date>2018-09-29T22:08:00</dc:date>
            </office:change-info>
          </text:insertion>
        </text:changed-region>
        <text:changed-region xml:id="ct94823566704800" text:id="ct94823566704800">
          <text:insertion>
            <office:change-info>
              <dc:creator>Stuart Baker</dc:creator>
              <dc:date>2018-09-01T13:07:00</dc:date>
            </office:change-info>
          </text:insertion>
        </text:changed-region>
        <text:changed-region xml:id="ct94823566705440" text:id="ct94823566705440">
          <text:insertion>
            <office:change-info>
              <dc:creator>Balazs Racz</dc:creator>
              <dc:date>2018-09-11T00:28:03</dc:date>
            </office:change-info>
          </text:insertion>
        </text:changed-region>
        <text:changed-region xml:id="ct94823566706960" text:id="ct94823566706960">
          <text:insertion>
            <office:change-info>
              <dc:creator>Stuart Baker</dc:creator>
              <dc:date>2018-09-01T13:07:00</dc:date>
            </office:change-info>
          </text:insertion>
        </text:changed-region>
        <text:changed-region xml:id="ct94823566708064" text:id="ct94823566708064">
          <text:insertion>
            <office:change-info>
              <dc:creator>Balazs Racz</dc:creator>
              <dc:date>2018-09-11T00:29:17</dc:date>
            </office:change-info>
          </text:insertion>
        </text:changed-region>
        <text:changed-region xml:id="ct94823566675232" text:id="ct94823566675232">
          <text:insertion>
            <office:change-info>
              <dc:creator>Balazs Racz</dc:creator>
              <dc:date>2018-09-11T00:30:02</dc:date>
            </office:change-info>
          </text:insertion>
        </text:changed-region>
        <text:changed-region xml:id="ct94823566709600" text:id="ct94823566709600">
          <text:insertion>
            <office:change-info>
              <dc:creator>Stuart Baker</dc:creator>
              <dc:date>2018-09-29T22:42:00</dc:date>
            </office:change-info>
          </text:insertion>
        </text:changed-region>
        <text:changed-region xml:id="ct94823566711760" text:id="ct94823566711760">
          <text:deletion>
            <office:change-info>
              <dc:creator>Stuart Baker</dc:creator>
              <dc:date>2018-09-11T10:34:00</dc:date>
            </office:change-info>
            <text:p text:style-name="P25"><text:span text:style-name="T42"><office:annotation><dc:creator>Balazs Racz</dc:creator><dc:date>2018-09-11T00:31:52</dc:date><loext:sender-initials>BR</loext:sender-initials><text:p text:style-name="P118"><text:span text:style-name="T63">I think all of this can be deleted now, see my explanation in the first half of this paragraph.</text:span></text:p></office:annotation></text:span></text:p>
          </text:deletion>
        </text:changed-region>
        <text:changed-region xml:id="ct94823566711520" text:id="ct94823566711520">
          <text:deletion>
            <office:change-info>
              <dc:creator>Stuart Baker</dc:creator>
              <dc:date>2018-09-01T13:07:00</dc:date>
            </office:change-info>
            <text:p text:style-name="P25"><text:span text:style-name="T25">Event Identification and Reporting</text:span></text:p>
            <text:p text:style-name="P25"><text:span text:style-name="T25"/></text:p>
          </text:deletion>
        </text:changed-region>
        <text:changed-region xml:id="ct94823566711280" text:id="ct94823566711280">
          <text:deletion>
            <office:change-info>
              <dc:creator>Bob Jacobsen</dc:creator>
              <dc:date>2013-04-07T10:03:00</dc:date>
            </office:change-info>
            <text:p text:style-name="P25"><text:span text:style-name="T25">This</text:span></text:p>
          </text:deletion>
        </text:changed-region>
        <text:changed-region xml:id="ct94823566711040" text:id="ct94823566711040">
          <text:deletion>
            <office:change-info>
              <dc:creator>Stuart Baker</dc:creator>
              <dc:date>2018-09-01T13:07:00</dc:date>
            </office:change-info>
            <text:p text:style-name="P25"><text:span text:style-name="T25"><text:s/>letevent transfer protocol combines with these event definition toThe </text:span></text:p>
          </text:deletion>
        </text:changed-region>
        <text:changed-region xml:id="ct94823566710800" text:id="ct94823566710800">
          <text:deletion>
            <office:change-info>
              <dc:creator>Bob Jacobsen</dc:creator>
              <dc:date>2013-04-07T10:04:00</dc:date>
            </office:change-info>
            <text:p text:style-name="P25"><text:span text:style-name="T25">s</text:span></text:p>
          </text:deletion>
        </text:changed-region>
        <text:changed-region xml:id="ct94823566710560" text:id="ct94823566710560">
          <text:deletion>
            <office:change-info>
              <dc:creator>Stuart Baker</dc:creator>
              <dc:date>2018-09-01T13:07:00</dc:date>
            </office:change-info>
            <text:p text:style-name="P25"><text:span text:style-name="T25">To find the current clock:</text:span></text:p>
            <text:list xml:id="list3637573985" text:style-name="L2">
              <text:list-item>
                <text:p text:style-name="P76">Send a global IdentifyProducers for well-known event ID “Delivers Clock Protocol”</text:p>
              </text:list-item>
              <text:list-item>
                <text:p text:style-name="P76">If there's no reply, no clock exists. If there is a reply, extract the source node ID (alias) of the clock producer node and send an IdentifyEvents. <text:s/></text:p>
              </text:list-item>
            </text:list>
            <text:p text:style-name="P75">The reply will contain IdentifyProducedEvent messages that show the current clock producer state via their active/valid statu</text:p>
            <text:p text:style-name="P10"><draw:frame draw:style-name="fr1" draw:name="graphics2" text:anchor-type="paragraph" svg:width="4.6874in" svg:height="4.4453in" draw:z-index="14"><draw:image xlink:href="../mscgen/FindClockWithNodeIdGetTime.png" xlink:type="simple" xlink:show="embed" xlink:actuate="onLoad" loext:mime-type="image/png"/></draw:frame></text:p>
            <text:p text:style-name="P25"><text:span text:style-name="T25"><text:s/>devices rapidly establish information about a clock, even if they don't know it exists. </text:span></text:p>
          </text:deletion>
        </text:changed-region>
        <text:changed-region xml:id="ct94823566710320" text:id="ct94823566710320">
          <text:deletion>
            <office:change-info>
              <dc:creator>Bob Jacobsen</dc:creator>
              <dc:date>2013-04-06T23:27:00</dc:date>
            </office:change-info>
            <text:p text:style-name="P25"><text:span text:style-name="T25">s.</text:span></text:p>
          </text:deletion>
        </text:changed-region>
        <text:changed-region xml:id="ct94823566710080" text:id="ct94823566710080">
          <text:deletion>
            <office:change-info>
              <dc:creator>Stuart Baker</dc:creator>
              <dc:date>2018-09-01T13:07:00</dc:date>
            </office:change-info>
            <text:p text:style-name="P25"><text:span text:style-name="T25">Clock events from clock generators with other Specific Upper Part values must be identified by another means, see “Further Work” section below.s, along with IdentifyProducedEvent messages for all other producers on the node.</text:span></text:p>
            <text:p text:style-name="P25"><text:span text:style-name="T25">Clock events from the four well-known clocks can be identified </text:span><text:span text:style-name="T34">by the</text:span><text:span text:style-name="T25"> well-known six-byte Specific Upper Part of the event ID. </text:span></text:p>
          </text:deletion>
        </text:changed-region>
        <text:changed-region xml:id="ct94823566709840" text:id="ct94823566709840">
          <text:deletion>
            <office:change-info>
              <dc:creator>Stuart Baker</dc:creator>
              <dc:date>2018-09-11T10:34:00</dc:date>
            </office:change-info>
            <text:p text:style-name="P25"><text:span text:style-name="T26"><text:s/></text:span></text:p>
          </text:deletion>
        </text:changed-region>
        <text:changed-region xml:id="ct94823566714256" text:id="ct94823566714256">
          <text:insertion>
            <office:change-info>
              <dc:creator>Stuart Baker</dc:creator>
              <dc:date>2018-09-29T22:42:00</dc:date>
            </office:change-info>
          </text:insertion>
        </text:changed-region>
        <text:changed-region xml:id="ct94823566715424" text:id="ct94823566715424">
          <text:insertion>
            <office:change-info>
              <dc:creator>Stuart Baker</dc:creator>
              <dc:date>2018-09-29T22:43:00</dc:date>
            </office:change-info>
          </text:insertion>
        </text:changed-region>
        <text:changed-region xml:id="ct94823566717040" text:id="ct94823566717040">
          <text:insertion>
            <office:change-info>
              <dc:creator>Stuart Baker</dc:creator>
              <dc:date>2019-02-23T16:24:00</dc:date>
            </office:change-info>
          </text:insertion>
        </text:changed-region>
        <text:changed-region xml:id="ct94823566720976" text:id="ct94823566720976">
          <text:insertion>
            <office:change-info>
              <dc:creator>Stuart Baker</dc:creator>
              <dc:date>2019-02-23T16:25:00</dc:date>
            </office:change-info>
          </text:insertion>
        </text:changed-region>
        <text:changed-region xml:id="ct94823566712496" text:id="ct94823566712496">
          <text:deletion>
            <office:change-info>
              <dc:creator>Bob Jacobsen</dc:creator>
              <dc:date>2013-04-06T23:28:00</dc:date>
            </office:change-info>
            <text:p text:style-name="P26">This section will go directly into the Technical Note.</text:p>
            <text:p text:style-name="P26"/>
          </text:deletion>
        </text:changed-region>
        <text:changed-region xml:id="ct94823566704352" text:id="ct94823566704352">
          <text:deletion>
            <office:change-info>
              <dc:creator>Stuart Baker</dc:creator>
              <dc:date>2018-09-01T13:08:00</dc:date>
            </office:change-info>
            <text:p text:style-name="P26">This protocol doesn't appear in </text:p>
          </text:deletion>
        </text:changed-region>
        <text:changed-region xml:id="ct94823566718224" text:id="ct94823566718224">
          <text:deletion>
            <office:change-info>
              <dc:creator>Bob Jacobsen</dc:creator>
              <dc:date>2013-04-06T23:28:00</dc:date>
            </office:change-info>
            <text:p text:style-name="P26">PIP</text:p>
          </text:deletion>
        </text:changed-region>
        <text:changed-region xml:id="ct94823565048768" text:id="ct94823565048768">
          <text:deletion>
            <office:change-info>
              <dc:creator>Stuart Baker</dc:creator>
              <dc:date>2018-09-01T13:08:00</dc:date>
            </office:change-info>
            <text:p text:style-name="P26">, because it's totally self-identifying. <text:s/>There's no formal, functional need to check for it. <text:s/>IdentifyProducers can find the clock producer node(s) on the layout. otocol Identification messagethe Pr</text:p>
          </text:deletion>
        </text:changed-region>
        <text:changed-region xml:id="ct94823565049472" text:id="ct94823565049472">
          <text:deletion>
            <office:change-info>
              <dc:creator>Bob Jacobsen</dc:creator>
              <dc:date>2013-04-06T23:29:00</dc:date>
            </office:change-info>
            <text:p text:style-name="P26">Perhaps it should be added to the PIP mechanism to make it unambiguous that the node manufacturer intends this to be supported, trigger automated tests, etc.</text:p>
          </text:deletion>
        </text:changed-region>
        <text:changed-region xml:id="ct94823566712000" text:id="ct94823566712000">
          <text:insertion>
            <office:change-info>
              <dc:creator>Stuart Baker</dc:creator>
              <dc:date>2018-09-01T13:08:00</dc:date>
            </office:change-info>
          </text:insertion>
        </text:changed-region>
        <text:changed-region xml:id="ct94823566717312" text:id="ct94823566717312">
          <text:deletion>
            <office:change-info>
              <dc:creator>Balazs Racz</dc:creator>
              <dc:date>2018-09-11T00:35:47</dc:date>
            </office:change-info>
            <text:p text:style-name="P26">..</text:p>
          </text:deletion>
        </text:changed-region>
        <text:changed-region xml:id="ct94823566719744" text:id="ct94823566719744">
          <text:insertion>
            <office:change-info>
              <dc:creator>Bob Jacobsen</dc:creator>
              <dc:date>2013-04-07T10:33:00</dc:date>
            </office:change-info>
          </text:insertion>
        </text:changed-region>
        <text:changed-region xml:id="ct94823566714496" text:id="ct94823566714496">
          <text:insertion>
            <office:change-info>
              <dc:creator>Bob Jacobsen</dc:creator>
              <dc:date>2013-04-07T10:33:00</dc:date>
            </office:change-info>
          </text:insertion>
        </text:changed-region>
        <text:changed-region xml:id="ct94823566714816" text:id="ct94823566714816">
          <text:insertion>
            <office:change-info>
              <dc:creator>Bob Jacobsen</dc:creator>
              <dc:date>2013-04-07T10:34:00</dc:date>
            </office:change-info>
          </text:insertion>
        </text:changed-region>
        <text:changed-region xml:id="ct94823566713552" text:id="ct94823566713552">
          <text:deletion>
            <office:change-info>
              <dc:creator>Bob Jacobsen</dc:creator>
              <dc:date>2013-04-06T23:36:00</dc:date>
            </office:change-info>
            <text:p text:style-name="Standard">Node IDs</text:p>
          </text:deletion>
        </text:changed-region>
        <text:changed-region xml:id="ct94823566722912" text:id="ct94823566722912">
          <text:insertion>
            <office:change-info>
              <dc:creator>Bob Jacobsen</dc:creator>
              <dc:date>2013-04-06T23:36:00</dc:date>
            </office:change-info>
          </text:insertion>
        </text:changed-region>
        <text:changed-region xml:id="ct94823566713792" text:id="ct94823566713792">
          <text:deletion>
            <office:change-info>
              <dc:creator>Balazs Racz</dc:creator>
              <dc:date>2018-09-11T00:45:25</dc:date>
            </office:change-info>
            <text:p text:style-name="Standard">'</text:p>
          </text:deletion>
        </text:changed-region>
        <text:changed-region xml:id="ct94823566723312" text:id="ct94823566723312">
          <text:insertion>
            <office:change-info>
              <dc:creator>Balazs Racz</dc:creator>
              <dc:date>2018-09-11T00:45:25</dc:date>
            </office:change-info>
          </text:insertion>
        </text:changed-region>
        <text:changed-region xml:id="ct94823566724352" text:id="ct94823566724352">
          <text:insertion>
            <office:change-info>
              <dc:creator>Bob Jacobsen</dc:creator>
              <dc:date>2013-04-06T21:58:00</dc:date>
            </office:change-info>
          </text:insertion>
        </text:changed-region>
        <text:changed-region xml:id="ct94823566724672" text:id="ct94823566724672">
          <text:deletion>
            <office:change-info>
              <dc:creator>Bob Jacobsen</dc:creator>
              <dc:date>2013-04-06T21:57:00</dc:date>
            </office:change-info>
            <text:p text:style-name="Standard"><text:s/></text:p>
          </text:deletion>
        </text:changed-region>
        <text:changed-region xml:id="ct94823566725072" text:id="ct94823566725072">
          <text:insertion>
            <office:change-info>
              <dc:creator>Bob Jacobsen</dc:creator>
              <dc:date>2013-04-06T21:57:00</dc:date>
            </office:change-info>
          </text:insertion>
        </text:changed-region>
        <text:changed-region xml:id="ct94823566725312" text:id="ct94823566725312">
          <text:insertion>
            <office:change-info>
              <dc:creator>Bob Jacobsen</dc:creator>
              <dc:date>2013-04-06T21:58:00</dc:date>
            </office:change-info>
          </text:insertion>
        </text:changed-region>
        <text:changed-region xml:id="ct94823565093648" text:id="ct94823565093648">
          <text:insertion>
            <office:change-info>
              <dc:creator>Stuart Baker</dc:creator>
              <dc:date>2018-09-29T21:35:00</dc:date>
            </office:change-info>
          </text:insertion>
        </text:changed-region>
        <text:changed-region xml:id="ct94823566730000" text:id="ct94823566730000">
          <text:insertion>
            <office:change-info>
              <dc:creator>Stuart Baker</dc:creator>
              <dc:date>2018-09-29T21:36:00</dc:date>
            </office:change-info>
          </text:insertion>
        </text:changed-region>
        <text:changed-region xml:id="ct94823566730752" text:id="ct94823566730752">
          <text:insertion>
            <office:change-info>
              <dc:creator>Stuart Baker</dc:creator>
              <dc:date>2018-09-29T21:37:00</dc:date>
            </office:change-info>
          </text:insertion>
        </text:changed-region>
        <text:changed-region xml:id="ct94823566731424" text:id="ct94823566731424">
          <text:insertion>
            <office:change-info>
              <dc:creator>Stuart Baker</dc:creator>
              <dc:date>2018-09-29T21:38:00</dc:date>
            </office:change-info>
          </text:insertion>
        </text:changed-region>
        <text:changed-region xml:id="ct94823566731744" text:id="ct94823566731744">
          <text:insertion>
            <office:change-info>
              <dc:creator>Stuart Baker</dc:creator>
              <dc:date>2018-09-29T21:39:00</dc:date>
            </office:change-info>
          </text:insertion>
        </text:changed-region>
        <text:changed-region xml:id="ct94823566732816" text:id="ct94823566732816">
          <text:insertion>
            <office:change-info>
              <dc:creator>Stuart Baker</dc:creator>
              <dc:date>2018-09-29T21:40:00</dc:date>
            </office:change-info>
          </text:insertion>
        </text:changed-region>
        <text:changed-region xml:id="ct94823566733408" text:id="ct94823566733408">
          <text:insertion>
            <office:change-info>
              <dc:creator>Stuart Baker</dc:creator>
              <dc:date>2018-09-29T21:41:00</dc:date>
            </office:change-info>
          </text:insertion>
        </text:changed-region>
        <text:changed-region xml:id="ct94823566733648" text:id="ct94823566733648">
          <text:insertion>
            <office:change-info>
              <dc:creator>Stuart Baker</dc:creator>
              <dc:date>2018-09-29T21:42:00</dc:date>
            </office:change-info>
          </text:insertion>
        </text:changed-region>
        <text:changed-region xml:id="ct94823566743632" text:id="ct94823566743632">
          <text:insertion>
            <office:change-info>
              <dc:creator>Stuart Baker</dc:creator>
              <dc:date>2018-09-29T22:21:00</dc:date>
            </office:change-info>
          </text:insertion>
        </text:changed-region>
        <text:changed-region xml:id="ct94823566745200" text:id="ct94823566745200">
          <text:insertion>
            <office:change-info>
              <dc:creator>Balazs Racz</dc:creator>
              <dc:date>2018-10-03T22:36:46</dc:date>
            </office:change-info>
          </text:insertion>
        </text:changed-region>
        <text:changed-region xml:id="ct94823566747280" text:id="ct94823566747280">
          <text:insertion>
            <office:change-info>
              <dc:creator>Balazs Racz</dc:creator>
              <dc:date>2018-10-03T22:37:08</dc:date>
            </office:change-info>
          </text:insertion>
        </text:changed-region>
        <text:changed-region xml:id="ct94823566749200" text:id="ct94823566749200">
          <text:insertion>
            <office:change-info>
              <dc:creator>Balazs Racz</dc:creator>
              <dc:date>2018-10-04T11:02:56</dc:date>
            </office:change-info>
          </text:insertion>
        </text:changed-region>
        <text:changed-region xml:id="ct94823566750672" text:id="ct94823566750672">
          <text:insertion>
            <office:change-info>
              <dc:creator>Balazs Racz</dc:creator>
              <dc:date>2018-10-04T11:03:00</dc:date>
            </office:change-info>
          </text:insertion>
        </text:changed-region>
        <text:changed-region xml:id="ct94823566751520" text:id="ct94823566751520">
          <text:insertion>
            <office:change-info>
              <dc:creator>Stuart Baker</dc:creator>
              <dc:date>2018-09-29T22:13:00</dc:date>
            </office:change-info>
          </text:insertion>
        </text:changed-region>
        <text:changed-region xml:id="ct94823566727440" text:id="ct94823566727440">
          <text:insertion>
            <office:change-info>
              <dc:creator>Stuart Baker</dc:creator>
              <dc:date>2018-09-29T22:14:00</dc:date>
            </office:change-info>
          </text:insertion>
        </text:changed-region>
        <text:changed-region xml:id="ct94823566745744" text:id="ct94823566745744">
          <text:insertion>
            <office:change-info>
              <dc:creator>Stuart Baker</dc:creator>
              <dc:date>2018-09-29T22:15:00</dc:date>
            </office:change-info>
          </text:insertion>
        </text:changed-region>
        <text:changed-region xml:id="ct94823566747552" text:id="ct94823566747552">
          <text:insertion>
            <office:change-info>
              <dc:creator>Stuart Baker</dc:creator>
              <dc:date>2018-09-29T22:16:00</dc:date>
            </office:change-info>
          </text:insertion>
        </text:changed-region>
        <text:changed-region xml:id="ct94823566739344" text:id="ct94823566739344">
          <text:insertion>
            <office:change-info>
              <dc:creator>Stuart Baker</dc:creator>
              <dc:date>2018-09-29T22:17:00</dc:date>
            </office:change-info>
          </text:insertion>
        </text:changed-region>
        <text:changed-region xml:id="ct94823566748288" text:id="ct94823566748288">
          <text:insertion>
            <office:change-info>
              <dc:creator>Stuart Baker</dc:creator>
              <dc:date>2018-09-29T22:18:00</dc:date>
            </office:change-info>
          </text:insertion>
        </text:changed-region>
        <text:changed-region xml:id="ct94823566744560" text:id="ct94823566744560">
          <text:insertion>
            <office:change-info>
              <dc:creator>Stuart Baker</dc:creator>
              <dc:date>2018-09-29T21:45:00</dc:date>
            </office:change-info>
          </text:insertion>
        </text:changed-region>
        <text:changed-region xml:id="ct94823566760400" text:id="ct94823566760400">
          <text:insertion>
            <office:change-info>
              <dc:creator>Stuart Baker</dc:creator>
              <dc:date>2018-09-29T21:46:00</dc:date>
            </office:change-info>
          </text:insertion>
        </text:changed-region>
        <text:changed-region xml:id="ct94823566762768" text:id="ct94823566762768">
          <text:insertion>
            <office:change-info>
              <dc:creator>Stuart Baker</dc:creator>
              <dc:date>2018-09-29T21:50:00</dc:date>
            </office:change-info>
          </text:insertion>
        </text:changed-region>
        <text:changed-region xml:id="ct94823566766912" text:id="ct94823566766912">
          <text:insertion>
            <office:change-info>
              <dc:creator>Stuart Baker</dc:creator>
              <dc:date>2018-09-29T21:51:00</dc:date>
            </office:change-info>
          </text:insertion>
        </text:changed-region>
        <text:changed-region xml:id="ct94823566768752" text:id="ct94823566768752">
          <text:insertion>
            <office:change-info>
              <dc:creator>Stuart Baker</dc:creator>
              <dc:date>2018-09-29T21:52:00</dc:date>
            </office:change-info>
          </text:insertion>
        </text:changed-region>
        <text:changed-region xml:id="ct94823566769936" text:id="ct94823566769936">
          <text:insertion>
            <office:change-info>
              <dc:creator>Balazs Racz</dc:creator>
              <dc:date>2018-10-03T22:34:02</dc:date>
            </office:change-info>
          </text:insertion>
        </text:changed-region>
        <text:changed-region xml:id="ct94823566770416" text:id="ct94823566770416">
          <text:insertion>
            <office:change-info>
              <dc:creator>Balazs Racz</dc:creator>
              <dc:date>2018-10-03T22:28:04</dc:date>
            </office:change-info>
          </text:insertion>
        </text:changed-region>
        <text:changed-region xml:id="ct94823566770176" text:id="ct94823566770176">
          <text:insertion>
            <office:change-info>
              <dc:creator>Balazs Racz</dc:creator>
              <dc:date>2018-10-03T22:29:00</dc:date>
            </office:change-info>
          </text:insertion>
        </text:changed-region>
        <text:changed-region xml:id="ct94823566770944" text:id="ct94823566770944">
          <text:insertion>
            <office:change-info>
              <dc:creator>Balazs Racz</dc:creator>
              <dc:date>2018-10-03T22:30:00</dc:date>
            </office:change-info>
          </text:insertion>
        </text:changed-region>
        <text:changed-region xml:id="ct94823566771968" text:id="ct94823566771968">
          <text:insertion>
            <office:change-info>
              <dc:creator>Balazs Racz</dc:creator>
              <dc:date>2018-10-03T22:31:14</dc:date>
            </office:change-info>
          </text:insertion>
        </text:changed-region>
        <text:changed-region xml:id="ct94823566772976" text:id="ct94823566772976">
          <text:insertion>
            <office:change-info>
              <dc:creator>Balazs Racz</dc:creator>
              <dc:date>2018-10-03T22:32:06</dc:date>
            </office:change-info>
          </text:insertion>
        </text:changed-region>
        <text:changed-region xml:id="ct94823566773360" text:id="ct94823566773360">
          <text:deletion>
            <office:change-info>
              <dc:creator>Stuart Baker</dc:creator>
              <dc:date>2019-02-23T16:28:00</dc:date>
            </office:change-info>
            <text:p text:style-name="P47"><text:span text:style-name="T43"><text:s/></text:span></text:p>
          </text:deletion>
        </text:changed-region>
        <text:changed-region xml:id="ct94823566777312" text:id="ct94823566777312">
          <text:insertion>
            <office:change-info>
              <dc:creator>Balazs Racz</dc:creator>
              <dc:date>2018-10-03T22:32:06</dc:date>
            </office:change-info>
          </text:insertion>
        </text:changed-region>
        <text:changed-region xml:id="ct94823566775296" text:id="ct94823566775296">
          <text:insertion>
            <office:change-info>
              <dc:creator>Balazs Racz</dc:creator>
              <dc:date>2018-10-03T22:33:52</dc:date>
            </office:change-info>
          </text:insertion>
        </text:changed-region>
        <text:changed-region xml:id="ct94823566778784" text:id="ct94823566778784">
          <text:insertion>
            <office:change-info>
              <dc:creator>Balazs Racz</dc:creator>
              <dc:date>2018-10-04T11:05:41</dc:date>
            </office:change-info>
          </text:insertion>
        </text:changed-region>
        <text:changed-region xml:id="ct94823566780096" text:id="ct94823566780096">
          <text:insertion>
            <office:change-info>
              <dc:creator>Balazs Racz</dc:creator>
              <dc:date>2018-10-03T22:34:59</dc:date>
            </office:change-info>
          </text:insertion>
        </text:changed-region>
        <text:changed-region xml:id="ct94823566781808" text:id="ct94823566781808">
          <text:insertion>
            <office:change-info>
              <dc:creator>Balazs Racz</dc:creator>
              <dc:date>2018-10-03T22:35:00</dc:date>
            </office:change-info>
          </text:insertion>
        </text:changed-region>
        <text:changed-region xml:id="ct94823565130224" text:id="ct94823565130224">
          <text:insertion>
            <office:change-info>
              <dc:creator>Stuart Baker</dc:creator>
              <dc:date>2018-09-01T13:08:00</dc:date>
            </office:change-info>
          </text:insertion>
        </text:changed-region>
        <text:changed-region xml:id="ct94823566765424" text:id="ct94823566765424">
          <text:deletion>
            <office:change-info>
              <dc:creator>Stuart Baker</dc:creator>
              <dc:date>2019-02-23T16:03:00</dc:date>
            </office:change-info>
            <text:p text:style-name="P27"><text:s/><text:span text:style-name="T44">matching</text:span></text:p>
          </text:deletion>
        </text:changed-region>
        <text:changed-region xml:id="ct94823565126992" text:id="ct94823565126992">
          <text:insertion>
            <office:change-info>
              <dc:creator>Stuart Baker</dc:creator>
              <dc:date>2018-09-01T13:08:00</dc:date>
            </office:change-info>
          </text:insertion>
        </text:changed-region>
        <text:changed-region xml:id="ct94823566777840" text:id="ct94823566777840">
          <text:insertion>
            <office:change-info>
              <dc:creator>Balazs Racz</dc:creator>
              <dc:date>2018-09-11T00:48:51</dc:date>
            </office:change-info>
          </text:insertion>
        </text:changed-region>
        <text:changed-region xml:id="ct94823566779504" text:id="ct94823566779504">
          <text:insertion>
            <office:change-info>
              <dc:creator>Balazs Racz</dc:creator>
              <dc:date>2018-09-11T00:49:13</dc:date>
            </office:change-info>
          </text:insertion>
        </text:changed-region>
        <text:changed-region xml:id="ct94823566794816" text:id="ct94823566794816">
          <text:insertion>
            <office:change-info>
              <dc:creator>Stuart Baker</dc:creator>
              <dc:date>2018-09-11T10:31:00</dc:date>
            </office:change-info>
          </text:insertion>
        </text:changed-region>
        <text:changed-region xml:id="ct94823566795136" text:id="ct94823566795136">
          <text:insertion>
            <office:change-info>
              <dc:creator>Balazs Racz</dc:creator>
              <dc:date>2018-09-11T00:49:13</dc:date>
            </office:change-info>
          </text:insertion>
        </text:changed-region>
        <text:changed-region xml:id="ct94823566800048" text:id="ct94823566800048">
          <text:insertion>
            <office:change-info>
              <dc:creator>Stuart Baker</dc:creator>
              <dc:date>2018-09-29T22:45:00</dc:date>
            </office:change-info>
          </text:insertion>
        </text:changed-region>
        <text:changed-region xml:id="ct94823566800288" text:id="ct94823566800288">
          <text:insertion>
            <office:change-info>
              <dc:creator>Stuart Baker</dc:creator>
              <dc:date>2018-09-29T22:46:00</dc:date>
            </office:change-info>
          </text:insertion>
        </text:changed-region>
        <text:changed-region xml:id="ct94823566800960" text:id="ct94823566800960">
          <text:insertion>
            <office:change-info>
              <dc:creator>Balazs Racz</dc:creator>
              <dc:date>2018-10-03T22:27:23</dc:date>
            </office:change-info>
          </text:insertion>
        </text:changed-region>
        <text:changed-region xml:id="ct94823566801280" text:id="ct94823566801280">
          <text:insertion>
            <office:change-info>
              <dc:creator>Stuart Baker</dc:creator>
              <dc:date>2018-09-29T22:46:00</dc:date>
            </office:change-info>
          </text:insertion>
        </text:changed-region>
        <text:changed-region xml:id="ct94823566801600" text:id="ct94823566801600">
          <text:deletion>
            <office:change-info>
              <dc:creator>Balazs Racz</dc:creator>
              <dc:date>2018-10-03T22:27:30</dc:date>
            </office:change-info>
            <text:p text:style-name="P25">e</text:p>
          </text:deletion>
        </text:changed-region>
        <text:changed-region xml:id="ct94823566803136" text:id="ct94823566803136">
          <text:insertion>
            <office:change-info>
              <dc:creator>Stuart Baker</dc:creator>
              <dc:date>2018-09-29T22:46:00</dc:date>
            </office:change-info>
          </text:insertion>
        </text:changed-region>
        <text:changed-region xml:id="ct94823566803456" text:id="ct94823566803456">
          <text:insertion>
            <office:change-info>
              <dc:creator>Stuart Baker</dc:creator>
              <dc:date>2018-09-29T22:47:00</dc:date>
            </office:change-info>
          </text:insertion>
        </text:changed-region>
        <text:changed-region xml:id="ct94823566804496" text:id="ct94823566804496">
          <text:insertion>
            <office:change-info>
              <dc:creator>Stuart Baker</dc:creator>
              <dc:date>2018-09-01T13:08:00</dc:date>
            </office:change-info>
          </text:insertion>
        </text:changed-region>
        <text:changed-region xml:id="ct94823566804736" text:id="ct94823566804736">
          <text:deletion>
            <office:change-info>
              <dc:creator>Stuart Baker</dc:creator>
              <dc:date>2018-09-08T22:35:00</dc:date>
            </office:change-info>
            <text:h text:style-name="Heading_20_2" text:outline-level="2">s</text:h>
          </text:deletion>
        </text:changed-region>
        <text:changed-region xml:id="ct94823566805296" text:id="ct94823566805296">
          <text:insertion>
            <office:change-info>
              <dc:creator>Stuart Baker</dc:creator>
              <dc:date>2018-09-08T22:35:00</dc:date>
            </office:change-info>
          </text:insertion>
        </text:changed-region>
        <text:changed-region xml:id="ct94823566805696" text:id="ct94823566805696">
          <text:deletion>
            <office:change-info>
              <dc:creator>Stuart Baker</dc:creator>
              <dc:date>2018-09-08T22:34:00</dc:date>
            </office:change-info>
            <text:h text:style-name="Heading_20_2" text:outline-level="2">t</text:h>
          </text:deletion>
        </text:changed-region>
        <text:changed-region xml:id="ct94823566806464" text:id="ct94823566806464">
          <text:insertion>
            <office:change-info>
              <dc:creator>Stuart Baker</dc:creator>
              <dc:date>2018-09-08T22:34:00</dc:date>
            </office:change-info>
          </text:insertion>
        </text:changed-region>
        <text:changed-region xml:id="ct94823566806704" text:id="ct94823566806704">
          <text:deletion>
            <office:change-info>
              <dc:creator>Stuart Baker</dc:creator>
              <dc:date>2018-09-08T22:35:00</dc:date>
            </office:change-info>
            <text:h text:style-name="Heading_20_2" text:outline-level="2">l</text:h>
          </text:deletion>
        </text:changed-region>
        <text:changed-region xml:id="ct94823566807952" text:id="ct94823566807952">
          <text:insertion>
            <office:change-info>
              <dc:creator>Stuart Baker</dc:creator>
              <dc:date>2018-09-08T22:35:00</dc:date>
            </office:change-info>
          </text:insertion>
        </text:changed-region>
        <text:changed-region xml:id="ct94823566808272" text:id="ct94823566808272">
          <text:deletion>
            <office:change-info>
              <dc:creator>Stuart Baker</dc:creator>
              <dc:date>2018-09-08T22:34:00</dc:date>
            </office:change-info>
            <text:h text:style-name="Heading_20_2" text:outline-level="2">I</text:h>
          </text:deletion>
        </text:changed-region>
        <text:changed-region xml:id="ct94823566809648" text:id="ct94823566809648">
          <text:insertion>
            <office:change-info>
              <dc:creator>Stuart Baker</dc:creator>
              <dc:date>2018-09-08T22:34:00</dc:date>
            </office:change-info>
          </text:insertion>
        </text:changed-region>
        <text:changed-region xml:id="ct94823565141344" text:id="ct94823565141344">
          <text:deletion>
            <office:change-info>
              <dc:creator>Balazs Racz</dc:creator>
              <dc:date>2018-09-11T00:50:38</dc:date>
            </office:change-info>
            <text:p text:style-name="P44">'</text:p>
          </text:deletion>
        </text:changed-region>
        <text:changed-region xml:id="ct94823565146928" text:id="ct94823565146928">
          <text:insertion>
            <office:change-info>
              <dc:creator>Balazs Racz</dc:creator>
              <dc:date>2018-09-11T00:50:38</dc:date>
            </office:change-info>
          </text:insertion>
        </text:changed-region>
        <text:changed-region xml:id="ct94823566810784" text:id="ct94823566810784">
          <text:insertion>
            <office:change-info>
              <dc:creator>Stuart Baker</dc:creator>
              <dc:date>2018-09-01T13:09:00</dc:date>
            </office:change-info>
          </text:insertion>
        </text:changed-region>
        <text:changed-region xml:id="ct94823566811264" text:id="ct94823566811264">
          <text:deletion>
            <office:change-info>
              <dc:creator>Stuart Baker</dc:creator>
              <dc:date>2018-09-01T13:16:00</dc:date>
            </office:change-info>
            <text:p text:style-name="P108"/>
            <text:p text:style-name="P108"/>
          </text:deletion>
        </text:changed-region>
        <text:changed-region xml:id="ct94823566811024" text:id="ct94823566811024">
          <text:deletion>
            <office:change-info>
              <dc:creator>Stuart Baker</dc:creator>
              <dc:date>2018-09-01T13:09:00</dc:date>
            </office:change-info>
            <text:p text:style-name="P108">Better (more powerful) UIs can<text:span text:style-name="T45"> then use the same underlying teach/learn implementation.</text:span></text:p>
          </text:deletion>
        </text:changed-region>
        <text:changed-region xml:id="ct94823566812480" text:id="ct94823566812480">
          <text:deletion>
            <office:change-info>
              <dc:creator>Balazs Racz</dc:creator>
              <dc:date>2018-09-11T00:51:01</dc:date>
            </office:change-info>
            <text:p text:style-name="P51">, </text:p>
          </text:deletion>
        </text:changed-region>
        <text:changed-region xml:id="ct94823566812720" text:id="ct94823566812720">
          <text:insertion>
            <office:change-info>
              <dc:creator>Balazs Racz</dc:creator>
              <dc:date>2018-09-11T00:51:58</dc:date>
            </office:change-info>
          </text:insertion>
        </text:changed-region>
        <text:changed-region xml:id="ct94823566812960" text:id="ct94823566812960">
          <text:deletion>
            <office:change-info>
              <dc:creator>Balazs Racz</dc:creator>
              <dc:date>2018-09-11T00:51:03</dc:date>
            </office:change-info>
            <text:p text:style-name="P51">,</text:p>
          </text:deletion>
        </text:changed-region>
        <text:changed-region xml:id="ct94823566813200" text:id="ct94823566813200">
          <text:insertion>
            <office:change-info>
              <dc:creator>Balazs Racz</dc:creator>
              <dc:date>2018-09-11T00:51:03</dc:date>
            </office:change-info>
          </text:insertion>
        </text:changed-region>
        <text:changed-region xml:id="ct94823566814080" text:id="ct94823566814080">
          <text:deletion>
            <office:change-info>
              <dc:creator>Balazs Racz</dc:creator>
              <dc:date>2018-09-11T00:51:31</dc:date>
            </office:change-info>
            <text:p text:style-name="P51">,</text:p>
          </text:deletion>
        </text:changed-region>
        <text:changed-region xml:id="ct94823566814560" text:id="ct94823566814560">
          <text:insertion>
            <office:change-info>
              <dc:creator>Balazs Racz</dc:creator>
              <dc:date>2018-09-11T00:51:31</dc:date>
            </office:change-info>
          </text:insertion>
        </text:changed-region>
        <text:changed-region xml:id="ct94823566815200" text:id="ct94823566815200">
          <text:deletion>
            <office:change-info>
              <dc:creator>Stuart Baker</dc:creator>
              <dc:date>2018-09-01T13:16:00</dc:date>
            </office:change-info>
            <text:p text:style-name="P51"/>
            <text:p text:style-name="P115"/>
          </text:deletion>
        </text:changed-region>
        <text:changed-region xml:id="ct94823566814880" text:id="ct94823566814880">
          <text:deletion>
            <office:change-info>
              <dc:creator>Stuart Baker</dc:creator>
              <dc:date>2018-09-01T13:09:00</dc:date>
            </office:change-info>
            <text:p text:style-name="P115">From the Arduino docs:</text:p>
            <text:p text:style-name="P117">The User Interface (UI) uses the Blue / Gold buttons:</text:p>
            <text:p text:style-name="P114">A (Blue/Gold)+ sequence Sets or Nominates the Time, Rate or Alarms to learn a Teach-event. </text:p>
            <text:p text:style-name="P115">Gold(Blue/Gold)+ sequence sends a Teach-event which includes the event associated with the current-Time, the Rate-, or any of the Alarms.</text:p>
          </text:deletion>
        </text:changed-region>
        <text:changed-region xml:id="ct94823566816560" text:id="ct94823566816560">
          <text:insertion>
            <office:change-info>
              <dc:creator>Stuart Baker</dc:creator>
              <dc:date>2018-09-01T13:09:00</dc:date>
            </office:change-info>
          </text:insertion>
        </text:changed-region>
        <text:changed-region xml:id="ct94823565146544" text:id="ct94823565146544">
          <text:deletion>
            <office:change-info>
              <dc:creator>Stuart Baker</dc:creator>
              <dc:date>2018-09-08T22:50:00</dc:date>
            </office:change-info>
            <text:p text:style-name="Standard"><text:s/></text:p>
          </text:deletion>
        </text:changed-region>
        <text:changed-region xml:id="ct94823566818656" text:id="ct94823566818656">
          <text:deletion>
            <office:change-info>
              <dc:creator>Stuart Baker</dc:creator>
              <dc:date>2018-09-08T22:50:00</dc:date>
            </office:change-info>
            <text:p text:style-name="Standard"><text:s/></text:p>
          </text:deletion>
        </text:changed-region>
        <text:changed-region xml:id="ct94823566818896" text:id="ct94823566818896">
          <text:insertion>
            <office:change-info>
              <dc:creator>Bob Jacobsen</dc:creator>
              <dc:date>2013-04-07T10:34:00</dc:date>
            </office:change-info>
          </text:insertion>
        </text:changed-region>
        <text:changed-region xml:id="ct94823566819216" text:id="ct94823566819216">
          <text:insertion>
            <office:change-info>
              <dc:creator>Bob Jacobsen</dc:creator>
              <dc:date>2013-04-07T10:34:00</dc:date>
            </office:change-info>
          </text:insertion>
        </text:changed-region>
        <text:changed-region xml:id="ct94823566819536" text:id="ct94823566819536">
          <text:deletion>
            <office:change-info>
              <dc:creator>Stuart Baker</dc:creator>
              <dc:date>2018-09-08T22:50:00</dc:date>
            </office:change-info>
            <text:p text:style-name="Standard"><text:s/></text:p>
          </text:deletion>
        </text:changed-region>
        <text:changed-region xml:id="ct94823566819856" text:id="ct94823566819856">
          <text:deletion>
            <office:change-info>
              <dc:creator>Bob Jacobsen</dc:creator>
              <dc:date>2013-04-07T10:34:00</dc:date>
            </office:change-info>
            <text:p text:style-name="Standard">that</text:p>
          </text:deletion>
        </text:changed-region>
        <text:changed-region xml:id="ct94823566820176" text:id="ct94823566820176">
          <text:insertion>
            <office:change-info>
              <dc:creator>Bob Jacobsen</dc:creator>
              <dc:date>2013-04-07T10:34:00</dc:date>
            </office:change-info>
          </text:insertion>
        </text:changed-region>
        <text:changed-region xml:id="ct94823566820496" text:id="ct94823566820496">
          <text:deletion>
            <office:change-info>
              <dc:creator>Stuart Baker</dc:creator>
              <dc:date>2018-09-08T22:36:00</dc:date>
            </office:change-info>
            <text:p text:style-name="Standard">n'tes</text:p>
          </text:deletion>
        </text:changed-region>
        <text:changed-region xml:id="ct94823566821136" text:id="ct94823566821136">
          <text:insertion>
            <office:change-info>
              <dc:creator>Stuart Baker</dc:creator>
              <dc:date>2018-09-08T22:36:00</dc:date>
            </office:change-info>
          </text:insertion>
        </text:changed-region>
        <text:changed-region xml:id="ct94823566821456" text:id="ct94823566821456">
          <text:deletion>
            <office:change-info>
              <dc:creator>Balazs Racz</dc:creator>
              <dc:date>2018-09-11T00:53:29</dc:date>
            </office:change-info>
            <text:p text:style-name="Standard">anywhere</text:p>
          </text:deletion>
        </text:changed-region>
        <text:changed-region xml:id="ct94823566823056" text:id="ct94823566823056">
          <text:insertion>
            <office:change-info>
              <dc:creator>Balazs Racz</dc:creator>
              <dc:date>2018-09-11T00:53:29</dc:date>
            </office:change-info>
          </text:insertion>
        </text:changed-region>
        <text:changed-region xml:id="ct94823565150512" text:id="ct94823565150512">
          <text:insertion>
            <office:change-info>
              <dc:creator>Balazs Racz</dc:creator>
              <dc:date>2018-09-11T00:54:00</dc:date>
            </office:change-info>
          </text:insertion>
        </text:changed-region>
        <text:changed-region xml:id="ct94823565148816" text:id="ct94823565148816">
          <text:deletion>
            <office:change-info>
              <dc:creator>Stuart Baker</dc:creator>
              <dc:date>2018-09-08T22:50:00</dc:date>
            </office:change-info>
            <text:p text:style-name="Standard"><text:s/></text:p>
          </text:deletion>
        </text:changed-region>
        <text:changed-region xml:id="ct94823565171136" text:id="ct94823565171136">
          <text:insertion>
            <office:change-info>
              <dc:creator>Bob Jacobsen</dc:creator>
              <dc:date>2013-04-07T10:35:00</dc:date>
            </office:change-info>
          </text:insertion>
        </text:changed-region>
        <text:changed-region xml:id="ct94823565158032" text:id="ct94823565158032">
          <text:deletion>
            <office:change-info>
              <dc:creator>Bob Jacobsen</dc:creator>
              <dc:date>2013-04-07T10:35:00</dc:date>
            </office:change-info>
            <text:p text:style-name="Standard">produced</text:p>
          </text:deletion>
        </text:changed-region>
        <text:changed-region xml:id="ct94823565168432" text:id="ct94823565168432">
          <text:deletion>
            <office:change-info>
              <dc:creator>Stuart Baker</dc:creator>
              <dc:date>2018-09-08T22:37:00</dc:date>
            </office:change-info>
            <text:p text:style-name="Standard"><text:s/></text:p>
          </text:deletion>
        </text:changed-region>
        <text:changed-region xml:id="ct94823565172432" text:id="ct94823565172432">
          <text:insertion>
            <office:change-info>
              <dc:creator>Bob Jacobsen</dc:creator>
              <dc:date>2013-04-07T10:35:00</dc:date>
            </office:change-info>
          </text:insertion>
        </text:changed-region>
        <text:changed-region xml:id="ct94823566824640" text:id="ct94823566824640">
          <text:deletion>
            <office:change-info>
              <dc:creator>Stuart Baker</dc:creator>
              <dc:date>2018-09-08T22:51:00</dc:date>
            </office:change-info>
            <text:p text:style-name="Standard"><text:s/></text:p>
          </text:deletion>
        </text:changed-region>
        <text:changed-region xml:id="ct94823566824352" text:id="ct94823566824352">
          <text:insertion>
            <office:change-info>
              <dc:creator>Balazs Racz</dc:creator>
              <dc:date>2018-09-11T01:03:37</dc:date>
            </office:change-info>
          </text:insertion>
        </text:changed-region>
        <text:changed-region xml:id="ct94823566826352" text:id="ct94823566826352">
          <text:insertion>
            <office:change-info>
              <dc:creator>Balazs Racz</dc:creator>
              <dc:date>2018-09-11T01:04:00</dc:date>
            </office:change-info>
          </text:insertion>
        </text:changed-region>
        <text:changed-region xml:id="ct94823566826880" text:id="ct94823566826880">
          <text:insertion>
            <office:change-info>
              <dc:creator>Balazs Racz</dc:creator>
              <dc:date>2018-09-11T01:05:00</dc:date>
            </office:change-info>
          </text:insertion>
        </text:changed-region>
        <text:changed-region xml:id="ct94823566828528" text:id="ct94823566828528">
          <text:insertion>
            <office:change-info>
              <dc:creator>Balazs Racz</dc:creator>
              <dc:date>2018-09-11T01:06:08</dc:date>
            </office:change-info>
          </text:insertion>
        </text:changed-region>
        <text:changed-region xml:id="ct94823566830032" text:id="ct94823566830032">
          <text:insertion>
            <office:change-info>
              <dc:creator>Balazs Racz</dc:creator>
              <dc:date>2018-09-11T01:07:13</dc:date>
            </office:change-info>
          </text:insertion>
        </text:changed-region>
        <text:changed-region xml:id="ct94823566830912" text:id="ct94823566830912">
          <text:insertion>
            <office:change-info>
              <dc:creator>Balazs Racz</dc:creator>
              <dc:date>2018-09-11T01:10:50</dc:date>
            </office:change-info>
          </text:insertion>
        </text:changed-region>
        <text:changed-region xml:id="ct94823566831152" text:id="ct94823566831152">
          <text:insertion>
            <office:change-info>
              <dc:creator>Balazs Racz</dc:creator>
              <dc:date>2018-09-11T01:11:07</dc:date>
            </office:change-info>
          </text:insertion>
        </text:changed-region>
        <text:changed-region xml:id="ct94823566832960" text:id="ct94823566832960">
          <text:deletion>
            <office:change-info>
              <dc:creator>Stuart Baker</dc:creator>
              <dc:date>2018-09-08T22:51:00</dc:date>
            </office:change-info>
            <text:p text:style-name="Standard"><text:span text:style-name="T9"><text:s/></text:span></text:p>
          </text:deletion>
        </text:changed-region>
        <text:changed-region xml:id="ct94823566833488" text:id="ct94823566833488">
          <text:deletion>
            <office:change-info>
              <dc:creator>Stuart Baker</dc:creator>
              <dc:date>2018-09-08T22:51:00</dc:date>
            </office:change-info>
            <text:p text:style-name="Standard"><text:span text:style-name="T9"><text:s/></text:span></text:p>
          </text:deletion>
        </text:changed-region>
        <text:changed-region xml:id="ct94823566833728" text:id="ct94823566833728">
          <text:deletion>
            <office:change-info>
              <dc:creator>Stuart Baker</dc:creator>
              <dc:date>2018-09-01T13:10:00</dc:date>
            </office:change-info>
            <text:p text:style-name="Standard"><text:span text:style-name="T9">generate and </text:span></text:p>
          </text:deletion>
        </text:changed-region>
        <text:changed-region xml:id="ct94823566834352" text:id="ct94823566834352">
          <text:insertion>
            <office:change-info>
              <dc:creator>Stuart Baker</dc:creator>
              <dc:date>2018-09-01T13:10:00</dc:date>
            </office:change-info>
          </text:insertion>
        </text:changed-region>
        <text:changed-region xml:id="ct94823566834592" text:id="ct94823566834592">
          <text:insertion>
            <office:change-info>
              <dc:creator>Bob Jacobsen</dc:creator>
              <dc:date>2013-04-07T10:35:00</dc:date>
            </office:change-info>
          </text:insertion>
        </text:changed-region>
        <text:changed-region xml:id="ct94823566834832" text:id="ct94823566834832">
          <text:insertion>
            <office:change-info>
              <dc:creator>Bob Jacobsen</dc:creator>
              <dc:date>2013-04-07T10:36:00</dc:date>
            </office:change-info>
          </text:insertion>
        </text:changed-region>
        <text:changed-region xml:id="ct94823566835072" text:id="ct94823566835072">
          <text:insertion>
            <office:change-info>
              <dc:creator>Stuart Baker</dc:creator>
              <dc:date>2018-09-01T13:10:00</dc:date>
            </office:change-info>
          </text:insertion>
        </text:changed-region>
        <text:changed-region xml:id="ct94823566835552" text:id="ct94823566835552">
          <text:insertion>
            <office:change-info>
              <dc:creator>Bob Jacobsen</dc:creator>
              <dc:date>2013-04-07T10:36:00</dc:date>
            </office:change-info>
          </text:insertion>
        </text:changed-region>
        <text:changed-region xml:id="ct94823566835312" text:id="ct94823566835312">
          <text:insertion>
            <office:change-info>
              <dc:creator>Stuart Baker</dc:creator>
              <dc:date>2018-09-01T13:10:00</dc:date>
            </office:change-info>
          </text:insertion>
        </text:changed-region>
        <text:changed-region xml:id="ct94823566835792" text:id="ct94823566835792">
          <text:insertion>
            <office:change-info>
              <dc:creator>Bob Jacobsen</dc:creator>
              <dc:date>2013-04-07T10:36:00</dc:date>
            </office:change-info>
          </text:insertion>
        </text:changed-region>
        <text:changed-region xml:id="ct94823566836032" text:id="ct94823566836032">
          <text:deletion>
            <office:change-info>
              <dc:creator>Stuart Baker</dc:creator>
              <dc:date>2018-09-01T13:10:00</dc:date>
            </office:change-info>
            <text:p text:style-name="P18">Set/</text:p>
          </text:deletion>
        </text:changed-region>
        <text:changed-region xml:id="ct94823566836432" text:id="ct94823566836432">
          <text:insertion>
            <office:change-info>
              <dc:creator>Stuart Baker</dc:creator>
              <dc:date>2018-09-01T13:10:00</dc:date>
            </office:change-info>
          </text:insertion>
        </text:changed-region>
        <text:changed-region xml:id="ct94823566836752" text:id="ct94823566836752">
          <text:deletion>
            <office:change-info>
              <dc:creator>Stuart Baker</dc:creator>
              <dc:date>2018-09-01T13:10:00</dc:date>
            </office:change-info>
            <text:p text:style-name="P18"><text:span text:style-name="T46">e</text:span></text:p>
          </text:deletion>
        </text:changed-region>
        <text:changed-region xml:id="ct94823566837424" text:id="ct94823566837424">
          <text:deletion>
            <office:change-info>
              <dc:creator>Stuart Baker</dc:creator>
              <dc:date>2018-09-01T13:10:00</dc:date>
            </office:change-info>
            <text:p text:style-name="P18"><text:s/>ID</text:p>
          </text:deletion>
        </text:changed-region>
        <text:changed-region xml:id="ct94823566837744" text:id="ct94823566837744">
          <text:deletion>
            <office:change-info>
              <dc:creator>Stuart Baker</dc:creator>
              <dc:date>2018-09-08T22:51:00</dc:date>
            </office:change-info>
            <text:p text:style-name="P18"><text:s/></text:p>
          </text:deletion>
        </text:changed-region>
        <text:changed-region xml:id="ct94823566030512" text:id="ct94823566030512">
          <text:insertion>
            <office:change-info>
              <dc:creator>Stuart Baker</dc:creator>
              <dc:date>2018-09-01T13:11:00</dc:date>
            </office:change-info>
          </text:insertion>
        </text:changed-region>
        <text:changed-region xml:id="ct94823566020320" text:id="ct94823566020320">
          <text:insertion>
            <office:change-info>
              <dc:creator>Stuart Baker</dc:creator>
              <dc:date>2018-09-01T13:11:00</dc:date>
            </office:change-info>
          </text:insertion>
        </text:changed-region>
        <text:changed-region xml:id="ct94823566841952" text:id="ct94823566841952">
          <text:insertion>
            <office:change-info>
              <dc:creator>Stuart Baker</dc:creator>
              <dc:date>2018-09-01T13:11:00</dc:date>
            </office:change-info>
          </text:insertion>
        </text:changed-region>
        <text:changed-region xml:id="ct94823566842352" text:id="ct94823566842352">
          <text:insertion>
            <office:change-info>
              <dc:creator>Stuart Baker</dc:creator>
              <dc:date>2018-09-08T22:38:00</dc:date>
            </office:change-info>
          </text:insertion>
        </text:changed-region>
        <text:changed-region xml:id="ct94823566853552" text:id="ct94823566853552">
          <text:insertion>
            <office:change-info>
              <dc:creator>Bob Jacobsen</dc:creator>
              <dc:date>2013-04-06T23:39:00</dc:date>
            </office:change-info>
          </text:insertion>
        </text:changed-region>
        <text:changed-region xml:id="ct94823566854112" text:id="ct94823566854112">
          <text:deletion>
            <office:change-info>
              <dc:creator>Stuart Baker</dc:creator>
              <dc:date>2018-09-01T13:13:00</dc:date>
            </office:change-info>
            <text:p text:style-name="Standard">in </text:p>
          </text:deletion>
        </text:changed-region>
        <text:changed-region xml:id="ct94823566853792" text:id="ct94823566853792">
          <text:insertion>
            <office:change-info>
              <dc:creator>Stuart Baker</dc:creator>
              <dc:date>2018-09-01T13:13:00</dc:date>
            </office:change-info>
          </text:insertion>
        </text:changed-region>
        <text:changed-region xml:id="ct94823566854832" text:id="ct94823566854832">
          <text:deletion>
            <office:change-info>
              <dc:creator>Bob Jacobsen</dc:creator>
              <dc:date>2013-04-06T23:40:00</dc:date>
            </office:change-info>
            <text:p text:style-name="Standard">some other </text:p>
          </text:deletion>
        </text:changed-region>
        <text:changed-region xml:id="ct94823566855152" text:id="ct94823566855152">
          <text:insertion>
            <office:change-info>
              <dc:creator>Bob Jacobsen</dc:creator>
              <dc:date>2013-04-06T23:40:00</dc:date>
            </office:change-info>
          </text:insertion>
        </text:changed-region>
        <text:changed-region xml:id="ct94823566855472" text:id="ct94823566855472">
          <text:deletion>
            <office:change-info>
              <dc:creator>Stuart Baker</dc:creator>
              <dc:date>2018-09-08T22:39:00</dc:date>
            </office:change-info>
            <text:p text:style-name="Standard"><text:s/></text:p>
          </text:deletion>
        </text:changed-region>
        <text:changed-region xml:id="ct94823566852400" text:id="ct94823566852400">
          <text:deletion>
            <office:change-info>
              <dc:creator>Stuart Baker</dc:creator>
              <dc:date>2018-09-08T22:39:00</dc:date>
            </office:change-info>
            <text:p text:style-name="Standard"><text:s/></text:p>
          </text:deletion>
        </text:changed-region>
        <text:changed-region xml:id="ct94823566852640" text:id="ct94823566852640">
          <text:deletion>
            <office:change-info>
              <dc:creator>Stuart Baker</dc:creator>
              <dc:date>2018-09-08T22:51:00</dc:date>
            </office:change-info>
            <text:p text:style-name="Standard"><text:s text:c="2"/></text:p>
          </text:deletion>
        </text:changed-region>
        <text:changed-region xml:id="ct94823566856160" text:id="ct94823566856160">
          <text:deletion>
            <office:change-info>
              <dc:creator>Stuart Baker</dc:creator>
              <dc:date>2018-09-08T22:39:00</dc:date>
            </office:change-info>
            <text:p text:style-name="Standard"><text:s/></text:p>
          </text:deletion>
        </text:changed-region>
        <text:changed-region xml:id="ct94823566857040" text:id="ct94823566857040">
          <text:insertion>
            <office:change-info>
              <dc:creator>Stuart Baker</dc:creator>
              <dc:date>2018-09-01T13:13:00</dc:date>
            </office:change-info>
          </text:insertion>
        </text:changed-region>
        <text:changed-region xml:id="ct94823566857280" text:id="ct94823566857280">
          <text:deletion>
            <office:change-info>
              <dc:creator>Stuart Baker</dc:creator>
              <dc:date>2018-09-01T13:13:00</dc:date>
            </office:change-info>
            <text:p text:style-name="Standard">top-end bytes</text:p>
          </text:deletion>
        </text:changed-region>
        <text:changed-region xml:id="ct94823566857920" text:id="ct94823566857920">
          <text:insertion>
            <office:change-info>
              <dc:creator>Stuart Baker</dc:creator>
              <dc:date>2018-09-01T13:14:00</dc:date>
            </office:change-info>
          </text:insertion>
        </text:changed-region>
        <text:changed-region xml:id="ct94823566858240" text:id="ct94823566858240">
          <text:deletion>
            <office:change-info>
              <dc:creator>Stuart Baker</dc:creator>
              <dc:date>2018-09-01T13:14:00</dc:date>
            </office:change-info>
            <text:p text:style-name="Standard">top-end bytes</text:p>
          </text:deletion>
        </text:changed-region>
        <text:changed-region xml:id="ct94823566859072" text:id="ct94823566859072">
          <text:insertion>
            <office:change-info>
              <dc:creator>Stuart Baker</dc:creator>
              <dc:date>2018-09-01T13:14:00</dc:date>
            </office:change-info>
          </text:insertion>
        </text:changed-region>
        <text:changed-region xml:id="ct94823566859760" text:id="ct94823566859760">
          <text:insertion>
            <office:change-info>
              <dc:creator>Bob Jacobsen</dc:creator>
              <dc:date>2013-04-06T23:40:00</dc:date>
            </office:change-info>
          </text:insertion>
        </text:changed-region>
        <text:changed-region xml:id="ct94823566860544" text:id="ct94823566860544">
          <text:insertion>
            <office:change-info>
              <dc:creator>Bob Jacobsen</dc:creator>
              <dc:date>2013-04-06T23:40:00</dc:date>
            </office:change-info>
          </text:insertion>
        </text:changed-region>
        <text:changed-region xml:id="ct94823566861584" text:id="ct94823566861584">
          <text:insertion>
            <office:change-info>
              <dc:creator>Bob Jacobsen</dc:creator>
              <dc:date>2013-04-07T10:37:00</dc:date>
            </office:change-info>
          </text:insertion>
        </text:changed-region>
        <text:changed-region xml:id="ct94823566861824" text:id="ct94823566861824">
          <text:deletion>
            <office:change-info>
              <dc:creator>Stuart Baker</dc:creator>
              <dc:date>2018-09-08T22:39:00</dc:date>
            </office:change-info>
            <text:p text:style-name="Standard"><text:s/></text:p>
          </text:deletion>
        </text:changed-region>
        <text:changed-region xml:id="ct94823566862992" text:id="ct94823566862992">
          <text:deletion>
            <office:change-info>
              <dc:creator>Stuart Baker</dc:creator>
              <dc:date>2018-09-08T22:39:00</dc:date>
            </office:change-info>
            <text:p text:style-name="Standard"><text:s/></text:p>
          </text:deletion>
        </text:changed-region>
        <text:changed-region xml:id="ct94823566863232" text:id="ct94823566863232">
          <text:deletion>
            <office:change-info>
              <dc:creator>Stuart Baker</dc:creator>
              <dc:date>2018-09-08T22:39:00</dc:date>
            </office:change-info>
            <text:p text:style-name="Standard"><text:s/></text:p>
          </text:deletion>
        </text:changed-region>
        <text:changed-region xml:id="ct94823566872048" text:id="ct94823566872048">
          <text:deletion>
            <office:change-info>
              <dc:creator>Stuart Baker</dc:creator>
              <dc:date>2018-09-08T22:40:00</dc:date>
            </office:change-info>
            <text:p text:style-name="P18"><text:s/></text:p>
          </text:deletion>
        </text:changed-region>
        <text:changed-region xml:id="ct94823566872736" text:id="ct94823566872736">
          <text:deletion>
            <office:change-info>
              <dc:creator>Stuart Baker</dc:creator>
              <dc:date>2018-09-08T22:40:00</dc:date>
            </office:change-info>
            <text:p text:style-name="P18"><text:s/></text:p>
          </text:deletion>
        </text:changed-region>
        <text:changed-region xml:id="ct94823566876800" text:id="ct94823566876800">
          <text:deletion>
            <office:change-info>
              <dc:creator>Stuart Baker</dc:creator>
              <dc:date>2018-09-08T22:41:00</dc:date>
            </office:change-info>
            <text:p text:style-name="Text_20_body"><text:s/></text:p>
          </text:deletion>
        </text:changed-region>
        <text:changed-region xml:id="ct94823566877040" text:id="ct94823566877040">
          <text:deletion>
            <office:change-info>
              <dc:creator>Stuart Baker</dc:creator>
              <dc:date>2018-09-08T22:41:00</dc:date>
            </office:change-info>
            <text:p text:style-name="Text_20_body"><text:s/></text:p>
          </text:deletion>
        </text:changed-region>
        <text:changed-region xml:id="ct94823566877280" text:id="ct94823566877280">
          <text:insertion>
            <office:change-info>
              <dc:creator>Bob Jacobsen</dc:creator>
              <dc:date>2013-04-06T21:10:00</dc:date>
            </office:change-info>
          </text:insertion>
        </text:changed-region>
        <text:changed-region xml:id="ct94823566880624" text:id="ct94823566880624">
          <text:deletion>
            <office:change-info>
              <dc:creator>Stuart Baker</dc:creator>
              <dc:date>2018-09-08T22:41:00</dc:date>
            </office:change-info>
            <text:p text:style-name="Text_20_body">, with seconds reserved for possible future consideration</text:p>
          </text:deletion>
        </text:changed-region>
        <text:changed-region xml:id="ct94823566880944" text:id="ct94823566880944">
          <text:insertion>
            <office:change-info>
              <dc:creator>Bob Jacobsen</dc:creator>
              <dc:date>2013-04-06T21:09:00</dc:date>
            </office:change-info>
          </text:insertion>
        </text:changed-region>
        <text:changed-region xml:id="ct94823566881264" text:id="ct94823566881264">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94823566881856" text:id="ct94823566881856">
          <text:deletion>
            <office:change-info>
              <dc:creator>Bob Jacobsen</dc:creator>
              <dc:date>2013-04-06T21:11:00</dc:date>
            </office:change-info>
            <text:p text:style-name="P44">.</text:p>
          </text:deletion>
        </text:changed-region>
        <text:changed-region xml:id="ct94823566883904" text:id="ct94823566883904">
          <text:insertion>
            <office:change-info>
              <dc:creator>Bob Jacobsen</dc:creator>
              <dc:date>2013-04-06T21:11:00</dc:date>
            </office:change-info>
          </text:insertion>
        </text:changed-region>
        <text:changed-region xml:id="ct94823566884384" text:id="ct94823566884384">
          <text:deletion>
            <office:change-info>
              <dc:creator>Stuart Baker</dc:creator>
              <dc:date>2018-09-01T13:16:00</dc:date>
            </office:change-info>
            <text:p text:style-name="P44"/>
            <text:p text:style-name="P44"/>
          </text:deletion>
        </text:changed-region>
        <text:changed-region xml:id="ct94823566884144" text:id="ct94823566884144">
          <text:deletion>
            <office:change-info>
              <dc:creator>Stuart Baker</dc:creator>
              <dc:date>2018-09-01T13:15:00</dc:date>
            </office:change-info>
            <text:p text:style-name="P44">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94823566885952" text:id="ct94823566885952">
          <text:insertion>
            <office:change-info>
              <dc:creator>Stuart Baker</dc:creator>
              <dc:date>2018-09-01T13:15:00</dc:date>
            </office:change-info>
          </text:insertion>
        </text:changed-region>
        <text:changed-region xml:id="ct94823566886272" text:id="ct94823566886272">
          <text:deletion>
            <office:change-info>
              <dc:creator>Stuart Baker</dc:creator>
              <dc:date>2018-09-08T22:51:00</dc:date>
            </office:change-info>
            <text:p text:style-name="P44"><text:s/></text:p>
          </text:deletion>
        </text:changed-region>
        <text:changed-region xml:id="ct94823566886992" text:id="ct94823566886992">
          <text:insertion>
            <office:change-info>
              <dc:creator>Balazs Racz</dc:creator>
              <dc:date>2018-09-11T01:02:14</dc:date>
            </office:change-info>
          </text:insertion>
        </text:changed-region>
        <text:changed-region xml:id="ct94823566887472" text:id="ct94823566887472">
          <text:deletion>
            <office:change-info>
              <dc:creator>Stuart Baker</dc:creator>
              <dc:date>2018-09-08T22:42:00</dc:date>
            </office:change-info>
            <text:p text:style-name="P45"><text:s/></text:p>
          </text:deletion>
        </text:changed-region>
        <text:changed-region xml:id="ct94823566887232" text:id="ct94823566887232">
          <text:deletion>
            <office:change-info>
              <dc:creator>Bob Jacobsen</dc:creator>
              <dc:date>2013-04-06T21:11:00</dc:date>
            </office:change-info>
            <text:p text:style-name="P45"><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94823566887792" text:id="ct94823566887792">
          <text:insertion>
            <office:change-info>
              <dc:creator>Balazs Racz</dc:creator>
              <dc:date>2018-09-11T01:02:14</dc:date>
            </office:change-info>
          </text:insertion>
        </text:changed-region>
        <text:changed-region xml:id="ct94823566890320" text:id="ct94823566890320">
          <text:deletion>
            <office:change-info>
              <dc:creator>Bob Jacobsen</dc:creator>
              <dc:date>2013-04-06T21:11:00</dc:date>
            </office:change-info>
            <text:p text:style-name="P44">Event identification</text:p>
          </text:deletion>
        </text:changed-region>
        <text:changed-region xml:id="ct94823566878592" text:id="ct94823566878592">
          <text:deletion>
            <office:change-info>
              <dc:creator>Stuart Baker</dc:creator>
              <dc:date>2018-09-01T13:15:00</dc:date>
            </office:change-info>
            <text:p text:style-name="P44">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44"/>
          </text:deletion>
        </text:changed-region>
        <text:changed-region xml:id="ct94823566890960" text:id="ct94823566890960">
          <text:insertion>
            <office:change-info>
              <dc:creator>Stuart Baker</dc:creator>
              <dc:date>2018-09-01T13:16:00</dc:date>
            </office:change-info>
          </text:insertion>
        </text:changed-region>
        <text:changed-region xml:id="ct94823566891280" text:id="ct94823566891280">
          <text:deletion>
            <office:change-info>
              <dc:creator>Balazs Racz</dc:creator>
              <dc:date>2018-09-11T01:03:14</dc:date>
            </office:change-info>
            <text:p text:style-name="P44"><text:span text:style-name="T47"><text:s/>that</text:span></text:p>
          </text:deletion>
        </text:changed-region>
        <text:changed-region xml:id="ct94823566895664" text:id="ct94823566895664">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6" text:outline-level="1" text:restart-numbering="true" text:start-value="-1">Introduction</text:h>
      <text:p text:style-name="Standard">Model railroad layouts sometime have their own time displayed via visible clocks that people refer to when operating the layout. <text:change text:change-id="ct94823565108304"/>These might display a different time of day from the current real <text:change text:change-id="ct94823565453728"/><text:change-start text:change-id="ct94823565107664"/><text:span text:style-name="T17">world</text:span><text:change-end text:change-id="ct94823565107664"/> time, so that an evening train can be run during the day. <text:change text:change-id="ct94823566456608"/><text:change text:change-id="ct94823565462928"/><text:change-start text:change-id="ct94823566458160"/><text:span text:style-name="T17">Model railroad clocks</text:span><text:change-end text:change-id="ct94823566458160"/> might run at a different rate<text:change-start text:change-id="ct94823566459696"/> <text:span text:style-name="T17">than real time (e.g., faster)</text:span><text:change-end text:change-id="ct94823566459696"/>, so that the shorter distances of the model are covered by a train in the right number of “fast minutes”.</text:p>
      <text:p text:style-name="Standard">Layouts that have multiple clock faces might want to synchronize them by running them from a single time generator. <text:change text:change-id="ct94823566460000"/>OpenLCB should provide a way to do that over <text:change-start text:change-id="ct94823566461680"/><text:span text:style-name="T17">the </text:span><text:change-end text:change-id="ct94823566461680"/>existing OpenLCB infrastructure.</text:p>
      <text:p text:style-name="Standard">Producer/Consumer events, one per second or minute, could certainly meet this need. <text:change text:change-id="ct94823564983904"/>Since event IDs are arbitrary, in the absence of any other support, the clocks would have to have 24*60 or 24*60*60 separate event IDs configured between clock time producers and consumers. <text:change text:change-id="ct94823565056064"/>This is untenable. <text:change text:change-id="ct94823566458560"/>Hence, the primary reason for this Standard is to create well-defined <text:span text:style-name="T48">ranges</text:span> of event IDs <text:change-start text:change-id="ct94823566457104"/><text:span text:style-name="T17">with specific meanings </text:span><text:change-end text:change-id="ct94823566457104"/>that can be used to represent time for driving clock displays.</text:p>
      <text:p text:style-name="Standard">A secondary purpose is to allow producers on the layout to control the clock operation<text:change-start text:change-id="ct94823566462176"/>, <text:span text:style-name="T17">such as starting and stopping the clock, or </text:span><text:change-end text:change-id="ct94823566462176"/><text:change-start text:change-id="ct94823566462816"/><text:span text:style-name="T17">setting</text:span><text:change-end text:change-id="ct94823566462816"/> <text:change-start text:change-id="ct94823566464400"/><text:span text:style-name="T17">the rate or current time </text:span><text:change-end text:change-id="ct94823566464400"/>by producing certain events.</text:p>
      <text:p text:style-name="Standard">A tertiary purpose is to allow other consumers on <text:span text:style-name="T9">the</text:span> layout to be controlled via the time signal by interpreting the events or event ranges specified here. <text:change text:change-id="ct94823566464896"/>Not all timing-related purposes will be met by the contents of <text:span text:style-name="T9">this Standard, and other ways of handling timing </text:span><text:change-start text:change-id="ct94823566465376"/><text:span text:style-name="T12">in</text:span><text:change-end text:change-id="ct94823566465376"/><text:span text:style-name="T9">formation </text:span><text:change-start text:change-id="ct94823566467952"/><text:span text:style-name="T10">may</text:span><text:change-end text:change-id="ct94823566467952"/><text:change text:change-id="ct94823566468272"/><text:span text:style-name="T9"> be </text:span><text:change text:change-id="ct94823566469712"/><text:change-start text:change-id="ct94823566471280"/><text:span text:style-name="T10">defined in the future</text:span><text:change-end text:change-id="ct94823566471280"/><text:span text:style-name="T9">.</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change text:change-id="ct94823566462416"/><text:change-start text:change-id="ct94823566457696"/><text:span text:style-name="T17">can be</text:span><text:change-end text:change-id="ct94823566457696"/> distributed around the layout. <text:change text:change-id="ct94823566466736"/>It starts and stops independently of the fast clock.<text:change text:change-id="ct94823566467456"/></text:p>
      <text:p text:style-name="Standard">A node connected to <text:change-start text:change-id="ct94823566468512"/><text:span text:style-name="T17">drive lights in </text:span><text:change-end text:change-id="ct94823566468512"/>model<text:change-start text:change-id="ct94823566470016"/><text:span text:style-name="T17">ed</text:span><text:change-end text:change-id="ct94823566470016"/> building<text:change-start text:change-id="ct94823566473328"/><text:span text:style-name="T17">s</text:span><text:change-end text:change-id="ct94823566473328"/><text:change text:change-id="ct94823566473744"/> turns them on and off at specific fast-clock times. A control for lights or ventilation can turn it on and off at specific wall-clock times.<text:change-start text:change-id="ct94823566475984"/> <text:span text:style-name="T17">A node controlling a speaker can play a church bell sound at 12 noon (based on either model or real world time).</text:span><text:change-end text:change-id="ct94823566475984"/></text:p>
      <text:p text:style-name="Standard">Time acts in multiple ways:</text:p>
      <text:list xml:id="list4238284628" text:style-name="L3">
        <text:list-item>
          <text:p text:style-name="P83"><text:soft-page-break/>Action at a specific time: “The bell rings at noon”</text:p>
        </text:list-item>
        <text:list-item>
          <text:p text:style-name="P83">Condition during an interval: “The porch light should be on from 5PM to midnight”</text:p>
        </text:list-item>
        <text:list-item>
          <text:p text:style-name="P83">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change text:change-id="ct94823566487936"/>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change-start text:change-id="ct94823566490640"/> <text:span text:style-name="T18">A simple input node can be configured to control a fas</text:span><text:change-end text:change-id="ct94823566490640"/><text:change-start text:change-id="ct94823566491536"/><text:span text:style-name="T18">t clock with a few common configuration-defined setting</text:span><text:change-end text:change-id="ct94823566491536"/><text:change-start text:change-id="ct94823566492464"/><text:span text:style-name="T18">s</text:span><text:change-end text:change-id="ct94823566492464"/><text:change-start text:change-id="ct94823566493808"/><text:span text:style-name="T18">, such as buttons or a toggle switch to stop and start the clock, a few buttons to select a rate, and a button to set time to 8:00am.</text:span><text:change-end text:change-id="ct94823566493808"/><text:change-start text:change-id="ct94823566495456"/><text:span text:style-name="T18"> The clock running/stopped state can be displayed with a LED on a simple node.</text:span><text:change-end text:change-id="ct94823566495456"/></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94823566501680"/>This Standard does not completely solve the use cases in this section.</text:p>
      <text:p text:style-name="Standard"><text:change-end text:change-id="ct94823566501680"/>The model building lights turn on and off only a few seconds apart<text:change text:change-id="ct94823566501920"/><text:change-start text:change-id="ct94823566502160"/>: <text:change-end text:change-id="ct94823566502160"/>this proposal is for minute-granularity timing. <text:change text:change-id="ct94823566502480"/>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9">in the</text:span> use case above, can be done in several ways<text:change-start text:change-id="ct94823566504032"/>, none of which cover all needs<text:change-end text:change-id="ct94823566504032"/>:</text:p>
      <text:list xml:id="list377060448" text:style-name="L4">
        <text:list-item>
          <text:p text:style-name="P84">By rapidly stepping through the intervening minutes. <text:change text:change-id="ct94823566506976"/>This will ensure that e.g. a light that turns on at 14:00 and off at 18:00 will properly be on when the sequence restarts at 17:00. <text:change text:change-id="ct94823566507536"/>But it will also cause the church bell that's scheduled to strike at 08:00 and 12:00 to ring <text:change-start text:change-id="ct94823566507776"/><text:span text:style-name="T17">twice </text:span><text:change-end text:change-id="ct94823566507776"/>between “20:00” and “17:00”.</text:p>
        </text:list-item>
        <text:list-item>
          <text:p text:style-name="P84">By going directly to 17:00. <text:change text:change-id="ct94823566509232"/>This will skip ringing the church bells in the point above, but might not get the state at 17:00 correct. The state can be addressed by optionally producing the necessary events as part of going directly<text:change text:change-id="ct94823566509472"/><text:change-start text:change-id="ct94823566509792"/>, but it's not possible to automatically <text:change-end text:change-id="ct94823566509792"/><text:change-start text:change-id="ct94823566511280"/><text:span text:style-name="T17">determine </text:span><text:change-end text:change-id="ct94823566511280"/><text:change-start text:change-id="ct94823566511824"/>which events are consumed for state changes (light on), and which for instantaneous <text:change-end text:change-id="ct94823566511824"/><text:change-start text:change-id="ct94823566514544"/>occurrences (toll bell).<text:change-end text:change-id="ct94823566514544"/></text:p>
        </text:list-item>
      </text:list>
      <text:p text:style-name="P9">Layout lights execute a pattern that's different when the modeled day is Monday vs Saturday<text:change text:change-id="ct94823566515136"/><text:change-start text:change-id="ct94823566515584"/>: <text:change-end text:change-id="ct94823566515584"/>Day of week, or calendar date in general, does not result in different events being produced. <text:change-start text:change-id="ct94823566515824"/></text:p>
      <text:p text:style-name="P9"><text:change-end text:change-id="ct94823566515824"/><text:change text:change-id="ct94823566517264"/><text:change-start text:change-id="ct94823566517904"/><text:span text:style-name="T18">Both of </text:span><text:change-end text:change-id="ct94823566517904"/><text:change text:change-id="ct94823566518224"/><text:change-start text:change-id="ct94823566518992"/><text:span text:style-name="T18">t</text:span><text:change-end text:change-id="ct94823566518992"/><text:change-start text:change-id="ct94823566519232"/><text:span text:style-name="T18">hese</text:span><text:change-end text:change-id="ct94823566519232"/> use case<text:change-start text:change-id="ct94823566520288"/><text:span text:style-name="T18">s</text:span><text:change-end text:change-id="ct94823566520288"/> should be solved <text:change-start text:change-id="ct94823566521536"/><text:span text:style-name="T18">using </text:span><text:change-end text:change-id="ct94823566521536"/><text:change text:change-id="ct94823566521920"/>regular producer-consumer techniques and a smarter scheduler to produce the appropriate events.</text:p>
      <text:h text:style-name="Heading_20_1" text:outline-level="1"><text:soft-page-break/>Annotations to the Standard</text:h>
      <text:h text:style-name="Heading_20_2" text:outline-level="2">Introduction</text:h>
      <text:p text:style-name="Standard">Note that this section of the Standard is informative, not normative.<text:change-start text:change-id="ct94823566527456"/></text:p>
      <text:p text:style-name="Standard">Clock events are produced by a clock generator, and consumed by clock faces and other devices that want information about time. The events themselves are called “clock events”, as they carry information ab<text:change-end text:change-id="ct94823566527456"/><text:change-start text:change-id="ct94823566527696"/>out the current clock time.<text:change-end text:change-id="ct94823566527696"/></text:p>
      <text:h text:style-name="Heading_20_2" text:outline-level="2">Intended Use</text:h>
      <text:p text:style-name="Standard">Note that this section of the Standard is informative, not normative.</text:p>
      <text:h text:style-name="Heading_20_2" text:outline-level="2">Reference and Context<text:change-start text:change-id="ct94823566544704"/></text:h>
      <text:p text:style-name="P17">This specification is in the context of the following OpenLCB-CAN Standards:</text:p>
      <text:list xml:id="list748274180" text:style-name="L5">
        <text:list-item>
          <text:p text:style-name="P85">OpenLCB Event Transport Standard, which defines messages for transporting Event IDs and identifying producers and consumers.</text:p>
        </text:list-item>
        <text:list-item>
          <text:p text:style-name="P85">The OpenLCB Event Identifiers Standard, which defines the format and content of Event IDs including the class of Well-Known Event IDs and Automatically-Routed Event IDs.</text:p>
        </text:list-item>
        <text:list-item>
          <text:p text:style-name="P85">OpenLCB Unique Identifiers Standard, <text:span text:style-name="T9">which defines the allocation of OpenLCB 48-bit unique identifiers </text:span></text:p>
        </text:list-item>
      </text:list>
      <text:p text:style-name="P17">For more information on format and presentation, see: </text:p>
      <text:list xml:id="list3004727753" text:style-name="L6">
        <text:list-item>
          <text:p text:style-name="P86">OpenLCB Common Information Technical Note<text:change-end text:change-id="ct94823566544704"/></text:p>
        </text:list-item>
      </text:list>
      <text:h text:style-name="Heading_20_2" text:outline-level="2">Message Formats<text:change-start text:change-id="ct94823566553632"/></text:h>
      <text:p text:style-name="Standard">The <text:change-end text:change-id="ct94823566553632"/><text:change-start text:change-id="ct94823566553952"/>“<text:change-end text:change-id="ct94823566553952"/><text:change-start text:change-id="ct94823566555552"/><text:span text:style-name="T19">Specific </text:span><text:change-end text:change-id="ct94823566555552"/><text:change-start text:change-id="ct94823566556848"/><text:span text:style-name="T19">U</text:span><text:change-end text:change-id="ct94823566556848"/><text:change text:change-id="ct94823566557232"/><text:change-start text:change-id="ct94823566557552"/>pper <text:change-end text:change-id="ct94823566557552"/><text:change-start text:change-id="ct94823566559024"/><text:span text:style-name="T19">P</text:span><text:change-end text:change-id="ct94823566559024"/><text:change text:change-id="ct94823566559408"/><text:change-start text:change-id="ct94823566559808"/>arts<text:change-end text:change-id="ct94823566559808"/><text:change-start text:change-id="ct94823566560128"/>”<text:change-end text:change-id="ct94823566560128"/><text:change-start text:change-id="ct94823566560528"/> can be separated into well-known “public” <text:change-end text:change-id="ct94823566560528"/><text:change-start text:change-id="ct94823566561872"/><text:span text:style-name="T19">Identifiers</text:span><text:change-end text:change-id="ct94823566561872"/><text:change text:change-id="ct94823566562256"/><text:change-start text:change-id="ct94823566562576"/>, and self-allocated <text:change-end text:change-id="ct94823566562576"/><text:change-start text:change-id="ct94823566562896"/>“private” <text:change-end text:change-id="ct94823566562896"/><text:change-start text:change-id="ct94823566564480"/><text:span text:style-name="T19">Identifiers</text:span><text:change-end text:change-id="ct94823566564480"/><text:change text:change-id="ct94823566564864"/><text:change-start text:change-id="ct94823566565184"/>.<text:change-end text:change-id="ct94823566565184"/><text:change text:change-id="ct94823566565504"/><text:change-start text:change-id="ct94823566567264"/></text:p>
      <text:p text:style-name="Standard">The “Default Fast Clock”, “Default Real-Time Clock”, “Alternate Clock 1”, and “Alternate Clock 2” terms are not further defined in the Standard.<text:change-end text:change-id="ct94823566567264"/><text:change-start text:change-id="ct94823566567824"/> <text:change-end text:change-id="ct94823566567824"/><text:change text:change-id="ct94823566568064"/><text:change-start text:change-id="ct94823566568304"/>They have no operational effect. They're provided to make it easier for a clock face manufacturer to set up the clock face node to automatically find the default fast clock generator, without user involvement, when attached to an OpenLCB installation. <text:change-end text:change-id="ct94823566568304"/><text:change text:change-id="ct94823566568784"/><text:change text:change-id="ct94823566568544"/><text:change-start text:change-id="ct94823566569024"/><text:span text:style-name="T18">A single</text:span><text:change-end text:change-id="ct94823566569024"/><text:change-start text:change-id="ct94823566569264"/> fast clock system is expected to be the most common installation, and this makes it very convenient for <text:span text:style-name="T9">the</text:span> user.<text:change-end text:change-id="ct94823566569264"/><text:change-start text:change-id="ct94823564835904"/></text:p>
      <text:p text:style-name="P10">The values are packed into two bytes to make it easier to allocate the unique “Specific Upper Part” by using an OpenLCB <text:change-end text:change-id="ct94823564835904"/><text:change text:change-id="ct94823564833520"/><text:change-start text:change-id="ct94823564829072"/><text:span text:style-name="T59">U</text:span><text:change-end text:change-id="ct94823564829072"/><text:change-start text:change-id="ct94823564830192"/>nique <text:change-end text:change-id="ct94823564830192"/><text:change text:change-id="ct94823566561184"/><text:change-start text:change-id="ct94823566558336"/><text:span text:style-name="T59">Identifier</text:span><text:change-end text:change-id="ct94823566558336"/><text:change-start text:change-id="ct94823566570544"/>.<text:change-end text:change-id="ct94823566570544"/><text:change-start text:change-id="ct94823566571136"/></text:p>
      <text:p text:style-name="P13">While the terms “Fast Clock” and “<text:change-end text:change-id="ct94823566571136"/><text:change-start text:change-id="ct94823566092208"/>Real-Time Clock” are <text:change-end text:change-id="ct94823566092208"/><text:change text:change-id="ct94823602390480"/><text:change-start text:change-id="ct94823601522448"/>intentionally undefined, one valid, and likely common, interpretation of these terms may be as follows.</text:p>
      <text:list xml:id="list2621195236" text:style-name="L7">
        <text:list-item>
          <text:p text:style-name="P77"><text:change-end text:change-id="ct94823601522448"/><text:change-start text:change-id="ct94823566575424"/>Fast Clock – A clock that runs at some ratio, typically faster, to real world time.</text:p>
        </text:list-item>
        <text:list-item>
          <text:p text:style-name="P77">Real-Time Clock – A clock that runs at a 1:1 ratio<text:change-end text:change-id="ct94823566575424"/><text:change-start text:change-id="ct94823566575744"/> to real world time<text:change-end text:change-id="ct94823566575744"/><text:change-start text:change-id="ct94823566576064"/>.<text:change-end text:change-id="ct94823566576064"/><text:change-start text:change-id="ct94823566577792"/></text:p>
        </text:list-item>
      </text:list>
      <text:h text:style-name="Heading_20_3" text:outline-level="3"><text:change-end text:change-id="ct94823566577792"/><text:change text:change-id="ct94823566578112"/><text:change-start text:change-id="ct94823566581792"/><text:soft-page-break/>Report Time Event ID<text:change-end text:change-id="ct94823566581792"/><text:change-start text:change-id="ct94823566584032"/></text:h>
      <text:p text:style-name="P39">While time is always represented in 24-hour form <text:change-end text:change-id="ct94823566584032"/><text:change-start text:change-id="ct94823566584512"/><text:span text:style-name="T59">(00:00 is midnight) </text:span><text:change-end text:change-id="ct94823566584512"/><text:change-start text:change-id="ct94823564845200"/>in the transmitted messages and clock state, this is independent to how time is displayed to the user. For products that have a clock display, it is up to the 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standards like the Memory Configuration Protocol and Configuration Description Information standards.<text:change-end text:change-id="ct94823564845200"/><text:change-start text:change-id="ct94823564855712"/></text:p>
      <text:h text:style-name="Heading_20_3" text:outline-level="3"><text:change-end text:change-id="ct94823564855712"/><text:change text:change-id="ct94823566585424"/><text:change-start text:change-id="ct94823566585664"/>Report Date Event ID<text:change-end text:change-id="ct94823566585664"/><text:change-start text:change-id="ct94823566555872"/></text:h>
      <text:p text:style-name="P28">These two event types are structured in bytes for ease of programming. It is not a goal for a hexadecimal dump of the packet be human-readable (hence not using BCD encoding<text:change-end text:change-id="ct94823566555872"/><text:change-start text:change-id="ct94823566587744"/>).<text:change-end text:change-id="ct94823566587744"/><text:change-start text:change-id="ct94823566588960"/></text:p>
      <text:h text:style-name="Heading_20_3" text:outline-level="3"><text:change-end text:change-id="ct94823566588960"/><text:change text:change-id="ct94823566589280"/><text:change-start text:change-id="ct94823566589600"/>Report Year Event ID<text:change-end text:change-id="ct94823566589600"/><text:change-start text:change-id="ct94823564858720"/></text:h>
      <text:p text:style-name="P15"><text:change-end text:change-id="ct94823564858720"/><text:change text:change-id="ct94823566590800"/><text:change text:change-id="ct94823566590480"/><text:change-start text:change-id="ct94823566591792"/><text:span text:style-name="T20">The range chosen, 0 AD to 4095 AD, is chosen to be sufficiently inclusive of the whole relevant span of railroad history typically represented in mo</text:span><text:change-end text:change-id="ct94823566591792"/><text:change-start text:change-id="ct94823566592432"/><text:span text:style-name="T20">del form both in the past and for the foreseeable future.</text:span><text:change-end text:change-id="ct94823566592432"/><text:change-start text:change-id="ct94823566593120"/></text:p>
      <text:h text:style-name="Heading_20_3" text:outline-level="3"><text:change-end text:change-id="ct94823566593120"/><text:change text:change-id="ct94823566593360"/><text:change-start text:change-id="ct94823564857136"/>Report Rate Event ID</text:h>
      <text:p text:style-name="P111"><text:change-end text:change-id="ct94823564857136"/><text:change text:change-id="ct94823566594240"/><text:change-start text:change-id="ct94823566595584"/><text:span text:style-name="T23">A rate of zero </text:span><text:span text:style-name="T24">means the clock is stopped, though it is preferred to use the Stop/Start Events for starting and stopping the clock</text:span><text:change-end text:change-id="ct94823566595584"/><text:change-start text:change-id="ct94823566596704"/><text:span text:style-name="T24">.</text:span><text:change-end text:change-id="ct94823566596704"/><text:change text:change-id="ct94823566599008"/><text:change text:change-id="ct94823564866672"/><text:change-start text:change-id="ct94823566600656"/><text:span text:style-name="T24"> </text:span><text:span text:style-name="T29">Negative rates mean </text:span><text:change-end text:change-id="ct94823566600656"/><text:change-start text:change-id="ct94823566600960"/><text:span text:style-name="T29">the modeled time is moving backwards. Negative rates are represented using standard signed integer formats (</text:span><text:span text:style-name="T36">i.e.,</text:span><text:span text:style-name="T29"> 2’s complement notation), for example 0x4800 is </text:span><text:change-end text:change-id="ct94823566600960"/><text:change-start text:change-id="ct94823566606208"/><text:span text:style-name="T29">-512.00, 0x4801 is -511.75</text:span><text:change-end text:change-id="ct94823566606208"/><text:change-start text:change-id="ct94823566610272"/><text:span text:style-name="T29">, </text:span><text:span text:style-name="T36">…</text:span><text:span text:style-name="T29"> 0x4FFE is -0.5, and 0x4FFF is -0.25.</text:span><text:change-end text:change-id="ct94823566610272"/><text:change-start text:change-id="ct94823566613088"/><text:span text:style-name="T29"> </text:span><text:span text:style-name="T33">The rate is intended to be a ratio measured against real world time.</text:span><text:change-end text:change-id="ct94823566613088"/><text:change-start text:change-id="ct94823566591472"/></text:p>
      <text:h text:style-name="P64" text:outline-level="3">Set Time Event ID</text:h>
      <text:p text:style-name="P31">These event IDs are exactly 0x8000 shifted from the matching Report event I<text:span text:style-name="T55">D</text:span>s for <text:span text:style-name="T55">ease</text:span> of programming.</text:p>
      <text:h text:style-name="P64" text:outline-level="3">Set Date Event ID</text:h>
      <text:p text:style-name="P31">These event IDs are exactly 0x8000 shifted from the matching Report event I<text:span text:style-name="T55">D</text:span>s for <text:span text:style-name="T55">ease</text:span> of programming.</text:p>
      <text:h text:style-name="P64" text:outline-level="3">Set Year Event ID<text:change-end text:change-id="ct94823566591472"/><text:change-start text:change-id="ct94823564872592"/></text:h>
      <text:p text:style-name="P30">These event IDs are exactly 0x8000 shifted from the matching Report event I<text:span text:style-name="T55">D</text:span>s<text:change-end text:change-id="ct94823564872592"/><text:change-start text:change-id="ct94823566612336"/> for <text:span text:style-name="T55">ease</text:span> of programming.<text:change-end text:change-id="ct94823566612336"/><text:change-start text:change-id="ct94823566595200"/></text:p>
      <text:h text:style-name="P64" text:outline-level="3">Set Rate Event ID<text:change-end text:change-id="ct94823566595200"/><text:change text:change-id="ct94823566605600"/><text:change-start text:change-id="ct94823566604240"/></text:h>
      <text:p text:style-name="P31"><text:span text:style-name="T24">These event IDs are exactly 0x8000 shifted from the matching Report event I</text:span><text:span text:style-name="T32">D</text:span><text:span text:style-name="T24">s for </text:span><text:span text:style-name="T32">ease</text:span><text:span text:style-name="T24"> of programming.</text:span></text:p>
      <text:h text:style-name="P67" text:outline-level="3">Query Event ID<text:change-end text:change-id="ct94823566604240"/><text:change-start text:change-id="ct94823566609136"/></text:h>
      <text:p text:style-name="P32">This event ID will cause the clock generator to report it’s entire internal state.<text:change-end text:change-id="ct94823566609136"/><text:change-start text:change-id="ct94823566606960"/></text:p>
      <text:h text:style-name="P66" text:outline-level="3"><text:change-end text:change-id="ct94823566606960"/><text:change-start text:change-id="ct94823566607360"/>Stop/Start <text:change-end text:change-id="ct94823566607360"/><text:change text:change-id="ct94823566607680"/><text:change-start text:change-id="ct94823566614592"/><text:span text:style-name="T19">Event ID</text:span><text:change-end text:change-id="ct94823566614592"/><text:change-start text:change-id="ct94823566616672"/></text:h>
      <text:p text:style-name="P44">Having a separate start/stop mechanism, instead of just setting rate to zero, makes distributed start/stop control easier. There<text:change-end text:change-id="ct94823566616672"/><text:change text:change-id="ct94823566616912"/><text:change-start text:change-id="ct94823566617440"/>’<text:change-end text:change-id="ct94823566617440"/><text:change-start text:change-id="ct94823566617760"/>s no need for everybody to remember the current rate while the clock is stopped.<text:change-end text:change-id="ct94823566617760"/><text:change-start text:change-id="ct94823566618512"/></text:p>
      <text:h text:style-name="P68" text:outline-level="3">Date Rollover Event ID<text:change-end text:change-id="ct94823566618512"/><text:change-start text:change-id="ct94823566615664"/></text:h>
      <text:p text:style-name="P33">This event ID works around race conditions involving changes in date and time due to midnight rollover.<text:change-end text:change-id="ct94823566615664"/><text:change-start text:change-id="ct94823564890352"/></text:p>
      <text:h text:style-name="P64" text:outline-level="3"><text:soft-page-break/>Undefined/Reserved Event ID’s</text:h>
      <text:p text:style-name="P11">Any Event ID<text:change-end text:change-id="ct94823564890352"/><text:change text:change-id="ct94823566621280"/><text:change-start text:change-id="ct94823566621600"/>s not explicitly defined by the standard are reserved for future use.<text:change-end text:change-id="ct94823566621600"/></text:p>
      <text:h text:style-name="Heading_20_2" text:outline-level="2">States <text:change-start text:change-id="ct94823566623856"/></text:h>
      <text:p text:style-name="Standard"><text:change-end text:change-id="ct94823566623856"/><text:change-start text:change-id="ct94823566624176"/>The “independent” in the definition of state<text:change-end text:change-id="ct94823566624176"/><text:change-start text:change-id="ct94823566624416"/>s means that clock generators work independently of each other, and don't have linked states.</text:p>
      <text:p text:style-name="Standard">It's up to the node implementor to decide how to implement the<text:change-end text:change-id="ct94823566624416"/><text:change-start text:change-id="ct94823566625824"/> internal clock time. It could be an internal time generator of some kind, or linked to some external time reference.<text:change-end text:change-id="ct94823566625824"/></text:p>
      <text:h text:style-name="Heading_20_2" text:outline-level="2">Interactions <text:change text:change-id="ct94823566626896"/><text:change text:change-id="ct94823566626576"/><text:change-start text:change-id="ct94823566628304"/></text:h>
      <text:p text:style-name="Text_20_body"><text:change-end text:change-id="ct94823566628304"/>Note that nodes should not assume that they will receive any time event only once. <text:change text:change-id="ct94823566628624"/>As time is set, it<text:change text:change-id="ct94823566628944"/><text:change-start text:change-id="ct94823566629264"/>’<text:change-end text:change-id="ct94823566629264"/>s possible for a node to receive the current time more than once<text:change text:change-id="ct94823566629936"/>.<text:change-start text:change-id="ct94823566630624"/></text:p>
      <text:p text:style-name="Standard"><text:change-end text:change-id="ct94823566630624"/><text:change-start text:change-id="ct94823566630944"/>Note that the time is only advertised with minute granularity. <text:change-end text:change-id="ct94823566630944"/><text:change text:change-id="ct94823566631264"/><text:change-start text:change-id="ct94823566631872"/>If a Set Time is received when the current clock is 20 seconds pa<text:change-end text:change-id="ct94823566631872"/><text:change-start text:change-id="ct94823566632800"/><text:span text:style-name="T19">s</text:span><text:change-end text:change-id="ct94823566632800"/><text:change text:change-id="ct94823566633120"/><text:change-start text:change-id="ct94823566633440"/>t the minute, setting the time will set the time to exactly the minute received, with <text:change-end text:change-id="ct94823566633440"/><text:change text:change-id="ct94823566633760"/><text:change-start text:change-id="ct94823566634400"/><text:span text:style-name="T56">zero as</text:span><text:change-end text:change-id="ct94823566634400"/><text:change-start text:change-id="ct94823564894016"/> seconds <text:change-end text:change-id="ct94823564894016"/><text:change text:change-id="ct94823566627776"/><text:change-start text:change-id="ct94823566623120"/><text:span text:style-name="T19">value</text:span><text:change-end text:change-id="ct94823566623120"/><text:change text:change-id="ct94823566634640"/><text:change-start text:change-id="ct94823566634880"/>.<text:change-end text:change-id="ct94823566634880"/><text:change text:change-id="ct94823566635120"/><text:change-start text:change-id="ct94823566636304"/></text:p>
      <text:p text:style-name="P17">It is not expected that it will be routine for clock generators to refuse to set their time, nor that other nodes will attempt to set it <text:span text:style-name="T9">when not allowed to</text:span><text:change-end text:change-id="ct94823566636304"/><text:change text:change-id="ct94823566636544"/><text:change-start text:change-id="ct94823566637120"/><text:span text:style-name="T9">.</text:span><text:change-end text:change-id="ct94823566637120"/><text:change text:change-id="ct94823566637360"/><text:change-start text:change-id="ct94823566637600"/> The Standard is silent as to whether the seconds counter inside the clock should be reset to zero at this point.<text:change-end text:change-id="ct94823566637600"/><text:change-start text:change-id="ct94823564892896"/> <text:span text:style-name="T51">However, it can be implied that a Report Time Event is sent when the seconds count is equal to zero, and when an Event Producer Identified Valid message for the Report Time Event is sent, the seconds count is not assumed to be equal to zero.</text:span><text:change-end text:change-id="ct94823564892896"/><text:change text:change-id="ct94823564923920"/><text:change text:change-id="ct94823564911616"/><text:change text:change-id="ct94823564912720"/><text:change text:change-id="ct94823564895104"/><text:change text:change-id="ct94823564940000"/><text:change-start text:change-id="ct94823566639248"/></text:p>
      <text:p text:style-name="P46">OpenLCB doesn<text:change-end text:change-id="ct94823566639248"/><text:change text:change-id="ct94823566639488"/><text:change-start text:change-id="ct94823566639728"/>’<text:change-end text:change-id="ct94823566639728"/><text:change-start text:change-id="ct94823566639968"/>t have latency <text:change-end text:change-id="ct94823566639968"/><text:change-start text:change-id="ct94823566640208"/>guarantees, so different nodes may have slightly different ideas of the time. In practice, the differences should be much less than a second for operating OpenLCB installations.<text:change-end text:change-id="ct94823566640208"/><text:change-start text:change-id="ct94823566640448"/> <text:change-end text:change-id="ct94823566640448"/><text:change-start text:change-id="ct94823566640688"/><text:span text:style-name="T52">It is allowable, though not required, for a clock consumer to perform an average on any observed jitter of of the incoming Report Time Events such that it can factor out that jitter on the node’s internal tracking of the passage of time.</text:span><text:change-end text:change-id="ct94823566640688"/><text:change-start text:change-id="ct94823566641328"/><text:span text:style-name="T52"> The exact algorithm is not prescribed.</text:span><text:change-end text:change-id="ct94823566641328"/></text:p>
      <text:p text:style-name="P14">Clock generators may also <text:change-start text:change-id="ct94823566642208"/>set their time in <text:change-end text:change-id="ct94823566642208"/>respon<text:change text:change-id="ct94823566642448"/><text:change-start text:change-id="ct94823566642688"/>se<text:change-end text:change-id="ct94823566642688"/> to other events<text:change text:change-id="ct94823566642928"/><text:change-start text:change-id="ct94823566643168"/>, not specified here<text:change-end text:change-id="ct94823566643168"/>. <text:change text:change-id="ct94823566643408"/>For example, to allow slaving of a clock generator<text:change text:change-id="ct94823566643648"/><text:change-start text:change-id="ct94823566644592"/>’<text:span text:style-name="T56">s</text:span><text:change-end text:change-id="ct94823566644592"/> events to time events from another clock generator, a clock generator may react to time event IDs with another high six byte<text:change text:change-id="ct94823566644912"/><text:change-start text:change-id="ct94823566645232"/> Specific Upper Part<text:change-end text:change-id="ct94823566645232"/>. <text:change text:change-id="ct94823566645552"/>How, when, whether to do that is an internal configuration option of the clock generator node, and is not discussed by the Standard.<text:change-start text:change-id="ct94823566646432"/></text:p>
      <text:p text:style-name="P16">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text:change-end text:change-id="ct94823566646432"/><text:change-start text:change-id="ct94823566646672"/>determined values (e.g. 6:00am on October 3, 1953, rate 2.5x).<text:change-end text:change-id="ct94823566646672"/></text:p>
      <text:h text:style-name="P65" text:outline-level="3"><text:change-start text:change-id="ct94823565000848"/>Startup</text:h>
      <text:p text:style-name="P19">As stated in section <text:bookmark-ref text:reference-format="chapter" text:ref-name="__RefHeading___Toc12759_873910715">1.1</text:bookmark-ref><text:s/><text:bookmark-ref text:reference-format="direction" text:ref-name="__RefHeading___Toc12759_873910715">above</text:bookmark-ref>, there are use cases, such as a clock face display, where a node will be consuming either all or the vas<text:span text:style-name="T39">t</text:span> majority of <text:span text:style-name="T39">clock </text:span>events. In this case, it is preferable to use the Consumer Range Identified message in order to announce consumption of <text:span text:style-name="T39">clock</text:span> events.</text:p>
      <text:p text:style-name="P19">There is another use case where a node may only be consuming a single or few <text:span text:style-name="T39">clock</text:span> events. In this case, it is preferable to use the Consumer Identified message to announce consumption of <text:span text:style-name="T39">clock</text:span> events. <text:span text:style-name="T39">Some clock event consumers do not know anything about the concept of time, or make any distinction </text:span><text:soft-page-break/><text:span text:style-name="T39">between clock events and other</text:span><text:change-end text:change-id="ct94823565000848"/><text:change text:change-id="ct94823566648192"/><text:change-start text:change-id="ct94823566650368"/><text:span text:style-name="T39"> non-clock events. From their point of view, they are generic event consumers.</text:span><text:change-end text:change-id="ct94823566650368"/><text:change-start text:change-id="ct94823566651264"/></text:p>
      <text:p text:style-name="P34">The distinction of these two sets of messages can (and shall) be used to filter messages that need to be sent to the bus vs those that can be suppressed.<text:change-end text:change-id="ct94823566651264"/><text:change-start text:change-id="ct94823566652784"/></text:p>
      <text:h text:style-name="P65" text:outline-level="3">Clock Report</text:h>
      <text:p text:style-name="P20">The reason to limit the Report Time Event generation to once per real world minute <text:span text:style-name="T40">is not</text:span><text:change-end text:change-id="ct94823566652784"/><text:change text:change-id="ct94823566653104"/><text:change-start text:change-id="ct94823566653744"/><text:span text:style-name="T40"> motivated by conserving bandwidth. </text:span><text:change-end text:change-id="ct94823566653744"/><text:change text:change-id="ct94823566653984"/><text:change-start text:change-id="ct94823566654912"/><text:span text:style-name="T40">Even </text:span><text:change-end text:change-id="ct94823566654912"/><text:change text:change-id="ct94823566655232"/><text:change-start text:change-id="ct94823566655968"/><text:span text:style-name="T40">with no filtering the </text:span><text:change-end text:change-id="ct94823566655968"/><text:change-start text:change-id="ct94823566656688"/><text:span text:style-name="T40">faste</text:span><text:change-end text:change-id="ct94823566656688"/><text:change text:change-id="ct94823566657072"/><text:change-start text:change-id="ct94823566658288"/><text:span text:style-name="T40">st</text:span><text:change-end text:change-id="ct94823566658288"/><text:change-start text:change-id="ct94823566659600"/><text:span text:style-name="T40"> clock rate of </text:span><text:change-end text:change-id="ct94823566659600"/><text:change text:change-id="ct94823566659984"/><text:change-start text:change-id="ct94823566661232"/><text:span text:style-name="T40">511.75</text:span><text:change-end text:change-id="ct94823566661232"/><text:change-start text:change-id="ct94823566662464"/><text:span text:style-name="T40">:1 </text:span><text:change-end text:change-id="ct94823566662464"/><text:change text:change-id="ct94823566662848"/><text:change-start text:change-id="ct94823566664624"/><text:span text:style-name="T40">would </text:span><text:change-end text:change-id="ct94823566664624"/><text:change-start text:change-id="ct94823566666192"/><text:span text:style-name="T40">result </text:span><text:change-end text:change-id="ct94823566666192"/><text:change text:change-id="ct94823566666576"/><text:change-start text:change-id="ct94823566668560"/><text:span text:style-name="T40">in about 1% of the bandwidth of</text:span><text:change-end text:change-id="ct94823566668560"/><text:change text:change-id="ct94823566668944"/><text:change-start text:change-id="ct94823566670928"/><text:span text:style-name="T40"> </text:span><text:change-end text:change-id="ct94823566670928"/><text:change-start text:change-id="ct94823566672496"/><text:span text:style-name="T40">a CAN bus segment being used up</text:span><text:change-end text:change-id="ct94823566672496"/><text:change-start text:change-id="ct94823566674064"/><text:span text:style-name="T40">.</text:span><text:change-end text:change-id="ct94823566674064"/><text:change text:change-id="ct94823566674448"/><text:change-start text:change-id="ct94823566675952"/><text:span text:style-name="T40"> </text:span><text:change-end text:change-id="ct94823566675952"/><text:change text:change-id="ct94823566676336"/><text:change-start text:change-id="ct94823566677840"/><text:span text:style-name="T40">Rather, the motivation behind limiting the Report Time Event generation is to prevent adding too much clutter in bus capture logs. </text:span><text:change-end text:change-id="ct94823566677840"/><text:change-start text:change-id="ct94823566679408"/><text:span text:style-name="T40">The desirable property is that a</text:span><text:change-end text:change-id="ct94823566679408"/><text:change-start text:change-id="ct94823566680976"/><text:span text:style-name="T40"> layout bus should have no messages passing by in quiescent state.</text:span><text:change-end text:change-id="ct94823566680976"/><text:change text:change-id="ct94823566682000"/><text:change text:change-id="ct94823566681680"/><text:change text:change-id="ct94823566681360"/><text:change-start text:change-id="ct94823566683008"/></text:p>
      <text:p text:style-name="P21">It is important to note that, unless following one of the noted exceptions, a clock generator is not required to produce any <text:change-end text:change-id="ct94823566683008"/><text:change text:change-id="ct94823566683248"/><text:change-start text:change-id="ct94823566683776"/><text:span text:style-name="T57">time</text:span><text:change-end text:change-id="ct94823566683776"/><text:change-start text:change-id="ct94823566684016"/> events for which a <text:change-end text:change-id="ct94823566684016"/><text:change-start text:change-id="ct94823566684256"/><text:span text:style-name="T57">specific </text:span><text:change-end text:change-id="ct94823566684256"/><text:change text:change-id="ct94823566684496"/><text:change-start text:change-id="ct94823566684736"/>event consumer has not been identified<text:change-end text:change-id="ct94823566684736"/><text:change-start text:change-id="ct94823565010272"/> <text:span text:style-name="T9">–</text:span> <text:span text:style-name="T57">a consumer specifying the entire event range does not count here</text:span><text:change-end text:change-id="ct94823565010272"/><text:change-start text:change-id="ct94823565020160"/>.<text:change-end text:change-id="ct94823565020160"/><text:change-start text:change-id="ct94823565021872"/></text:p>
      <text:p text:style-name="P22"><text:change-end text:change-id="ct94823565021872"/><text:change text:change-id="ct94823565026416"/><text:change-start text:change-id="ct94823565024784"/>The process for a clock generator to identify all the clock event consumers is not explicitly specified. Two possible options include:</text:p>
      <text:list xml:id="list4077625003" text:style-name="L8">
        <text:list-item>
          <text:p text:style-name="P87">Send an Identify Events Addressed message to each node in the network as described in section <text:bookmark-ref text:reference-format="chapter" text:ref-name="__RefHeading___Toc3228_564682958">3.10</text:bookmark-ref><text:s/><text:bookmark-ref text:reference-format="direction" text:ref-name="__RefHeading___Toc3228_564682958">below</text:bookmark-ref>.</text:p>
        </text:list-item>
        <text:list-item>
          <text:p text:style-name="P87">Send an Identify Events Global message.</text:p>
        </text:list-item>
      </text:list>
      <text:p text:style-name="P23"><text:change-end text:change-id="ct94823565024784"/><text:change-start text:change-id="ct94823566675488"/>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35"><text:change-end text:change-id="ct94823566675488"/><text:change-start text:change-id="ct94823566678608"/>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69" text:outline-level="3">Clock <text:span text:style-name="T60">Synchronization</text:span></text:h>
      <text:p text:style-name="P99"><text:change-end text:change-id="ct94823566678608"/><text:change text:change-id="ct94823566671696"/><text:change-start text:change-id="ct94823566661472"/>The requ<text:span text:style-name="T41">i</text:span>rement to <text:span text:style-name="T41">always </text:span>produce the next minute event is added so that clock consumers can learn the <text:change-end text:change-id="ct94823566661472"/><text:change-start text:change-id="ct94823566657696"/>second counter of the clock producer<text:change-end text:change-id="ct94823566657696"/><text:change-start text:change-id="ct94823566661712"/> <text:span text:style-name="T41">and synchronize to each other.</text:span><text:change-end text:change-id="ct94823566661712"/><text:change text:change-id="ct94823566662128"/><text:change-start text:change-id="ct94823564946992"/></text:p>
      <text:h text:style-name="P70" text:outline-level="3">Clock Query</text:h>
      <text:p text:style-name="P36"><text:change-end text:change-id="ct94823564946992"/><text:change-start text:change-id="ct94823566671936"/>When a clock consumer wants to know the current time, it may also want to know the Start or Stop state, Rate, Year, Date, and Time. The sequence prescribed allows all of this information to be provided in a short burst sequence.<text:change-end text:change-id="ct94823566671936"/><text:change-start text:change-id="ct94823565041712"/></text:p>
      <text:p text:style-name="P24">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text:soft-page-break/>many clock consumers to be able to start up and operate without each of them individually requesting and receiving clock updates. Instead,</text:p>
      <text:list xml:id="list2560845862" text:style-name="L9">
        <text:list-item>
          <text:p text:style-name="P89">clock consumers should listen to each others’ requests for clock query and suppress their own query when another query is seen;</text:p>
        </text:list-item>
        <text:list-item>
          <text:p text:style-name="P89">clock producers may delay the reply to the clock query by a few hundred milliseconds in order to catch any duplicate clock query commands and respond with a single announcement to all of them.<text:change-end text:change-id="ct94823565041712"/><text:change-start text:change-id="ct94823566704800"/></text:p>
        </text:list-item>
      </text:list>
      <text:h text:style-name="P65" text:outline-level="3"><text:bookmark-start text:name="__RefHeading___Toc12995_873910715"/>Clock Set<text:bookmark-end text:name="__RefHeading___Toc12995_873910715"/></text:h>
      <text:p text:style-name="P29">The Start or Stop state, Rate, Year, Date, or Time may each be set independently. If the desire is to change more than one of these settings<text:change-end text:change-id="ct94823566704800"/><text:change-start text:change-id="ct94823566705440"/> <text:span text:style-name="T41">at one time</text:span><text:change-end text:change-id="ct94823566705440"/><text:change-start text:change-id="ct94823566706960"/>, it is recommended, though not required, to first stop the clock, then request the Rate, Year, Date, and/or Time settings, and finally (if desired) start the clock.</text:p>
      <text:p text:style-name="P40"><text:span text:style-name="T42">A race condition is possible between two nodes simultaneously requesting to adjust the Rate, Year, Date, and/or Time of a clock. </text:span><text:change-end text:change-id="ct94823566706960"/><text:change-start text:change-id="ct94823566708064"/><text:span text:style-name="T42">While it is unpredictable (and possibly diverging) in which order the individual nodes of the layout will see the Set events, the clock generator is required to echo the </text:span><text:change-end text:change-id="ct94823566708064"/><text:change-start text:change-id="ct94823566675232"/><text:span text:style-name="T42">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text:span><text:change-end text:change-id="ct94823566675232"/><text:change-start text:change-id="ct94823566709600"/></text:p>
      <text:p text:style-name="P25"><text:change-end text:change-id="ct94823566709600"/><text:change text:change-id="ct94823566711760"/><text:change text:change-id="ct94823566711520"/><text:change text:change-id="ct94823566711280"/><text:change text:change-id="ct94823566711040"/><text:change text:change-id="ct94823566710800"/><text:change text:change-id="ct94823566710560"/><text:change text:change-id="ct94823566710320"/><text:change text:change-id="ct94823566710080"/><text:change text:change-id="ct94823566709840"/><text:change-start text:change-id="ct94823566714256"/><text:span text:style-name="T26">I</text:span><text:span text:style-name="T25">t is not required that a clock generator support the setting of its time through </text:span><text:span text:style-name="T28">events</text:span><text:span text:style-name="T25">. </text:span><text:change-end text:change-id="ct94823566714256"/><text:change-start text:change-id="ct94823566715424"/><text:span text:style-name="T25">A clock generator may, for example, only accept the setting of its time through a local push button interface, or by using the memory configuration protocol.</text:span><text:change-end text:change-id="ct94823566715424"/><text:change-start text:change-id="ct94823566717040"/><text:span text:style-name="T25"> </text:span><text:change-end text:change-id="ct94823566717040"/><text:change-start text:change-id="ct94823566720976"/><text:span text:style-name="T27">This would fall under the </text:span><text:span text:style-name="T35">category</text:span><text:span text:style-name="T27"> of an “out of band” mechanism.</text:span><text:change-end text:change-id="ct94823566720976"/></text:p>
      <text:h text:style-name="Heading_20_1" text:outline-level="1">Background Information</text:h>
      <text:p text:style-name="P26"><text:change text:change-id="ct94823566712496"/><text:change text:change-id="ct94823566704352"/><text:change text:change-id="ct94823566718224"/><text:change text:change-id="ct94823565048768"/><text:change text:change-id="ct94823565049472"/><text:change-start text:change-id="ct94823566712000"/>This section is general information of interest to the reader, implementers, etc.<text:change-end text:change-id="ct94823566712000"/><text:change text:change-id="ct94823566717312"/></text:p>
      <text:h text:style-name="Heading_20_2" text:outline-level="2">Multiple Clocks</text:h>
      <text:p text:style-name="Standard">A user might want multiple clocks, for example a real-time clock <text:change-start text:change-id="ct94823566719744"/>display <text:change-end text:change-id="ct94823566719744"/>to show current time, and a fast clock <text:change-start text:change-id="ct94823566714496"/>displa<text:change-end text:change-id="ct94823566714496"/><text:change-start text:change-id="ct94823566714816"/>y <text:change-end text:change-id="ct94823566714816"/>to show railroad time. </text:p>
      <text:p text:style-name="Standard">The protocol provides for this via multiple clock generators with unique <text:change text:change-id="ct94823566713552"/><text:change-start text:change-id="ct94823566722912"/>upper parts in their event IDs<text:change-end text:change-id="ct94823566722912"/>, but it<text:change text:change-id="ct94823566713792"/><text:change-start text:change-id="ct94823566723312"/>’<text:change-end text:change-id="ct94823566723312"/>s up to the user to allocate clock generators and configure the clock producers and consumers to use the proper clock number as part of their event range. <text:change-start text:change-id="ct94823566724352"/></text:p>
      <text:p text:style-name="Standard"><text:change-end text:change-id="ct94823566724352"/><text:change text:change-id="ct94823566724672"/><text:change-start text:change-id="ct94823566725072"/>Multiple clock generators<text:change-end text:change-id="ct94823566725072"/><text:change-start text:change-id="ct94823566725312"/> using the same event ID range will not function properly. The source node IDs in the Producer-Consumer Event Report messages produced by the multiple clocks can help diagnose and correct this.<text:change-end text:change-id="ct94823566725312"/><text:change-start text:change-id="ct94823565093648"/></text:p>
      <text:h text:style-name="P58" text:outline-level="2">Time Zones</text:h>
      <text:p text:style-name="P41">The standard is <text:change-end text:change-id="ct94823565093648"/><text:change-start text:change-id="ct94823566730000"/>purposely silent on the topic of time zones. It is up to the user to determine if and how time zones are represented. There are two options that are proposed here, and other solutions may also be possible.</text:p>
      <text:list xml:id="list544815105" text:style-name="L10">
        <text:list-item>
          <text:p text:style-name="P91"><text:change-end text:change-id="ct94823566730000"/><text:change-start text:change-id="ct94823566730752"/><text:soft-page-break/>The clock generator sends out time representing one coordinated universal time (UTC<text:change-end text:change-id="ct94823566730752"/><text:change-start text:change-id="ct94823566731424"/>). Each time consumer is then programmed to add or subtract an offset of the uni<text:change-end text:change-id="ct94823566731424"/><text:change-start text:change-id="ct94823566731744"/>versal time appropriate to their specific location. This is <text:change-end text:change-id="ct94823566731744"/><text:change-start text:change-id="ct94823566732816"/><text:span text:style-name="T9">similar</text:span> to how modern computer systems get and display their local time.</text:p>
        </text:list-item>
        <text:list-item>
          <text:p text:style-name="P91">Create a separate clock generator for each local time to be represented.<text:change-end text:change-id="ct94823566732816"/><text:change-start text:change-id="ct94823566733408"/> One of the clock generators is designated the “master” to which all the other clock generators synchronize to, adding or subtracting their “local” offset appropria<text:change-end text:change-id="ct94823566733408"/><text:change-start text:change-id="ct94823566733648"/>tely.<text:change-end text:change-id="ct94823566733648"/><text:change-start text:change-id="ct94823566743632"/> <text:span text:style-name="T61">Section </text:span><text:span text:style-name="T61"><text:bookmark-ref text:reference-format="chapter" text:ref-name="__RefHeading___Toc7680_1854434909">3.11</text:bookmark-ref></text:span><text:span text:style-name="T61"><text:s/></text:span><text:span text:style-name="T61"><text:bookmark-ref text:reference-format="direction" text:ref-name="__RefHeading___Toc7680_1854434909">below</text:bookmark-ref></text:span><text:span text:style-name="T61"><text:s/>has more </text:span><text:span text:style-name="T14">information</text:span><text:span text:style-name="T61"> about how this can be </text:span><text:span text:style-name="T14">achieved</text:span><text:span text:style-name="T61">.</text:span><text:change-end text:change-id="ct94823566743632"/><text:change-start text:change-id="ct94823566745200"/><text:span text:style-name="T61"> A special case of this option is when </text:span><text:change-end text:change-id="ct94823566745200"/><text:change-start text:change-id="ct94823566747280"/><text:span text:style-name="T61">only one time zone is in effect for the entire railroad: the clock generator may be set to railroad local time and no time offset needs to be configured on the clock listeners / displays.</text:span><text:change-end text:change-id="ct94823566747280"/><text:change-start text:change-id="ct94823566749200"/><text:span text:style-name="T61"> This will be the majority us</text:span><text:change-end text:change-id="ct94823566749200"/><text:change-start text:change-id="ct94823566750672"/><text:span text:style-name="T61">e-case.</text:span><text:change-end text:change-id="ct94823566750672"/><text:change-start text:change-id="ct94823566751520"/></text:p>
        </text:list-item>
      </text:list>
      <text:h text:style-name="P59" text:outline-level="2"><text:change-end text:change-id="ct94823566751520"/><text:change-start text:change-id="ct94823566727440"/>Daylight Savings Time</text:h>
      <text:p text:style-name="P43">The standard is purposely silent on topic of daylight savings time. <text:change-end text:change-id="ct94823566727440"/><text:change-start text:change-id="ct94823566745744"/>This is in part because of the hyper locality specific nature of Daylight Savings Time<text:change-end text:change-id="ct94823566745744"/><text:change-start text:change-id="ct94823566747552"/>. This is not something that is easily predictable by simple machines and ca<text:change-end text:change-id="ct94823566747552"/><text:change-start text:change-id="ct94823566739344"/>n <text:span text:style-name="T61">even </text:span>change based on local legislation. It is possible for a time c<text:span text:style-name="T61">onsumer</text:span> implementation to provide a <text:change-end text:change-id="ct94823566739344"/><text:change-start text:change-id="ct94823566748288"/>means for the user to enable/disable Daylight Savings Time and adjust what is displayed accordingly.<text:change-end text:change-id="ct94823566748288"/><text:change-start text:change-id="ct94823566744560"/></text:p>
      <text:h text:style-name="P60" text:outline-level="2"><text:change-end text:change-id="ct94823566744560"/><text:change-start text:change-id="ct94823566760400"/>Day of the Week</text:h>
      <text:p text:style-name="P42">There are a number of use cases where a day of the week may be relevant.</text:p>
      <text:list xml:id="list3973036240" text:style-name="L11">
        <text:list-item>
          <text:p text:style-name="P92">Church bells that have a special ring schedule for Sundays.</text:p>
        </text:list-item>
        <text:list-item>
          <text:p text:style-name="P92">Commercial buildings that may not turn on as many lights on a weekend.</text:p>
        </text:list-item>
        <text:list-item>
          <text:p text:style-name="P92">Display the day of the week on a clock face in order to indicate the time table being used in a given operating session.</text:p>
        </text:list-item>
      </text:list>
      <text:p text:style-name="P48"><text:span text:style-name="T43">There are no events defined to represent the day of </text:span><text:span text:style-name="T13">the</text:span><text:span text:style-name="T43"> week.</text:span><text:change-end text:change-id="ct94823566760400"/><text:change-start text:change-id="ct94823566762768"/><text:span text:style-name="T43"> A time consumer can use standard language library API’s in order to convert a date to day of the wee</text:span><text:change-end text:change-id="ct94823566762768"/><text:change-start text:change-id="ct94823566766912"/><text:span text:style-name="T43">k. These libraries exist for most modern programming languages (C/C++, C#, Objective-C, Java, Python, </text:span><text:span text:style-name="T13">etc…</text:span><text:span text:style-name="T43">)</text:span><text:change-end text:change-id="ct94823566766912"/><text:change-start text:change-id="ct94823566768752"/><text:span text:style-name="T43">.</text:span><text:change-end text:change-id="ct94823566768752"/><text:change-start text:change-id="ct94823566769936"/></text:p>
      <text:p text:style-name="P47"><text:change-end text:change-id="ct94823566769936"/><text:change-start text:change-id="ct94823566770416"/><text:span text:style-name="T43">Simple nodes will need to use facilities from a time cue-node to schedule events being produced at cert</text:span><text:change-end text:change-id="ct94823566770416"/><text:change-start text:change-id="ct94823566770176"/><text:span text:style-name="T43">ain days only. Day-of-week events would not help simple nodes to achieve use-cases 1. and 2. above, since those</text:span><text:change-end text:change-id="ct94823566770176"/><text:change-start text:change-id="ct94823566770944"/><text:span text:style-name="T43"> would require a complex logic operations on the day-of-week and time events, including keeping track of a 7-way state machine and intersecting its state to </text:span><text:change-end text:change-id="ct94823566770944"/><text:change-start text:change-id="ct94823566771968"/><text:span text:style-name="T43">the time events. A 7-way state machine exceeds the capabilities of currently available simple nodes. A much more robust solution is to use a pair of events output from a time cue-node (see Section </text:span><text:span text:style-name="T43"><text:bookmark-ref text:reference-format="number" text:ref-name="__RefHeading___Toc4122_752674243">3.9</text:bookmark-ref></text:span><text:span text:style-name="T43">) for covering precisely the desired time </text:span><text:change-end text:change-id="ct94823566771968"/><text:change-start text:change-id="ct94823566772976"/><text:span text:style-name="T43">interval, which could be “Sunday 10am” vs “everything else” for case 1; </text:span><text:change-end text:change-id="ct94823566772976"/><text:change text:change-id="ct94823566773360"/><text:change-start text:change-id="ct94823566777312"/><text:span text:style-name="T43">“Friday 10pm </text:span><text:span text:style-name="T13">–</text:span><text:span text:style-name="T43"> Saturday 5am” and “Saturday 10pm </text:span><text:span text:style-name="T13">–</text:span><text:span text:style-name="T43"> Sunday 5am”</text:span><text:change-end text:change-id="ct94823566777312"/><text:change-start text:change-id="ct94823566775296"/><text:span text:style-name="T43"> for case 2</text:span><text:change-end text:change-id="ct94823566775296"/><text:change-start text:change-id="ct94823566778784"/><text:span text:style-name="T43">;</text:span><text:change-end text:change-id="ct94823566778784"/><text:change-start text:change-id="ct94823566780096"/><text:span text:style-name="T43"> a</text:span><text:change-end text:change-id="ct94823566780096"/><text:change-start text:change-id="ct94823566781808"/><text:span text:style-name="T43">nd “Wednesday” vs “not Wednesday” for one light output of case 3. This solution can easily be made compatible with time jumps.</text:span><text:change-end text:change-id="ct94823566781808"/></text:p>
      <text:h text:style-name="P61" text:outline-level="2"><text:bookmark-start text:name="__RefHeading___Toc6372_3643500843"/><text:change-start text:change-id="ct94823565130224"/><text:soft-page-break/>Jumps in Time<text:bookmark-end text:name="__RefHeading___Toc6372_3643500843"/></text:h>
      <text:p text:style-name="P27">Through configuration, it is possible that a clock generator would make a large jump, forward or backward, in time from its previous set time. The only requirement about this jump is that the sequence described in section<text:change-end text:change-id="ct94823565130224"/><text:change text:change-id="ct94823566765424"/><text:change-start text:change-id="ct94823565126992"/> <text:bookmark-ref text:reference-format="chapter" text:ref-name="__RefHeading___Toc12995_873910715">2.6.5</text:bookmark-ref><text:s/><text:bookmark-ref text:reference-format="direction" text:ref-name="__RefHeading___Toc12995_873910715">above</text:bookmark-ref><text:s/>follows the jump.</text:p>
      <text:p text:style-name="P27">It is allowable, though not required, for a a clock generator to produce intermediate Report Time Events, as well as Report Year and Date events, at a highly accelerated rate. One possible use case for this is to “reset” time for node<text:span text:style-name="T54">s</text:span> that consume clock events but otherwise have no knowledge of the concept of time. <text:span text:style-name="T50">If either of these, or similar, techniques are deployed, the sequenced described in section </text:span><text:span text:style-name="T50"><text:bookmark-ref text:reference-format="chapter" text:ref-name="__RefHeading___Toc12995_873910715">2.6.5</text:bookmark-ref></text:span><text:span text:style-name="T50"><text:s/></text:span><text:span text:style-name="T50"><text:bookmark-ref text:reference-format="direction" text:ref-name="__RefHeading___Toc12995_873910715">above</text:bookmark-ref></text:span><text:span text:style-name="T50"><text:s/>is still required once the application of the technique is complete and the new set time is reached.</text:span></text:p>
      <text:p text:style-name="P27">It is not prescribed how this might occur, but one can imagine a number of different scenarios:</text:p>
      <text:list xml:id="list3911717413" text:style-name="L12">
        <text:list-item>
          <text:p text:style-name="P93">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93">A jump forward in time occurs. In order for generic event consumers to progress their state to this new time, intermediate clock events are sent at an accelerated rate until the new set time is reached.<text:change-end text:change-id="ct94823565126992"/><text:change-start text:change-id="ct94823566777840"/></text:p>
        </text:list-item>
        <text:list-item>
          <text:p text:style-name="P94">Generic event consumers are taught t<text:change-end text:change-id="ct94823566777840"/><text:change-start text:change-id="ct94823566779504"/>o consume one additional event, the “start of oper<text:change-end text:change-id="ct94823566779504"/><text:change-start text:change-id="ct94823566794816"/><text:span text:style-name="T58">a</text:span><text:change-end text:change-id="ct94823566794816"/><text:change-start text:change-id="ct94823566795136"/>ting session” event, re-setting their state to the desired state at that point. This does not allow arbitrary jumps however.<text:change-end text:change-id="ct94823566795136"/><text:change-start text:change-id="ct94823566800048"/></text:p>
        </text:list-item>
      </text:list>
      <text:h text:style-name="P62" text:outline-level="2">Date Rollover</text:h>
      <text:p text:style-name="P25">In some cases it may not be<text:change-end text:change-id="ct94823566800048"/><text:change-start text:change-id="ct94823566800288"/> desirable to have a clock generator rollover at the end of a day into the next day, but rather start all over at the beginning of the current day. This would prevent the progression of the date, but allow the continuous 24 hour cycle of time. The standard is qui<text:change-end text:change-id="ct94823566800288"/><text:change-start text:change-id="ct94823566800960"/><text:span text:style-name="T62">e</text:span><text:change-end text:change-id="ct94823566800960"/><text:change-start text:change-id="ct94823566801280"/>t<text:change-end text:change-id="ct94823566801280"/><text:change text:change-id="ct94823566801600"/><text:change-start text:change-id="ct94823566803136"/> on this use case, but it is <text:change-end text:change-id="ct94823566803136"/><text:change-start text:change-id="ct94823566803456"/>certainly a possible implementation option in a clock generator.<text:change-end text:change-id="ct94823566803456"/><text:change-start text:change-id="ct94823566804496"/></text:p>
      <text:h text:style-name="Heading_20_2" text:outline-level="2"><text:change-end text:change-id="ct94823566804496"/>Configuration via a <text:change text:change-id="ct94823566804736"/><text:change-start text:change-id="ct94823566805296"/><text:span text:style-name="T54">S</text:span><text:change-end text:change-id="ct94823566805296"/>imple <text:change text:change-id="ct94823566805696"/><text:change-start text:change-id="ct94823566806464"/><text:span text:style-name="T54">T</text:span><text:change-end text:change-id="ct94823566806464"/>each-<text:change text:change-id="ct94823566806704"/><text:change-start text:change-id="ct94823566807952"/><text:span text:style-name="T54">L</text:span><text:change-end text:change-id="ct94823566807952"/>earn U<text:change text:change-id="ct94823566808272"/><text:change-start text:change-id="ct94823566809648"/><text:span text:style-name="T54">ser Interface</text:span><text:change-end text:change-id="ct94823566809648"/></text:h>
      <text:p text:style-name="P44">Blue and Gold configuration does not have to be implemented, perhaps many devices won<text:change text:change-id="ct94823565141344"/><text:change-start text:change-id="ct94823565146928"/>’<text:change-end text:change-id="ct94823565146928"/>t, but <text:span text:style-name="T15">important</text:span> to show it can be done. Configuring consumers to react to a particular time event can be done by putting a programming button on the master time producer that sends the learn message for the current clock time.<text:change-start text:change-id="ct94823566810784"/></text:p>
      <text:p text:style-name="P108">For Example:<text:change-end text:change-id="ct94823566810784"/><text:change text:change-id="ct94823566811264"/><text:change text:change-id="ct94823566811024"/></text:p>
      <text:p text:style-name="P51">To Teach: gold; blue to select: hour<text:change text:change-id="ct94823566812480"/><text:change-start text:change-id="ct94823566812720"/><text:span text:style-name="T44">+</text:span><text:change-end text:change-id="ct94823566812720"/>minute<text:change text:change-id="ct94823566812960"/><text:change-start text:change-id="ct94823566813200"/>;<text:change-end text:change-id="ct94823566813200"/> rate; up/down to change; gold</text:p>
      <text:p text:style-name="P51">To nominate: blue, blue; gold to select: h<text:change text:change-id="ct94823566814080"/><text:change-start text:change-id="ct94823566814560"/><text:span text:style-name="T44">+</text:span><text:change-end text:change-id="ct94823566814560"/>m,r; up/down; blue<text:change text:change-id="ct94823566815200"/><text:change text:change-id="ct94823566814880"/><text:change-start text:change-id="ct94823566816560"/></text:p>
      <text:p text:style-name="P50">Better (more powerful) <text:span text:style-name="T54">user interface</text:span>s can<text:span text:style-name="T45"> then use the same underlying teach/learn implementation.</text:span><text:change-end text:change-id="ct94823566816560"/></text:p>
      <text:h text:style-name="Heading_20_2" text:outline-level="2"><text:soft-page-break/>Alarms</text:h>
      <text:p text:style-name="Standard">Early OpenLCB clock prototypes contained support for “Alarms”, special events that could be configured to be produced at a specific time. <text:change text:change-id="ct94823565146544"/>By configuring consumers to listen for the alarm event, instead of a particular time, it becomes easier to reconfigure the start or stop time for layout activities:<text:change text:change-id="ct94823566818656"/> Change one thing, the association between producing the alarm event and the time that it happens, and all the other nodes will follow without reconfiguration.<text:change-start text:change-id="ct94823566818896"/> This method is also sometimes called “cueing”.<text:change-end text:change-id="ct94823566818896"/></text:p>
      <text:p text:style-name="Standard">This protocol does not contain any specific support for alarms<text:change-start text:change-id="ct94823566819216"/> or cueing<text:change-end text:change-id="ct94823566819216"/>, because it doesn't need to.<text:change text:change-id="ct94823566819536"/> Simplicity is important, and the production of alarms can proceed completely independently. Any event ID could be produced by any node, upon receipt of the particular time event, and <text:change text:change-id="ct94823566819856"/><text:change-start text:change-id="ct94823566820176"/>the details of that<text:change-end text:change-id="ct94823566820176"/> do<text:change text:change-id="ct94823566820496"/><text:change-start text:change-id="ct94823566821136"/> <text:span text:style-name="T54">not</text:span><text:change-end text:change-id="ct94823566821136"/> have to be part of this protocol. An alarm-producer isn't specifically part of the clock producer. It could be <text:change text:change-id="ct94823566821456"/><text:change-start text:change-id="ct94823566823056"/><text:span text:style-name="T44">also shipped with a clock consumer or a gen</text:span><text:change-end text:change-id="ct94823566823056"/><text:change-start text:change-id="ct94823565150512"/><text:span text:style-name="T44">eric consumer configured to a specific time event</text:span><text:change-end text:change-id="ct94823565150512"/>. <text:change text:change-id="ct94823565148816"/>And no protocol needs to be defined for alarm events, as they're just regular produced events: When <text:change-start text:change-id="ct94823565171136"/>event <text:change-end text:change-id="ct94823565171136"/>A is <text:change text:change-id="ct94823565158032"/><text:change text:change-id="ct94823565168432"/><text:change-start text:change-id="ct94823565172432"/>consumed<text:change-end text:change-id="ct94823565172432"/>, produce B and C. <text:change text:change-id="ct94823566824640"/>That's a generally-useful thing to have, even for non-time events.<text:change-start text:change-id="ct94823566824352"/></text:p>
      <text:h text:style-name="P63" text:outline-level="2"><text:bookmark-start text:name="__RefHeading___Toc4122_752674243"/>Time-range cues<text:bookmark-end text:name="__RefHeading___Toc4122_752674243"/></text:h>
      <text:p text:style-name="P37">A not-well-serv<text:change-end text:change-id="ct94823566824352"/><text:change-start text:change-id="ct94823566826352"/>ed case of the Standard is the operation of simple consumer nodes for turning on their outputs for desired periods of time, e.g. a street light to turn on during night time. Learning the <text:change-end text:change-id="ct94823566826352"/><text:change-start text:change-id="ct94823566826880"/>direct event ID of the time when night should start and stop works in simple progression, but requires workarounds presented in<text:change-end text:change-id="ct94823566826880"/><text:change-start text:change-id="ct94823566828528"/><text:span text:style-name="T30"> section </text:span><text:span text:style-name="T30"><text:bookmark-ref text:reference-format="chapter" text:ref-name="__RefHeading___Toc3327_564682958">1.2</text:bookmark-ref></text:span><text:span text:style-name="T30"><text:s/></text:span><text:span text:style-name="T31">and </text:span><text:span text:style-name="T31"><text:bookmark-ref text:reference-format="number" text:ref-name="__RefHeading___Toc6372_3643500843">3.5</text:bookmark-ref></text:span><text:change-end text:change-id="ct94823566828528"/><text:change-start text:change-id="ct94823566830032"/><text:span text:style-name="T31"><text:s/>to support jumps in time.</text:span></text:p>
      <text:p text:style-name="P12">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change-end text:change-id="ct94823566830032"/><text:change-start text:change-id="ct94823566830912"/></text:p>
      <text:p text:style-name="P38"><text:span text:style-name="T23">Such a clock cue node could also be shipped optionally as an added feature of a clock generator</text:span><text:change-end text:change-id="ct94823566830912"/><text:change-start text:change-id="ct94823566831152"/><text:span text:style-name="T23">.</text:span><text:change-end text:change-id="ct94823566831152"/></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9">with consumers need to be produced. </text:span><text:change text:change-id="ct94823566832960"/><text:span text:style-name="T9">Clock-producing nodes can use this to reduce the bandwidth used by the clock events, particularly at high rate. </text:span><text:change text:change-id="ct94823566833488"/><text:span text:style-name="T9">The producing node can automatically </text:span><text:change text:change-id="ct94823566833728"/><text:span text:style-name="T9">maintain a list of consumed event IDs, and produce only those.</text:span></text:p>
      <text:p text:style-name="P18">Once the clock-producing node is up and running, it can listen for Consumer<text:change-start text:change-id="ct94823566834352"/> <text:change-end text:change-id="ct94823566834352"/>Identified <text:change-start text:change-id="ct94823566834592"/>and Co<text:change-end text:change-id="ct94823566834592"/><text:change-start text:change-id="ct94823566834832"/>nsumer<text:change-end text:change-id="ct94823566834832"/><text:change-start text:change-id="ct94823566835072"/> <text:change-end text:change-id="ct94823566835072"/><text:change-start text:change-id="ct94823566835552"/>Range<text:change-end text:change-id="ct94823566835552"/><text:change-start text:change-id="ct94823566835312"/> <text:change-end text:change-id="ct94823566835312"/><text:change-start text:change-id="ct94823566835792"/>Identified <text:change-end text:change-id="ct94823566835792"/>messages and include any <text:change text:change-id="ct94823566836032"/>Report Time <text:change-start text:change-id="ct94823566836432"/><text:span text:style-name="T46">E</text:span><text:change-end text:change-id="ct94823566836432"/><text:change text:change-id="ct94823566836752"/>vent<text:change text:change-id="ct94823566837424"/>s seen in its list. Nodes that newly attach or restart will emit these automatically. <text:change text:change-id="ct94823566837744"/>So long as the clock-producing node isn't marked as a Simple node, these will be forwarded to it.</text:p>
      <text:p text:style-name="P18">The process to find all consumers when the clock-producing node becomes active on an already existing OpenLCB network is similar, it just involves querying the entire network:</text:p>
      <text:list xml:id="list965252569" text:style-name="L13">
        <text:list-item>
          <text:p text:style-name="P72">Send a Verify Node Global, and construct a list of nodes from the response</text:p>
        </text:list-item>
        <text:list-item>
          <text:p text:style-name="P72">At a suitably metered interval, send a<text:change-start text:change-id="ct94823566030512"/><text:span text:style-name="T46">n</text:span><text:change-end text:change-id="ct94823566030512"/> Identify<text:change-start text:change-id="ct94823566020320"/> <text:change-end text:change-id="ct94823566020320"/>Event <text:change-start text:change-id="ct94823566841952"/><text:span text:style-name="T46">Addressed</text:span><text:change-end text:change-id="ct94823566841952"/><text:change-start text:change-id="ct94823566842352"/><text:span text:style-name="T46"> </text:span><text:change-end text:change-id="ct94823566842352"/>to each node.</text:p>
        </text:list-item>
        <text:list-item>
          <text:p text:style-name="P72">Construct the list of consumed event IDs from the response.</text:p>
        </text:list-item>
      </text:list>
      <text:p text:style-name="P18"><text:soft-page-break/>There is currently no support to do a network-parallel query such as “Identify All Consumers of Event IDs in the following Range” due to buffer-management and network-load-scaling issues with it.</text:p>
      <text:h text:style-name="Heading_20_2" text:outline-level="2"><text:bookmark-start text:name="__RefHeading___Toc7680_1854434909"/>Slaving Clock Generators<text:bookmark-end text:name="__RefHeading___Toc7680_1854434909"/></text:h>
      <text:p text:style-name="Standard">For <text:change-start text:change-id="ct94823566853552"/>some <text:change-end text:change-id="ct94823566853552"/>modular layout use cases (still being identified), it's useful to have the time events be created <text:change text:change-id="ct94823566854112"/>synch<text:change-start text:change-id="ct94823566853792"/><text:span text:style-name="T46">ronous</text:span><text:change-end text:change-id="ct94823566853792"/> with <text:change text:change-id="ct94823566854832"/><text:change-start text:change-id="ct94823566855152"/>a local modular <text:change-end text:change-id="ct94823566855152"/>clock generator. <text:change text:change-id="ct94823566855472"/>For example, a modular segment has a clock generator and multiple nodes that are configured to <text:span text:style-name="T9">together</text:span> do complex automation. <text:change text:change-id="ct94823566852400"/>You want to include it in a larger modular layout without having to reconfigure this.<text:change text:change-id="ct94823566852640"/></text:p>
      <text:p text:style-name="Standard">One way to do that is to slave the modular clock generator to another master clock generator, so that the master clock generator controls and specifies the time, and the modular clock generator produces its own events to represent that time. <text:change text:change-id="ct94823566856160"/>The consuming nodes then act on the modular clock events they are configured with.</text:p>
      <text:p text:style-name="Standard">Operationally, this slaving consists of reissuing the events with <text:change-start text:change-id="ct94823566857040"/><text:span text:style-name="T46">a </text:span><text:change-end text:change-id="ct94823566857040"/>different <text:change text:change-id="ct94823566857280"/><text:change-start text:change-id="ct94823566857920"/>“<text:span text:style-name="T46">Specific Upper Part”</text:span><text:change-end text:change-id="ct94823566857920"/>, translating the <text:change text:change-id="ct94823566858240"/><text:change-start text:change-id="ct94823566859072"/>“<text:span text:style-name="T46">Specific Upper Part”</text:span><text:change-end text:change-id="ct94823566859072"/> from the master clock generator<text:change-start text:change-id="ct94823566859760"/>'<text:change-end text:change-id="ct94823566859760"/>s values to the slaved modular clock generator<text:change-start text:change-id="ct94823566860544"/>'s<text:change-end text:change-id="ct94823566860544"/> values.</text:p>
      <text:p text:style-name="Standard">Mechanically, this can be done by having a mode in the clock generator node that does this, having a gateway onto the modular OpenLCB segment that does the translation (and removing the original modular clock generator), <text:change-start text:change-id="ct94823566861584"/>using a node that can do alarms/cueing for <text:span text:style-name="T9">the</text:span> needed events, <text:change-end text:change-id="ct94823566861584"/>or some other mechanism. <text:change text:change-id="ct94823566861824"/>The standard is about protocol, not implementation, and so is silent about this.</text:p>
      <text:p text:style-name="Standard">If a modular clock generator is to be configured to follow some other clock event range, that raises the question of how to do it. <text:change text:change-id="ct94823566862992"/>The Standard is silent about this too, but it's <text:span text:style-name="T9">important</text:span> that there be a way to do it within the Standard. <text:change text:change-id="ct94823566863232"/>Choices include:</text:p>
      <text:list xml:id="list3649591587" text:style-name="L14">
        <text:list-item>
          <text:p text:style-name="P95">Configure it via the memory configuration protocol to listen for a particular value of the top bytes.</text:p>
        </text:list-item>
        <text:list-item>
          <text:p text:style-name="P95">Many layouts just have one clock generator. If that's true, a button on the clock that says “Slave to master” will get the right one. If there's more than one, pushing that button could just go to the next one.</text:p>
        </text:list-item>
        <text:list-item>
          <text:p text:style-name="P73">Use teach/learn or blue/gold to teach an event from the master clock, or some producer or consumer of the master clock, to the slave.<text:change text:change-id="ct94823566872048"/> For example, if there's a master “clock stop” button, teach that to the slave so that it knows that's the range to listen to. <text:change text:change-id="ct94823566872736"/>This can be done even if there are multiple clocks operating on the layout.</text:p>
        </text:list-item>
      </text:list>
      <text:h text:style-name="Heading_20_2" text:outline-level="2">History and Numerology</text:h>
      <text:p text:style-name="Text_20_body">There are slightly <text:span text:style-name="T48">more</text:span> than 2<text:span text:style-name="T49">16</text:span> seconds in a day, and just <text:span text:style-name="T48">less</text:span> than 2<text:span text:style-name="T49">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change text:change-id="ct94823566876800"/>A 10 minute fast 24 hour cycle is 144 messages per second, more than 15% of CAN bandwidth. Even faster rates, for example to do a fast recycle to prepare for a new sequence, would clearly saturate the <text:soft-page-break/>bus. <text:change text:change-id="ct94823566877040"/><text:change-start text:change-id="ct94823566877280"/>Sparse clocks would help with this, but are significantly more complex for the clock generator, <text:span text:style-name="T15">which</text:span> may need a lot of event storage to keep rates low. <text:change-end text:change-id="ct94823566877280"/>This has led to the choice of minute events<text:change text:change-id="ct94823566880624"/>.<text:change-start text:change-id="ct94823566880944"/> <text:change-end text:change-id="ct94823566880944"/><text:change text:change-id="ct94823566881264"/></text:p>
      <text:p text:style-name="P44">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94823566881856"/><text:change-start text:change-id="ct94823566883904"/> of the day.<text:change-end text:change-id="ct94823566883904"/><text:change text:change-id="ct94823566884384"/><text:change text:change-id="ct94823566884144"/></text:p>
      <text:p text:style-name="P44">Regardless of whether the clock sends seconds or minutes, small times can be maintained via a local timebase synch<text:change-start text:change-id="ct94823566885952"/><text:span text:style-name="T53">roniz</text:span><text:change-end text:change-id="ct94823566885952"/>ed to the time broadcast and the rate messages. <text:change text:change-id="ct94823566886272"/>There's a limit to how precise this can be, but it is probably worth a factor of 10 and perhaps 100 in resolution.<text:change-start text:change-id="ct94823566886992"/></text:p>
      <text:p text:style-name="P45"><text:change-end text:change-id="ct94823566886992"/><text:change text:change-id="ct94823566887472"/><text:change text:change-id="ct94823566887232"/><text:change-start text:change-id="ct94823566887792"/>The choice of filtering as a requirement to the clock producer came from the wish to keep the bus quiescent for monitoring/logging/debugging purposes when there is no human interaction with the layout.<text:change-end text:change-id="ct94823566887792"/></text:p>
      <text:h text:style-name="Heading_20_1" text:outline-level="1">Future Work</text:h>
      <text:p text:style-name="P44"><text:change text:change-id="ct94823566890320"/><text:change text:change-id="ct94823566878592"/><text:change-start text:change-id="ct94823566890960"/><text:span text:style-name="T47">The existence of this Simple Time Protocol does not preclude the existence of other protocols for the conveyance of time. It is possible that</text:span><text:change-end text:change-id="ct94823566890960"/><text:change text:change-id="ct94823566891280"/><text:change-start text:change-id="ct94823566895664"/><text:span text:style-name="T47"> future time related protocols could be developed in order to realize the unserved use cases identified in section </text:span><text:span text:style-name="T47"><text:bookmark-ref text:reference-format="chapter" text:ref-name="__RefHeading___Toc3327_564682958">1.2</text:bookmark-ref></text:span><text:span text:style-name="T47"><text:s/></text:span><text:span text:style-name="T47"><text:bookmark-ref text:reference-format="direction" text:ref-name="__RefHeading___Toc3327_564682958">above</text:bookmark-ref></text:span><text:span text:style-name="T47">.</text:span><text:change-end text:change-id="ct94823566895664"/></text:p>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3"><text:s/>1 Introduction<text:tab/>1</text:p>
          <text:p text:style-name="P54"><text:s/>1.1 Served use cases<text:tab/>1</text:p>
          <text:p text:style-name="P54"><text:s/>1.2 Unserved use cases<text:tab/>2</text:p>
          <text:p text:style-name="P53"><text:s/>2 Annotations to the Standard<text:tab/>3</text:p>
          <text:p text:style-name="P54"><text:s/>2.1 Introduction<text:tab/>3</text:p>
          <text:p text:style-name="P54"><text:s/>2.2 Intended Use<text:tab/>3</text:p>
          <text:p text:style-name="P54"><text:s/>2.3 Reference and Context<text:tab/>3</text:p>
          <text:p text:style-name="P54"><text:s/>2.4 Message Formats<text:tab/>3</text:p>
          <text:p text:style-name="P55"><text:s/>2.4.1 Report Time Event ID<text:tab/>4</text:p>
          <text:p text:style-name="P55"><text:s/>2.4.2 Report Date Event ID<text:tab/>4</text:p>
          <text:p text:style-name="P55"><text:s/>2.4.3 Report Year Event ID<text:tab/>4</text:p>
          <text:p text:style-name="P55"><text:s/>2.4.4 Report Rate Event ID<text:tab/>4</text:p>
          <text:p text:style-name="P55"><text:s/>2.4.5 Set Time Event ID<text:tab/>4</text:p>
          <text:p text:style-name="P55"><text:s/>2.4.6 Set Date Event ID<text:tab/>4</text:p>
          <text:p text:style-name="P55"><text:s/>2.4.7 Set Year Event ID<text:tab/>4</text:p>
          <text:p text:style-name="P55"><text:s/>2.4.8 Set Rate Event ID<text:tab/>4</text:p>
          <text:p text:style-name="P55"><text:s/>2.4.9 Query Event ID<text:tab/>4</text:p>
          <text:p text:style-name="P55"><text:s/>2.4.10 Stop/Start Event ID<text:tab/>4</text:p>
          <text:p text:style-name="P55"><text:s/>2.4.11 Date Rollover Event ID<text:tab/>4</text:p>
          <text:p text:style-name="P55"><text:s/>2.4.12 Undefined/Reserved Event ID’s<text:tab/>5</text:p>
          <text:p text:style-name="P54"><text:s/>2.5 States<text:tab/>5</text:p>
          <text:p text:style-name="P54"><text:s/>2.6 Interactions<text:tab/>5</text:p>
          <text:p text:style-name="P55"><text:s/>2.6.1 Startup<text:tab/>5</text:p>
          <text:p text:style-name="P55"><text:s/>2.6.2 Clock Report<text:tab/>6</text:p>
          <text:p text:style-name="P55"><text:s/>2.6.3 Clock Synchronization<text:tab/>6</text:p>
          <text:p text:style-name="P55"><text:s/>2.6.4 Clock Query<text:tab/>6</text:p>
          <text:p text:style-name="P55"><text:s/>2.6.5 Clock Set<text:tab/>7</text:p>
          <text:p text:style-name="P53"><text:s/>3 Background Information<text:tab/>7</text:p>
          <text:p text:style-name="P54"><text:s/>3.1 Multiple Clocks<text:tab/>7</text:p>
          <text:p text:style-name="P54"><text:s/>3.2 Time Zones<text:tab/>7</text:p>
          <text:p text:style-name="P54"><text:s/>3.3 Daylight Savings Time<text:tab/>8</text:p>
          <text:p text:style-name="P54"><text:s/>3.4 Day of the Week<text:tab/>8</text:p>
          <text:p text:style-name="P54"><text:s/>3.5 Jumps in Time<text:tab/>9</text:p>
          <text:p text:style-name="P54"><text:s/>3.6 Date Rollover<text:tab/>9</text:p>
          <text:p text:style-name="P54"><text:s/>3.7 Configuration via a Simple Teach-Learn User Interface<text:tab/>9</text:p>
          <text:p text:style-name="P54"><text:s/>3.8 Alarms<text:tab/>10</text:p>
          <text:p text:style-name="P54"><text:s/>3.9 Time-range cues<text:tab/>10</text:p>
          <text:p text:style-name="P54"><text:s/>3.10 Low-Bandwidth Clock Producers<text:tab/>10</text:p>
          <text:p text:style-name="P54"><text:s/>3.11 Slaving Clock Generators<text:tab/>11</text:p>
          <text:p text:style-name="P54"><text:s/>3.12 History and Numerology<text:tab/>11</text:p>
          <text:p text:style-name="P53"><text:s/>4 Future Work<text:tab/>12</text:p>
        </text:index-body>
      </text:table-of-content>
      <text:p text:style-name="P4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FreeSans1"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enQuanYi Micro Hei1" svg:font-family="'WenQuanYi Micro Hei'"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1"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loext:contextual-spacing="false"/>
      <style:text-properties style:font-name="Arial Unicode MS1" fo:font-family="'Arial Unicode MS'" style:font-family-generic="swiss" style:font-pitch="variable" style:font-name-asian="Arial Unicode MS1" style:font-family-asian="'Arial Unicode MS'" style:font-family-generic-asian="swiss" style:font-pitch-asian="variable" style:font-name-complex="Arial Unicode MS1"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9244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officeooo:rsid="00441b85"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4fd919"/>
    </style:style>
    <style:style style:name="MT3" style:family="text">
      <style:text-properties officeooo:rsid="0018f9a2"/>
    </style:style>
    <style:style style:name="MT4" style:family="text">
      <style:text-properties fo:font-size="8pt" style:font-size-asian="8pt" style:font-size-complex="8pt"/>
    </style:style>
    <style:style style:name="MT5" style:family="text">
      <style:text-properties fo:font-size="8pt" officeooo:rsid="004da646" style:font-size-asian="8pt" style:font-size-complex="8pt"/>
    </style:style>
    <style:style style:name="MT6" style:family="text">
      <style:text-properties officeooo:rsid="003cc419"/>
    </style:style>
    <style:style style:name="MT7" style:family="text">
      <style:text-properties fo:font-size="8pt" officeooo:rsid="0018f9a2" style:font-size-asian="8pt" style:font-size-complex="8pt"/>
    </style:style>
    <style:style style:name="MT8" style:family="text">
      <style:text-properties fo:font-size="9pt" style:font-size-asian="9pt"/>
    </style:style>
    <style:style style:name="MT9"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number-style style:name="N0">
      <number:number number:min-integer-digits="1"/>
    </number:number-style>
  </office:automatic-styles>
  <office:master-styles>
    <style:master-page style:name="Standard" style:page-layout-name="Mpm1">
      <style:header>
        <text:p text:style-name="MP1"><draw:custom-shape text:anchor-type="char" draw:z-index="13"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span text:style-name="MT2">Broadcast </text:span>Time <text:span text:style-name="MT3">Protocol</text:span> Technical Note</text:p>
      </style:header>
      <style:footer>
        <text:p text:style-name="MP4"><text:span text:style-name="Page_20_Number"><text:span text:style-name="MT4">Copyright 201</text:span></text:span><text:span text:style-name="Page_20_Number"><text:span text:style-name="MT5">8</text:span></text:span><text:span text:style-name="Page_20_Number"><text:span text:style-name="MT4">-</text:span></text:span><text:span text:style-name="Page_20_Number"><text:span text:style-name="MT4"><text:user-defined style:data-style-name="N0" text:name="OLCByear">2021</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4"><text:tab/>Page </text:span><text:span text:style-name="Page_20_Number"><text:span text:style-name="MT4"><text:page-number text:select-page="current">4</text:page-number></text:span></text:span><text:span text:style-name="Page_20_Number"><text:span text:style-name="MT4"><text:s/>of </text:span></text:span><text:span text:style-name="Page_20_Number"><text:span text:style-name="MT4"><text:page-count style:num-format="1">13</text:page-count></text:span></text:span><text:span text:style-name="Page_20_Number"><text:span text:style-name="MT4"><text:s/>- </text:span></text:span><text:span text:style-name="Page_20_Number"><text:span text:style-name="MT4"><text:user-defined style:data-style-name="N0" text:name="OLCBdate">Jan 30, 2021</text:user-defined></text:span></text:span></text:p>
      </style:footer>
    </style:master-page>
    <style:master-page style:name="First_20_Page" style:display-name="First Page" style:page-layout-name="Mpm2" style:next-style-name="Standard">
      <style:header>
        <text:p text:style-name="MP5"><draw:custom-shape text:anchor-type="char" draw:z-index="1" draw:name="PowerPlusWaterMarkObject1" draw:style-name="Mgr1"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0"><draw:image xlink:href="Pictures/10000000000001310000006C078AD5F3AC01DD7A.png" xlink:type="simple" xlink:show="embed" xlink:actuate="onLoad" loext: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span text:style-name="MT6">Broadcast </text:span>Time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user-defined style:data-style-name="N0" text:name="OLCBdate">Jan 30, 2021</text:user-defined></text:p>
            </table:table-cell>
            <table:table-cell table:style-name="Table1.C1" office:value-type="string">
              <text:p text:style-name="MP8"><text:user-defined style:data-style-name="N0" text:name="OLCBstatus">Draft</text:user-defined></text:p>
            </table:table-cell>
          </table:table-row>
        </table:table>
        <text:p text:style-name="Header"/>
      </style:header>
      <style:footer>
        <text:p text:style-name="MP9"><text:span text:style-name="Page_20_Number"><text:span text:style-name="MT4">Copyright 201</text:span></text:span><text:span text:style-name="Page_20_Number"><text:span text:style-name="MT5">8</text:span></text:span><text:span text:style-name="Page_20_Number"><text:span text:style-name="MT4">-</text:span></text:span><text:span text:style-name="Page_20_Number"><text:span text:style-name="MT7"><text:user-defined style:data-style-name="N0" text:name="OLCByear">2021</text:user-defined></text:span></text:span><text:span text:style-name="Page_20_Number"><text:span text:style-name="MT4">. All rights reserved. See </text:span></text:span><text:a xlink:type="simple" xlink:href="http://openlcb.org/Licensing.html" text:style-name="Internet_20_link" text:visited-style-name="Visited_20_Internet_20_Link"><text:span text:style-name="Page_20_Number"><text:span text:style-name="MT4">http://openlcb.org/Licensing.html</text:span></text:span></text:a><text:span text:style-name="Page_20_Number"><text:span text:style-name="MT4"> for license terms.</text:span></text:span><text:span text:style-name="MT8"><text:tab/></text:span><text:span text:style-name="MT9">Page </text:span><text:span text:style-name="Page_20_Number"><text:span text:style-name="MT9"><text:page-number text:select-page="current">1</text:page-number></text:span></text:span><text:span text:style-name="Page_20_Number"><text:span text:style-name="MT9"><text:s/>of </text:span></text:span><text:span text:style-name="Page_20_Number"><text:span text:style-name="MT9"><text:page-count style:num-format="1">13</text:page-count></text:span></text:span><text:span text:style-name="Page_20_Number"><text:span text:style-name="MT9"><text:s/>- </text:span></text:span><text:span text:style-name="Page_20_Number"><text:span text:style-name="MT9"><text:user-defined style:data-style-name="N0" text:name="OLCBdate">Jan 30, 2021</text:user-defined></text:span></text:span></text:p>
        <text:p text:style-name="MP10"/>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OpenLCB Technical Note</dc:title>
    <meta:initial-creator>Alex Shepherd</meta:initial-creator>
    <meta:creation-date>2009-01-22T07:11:27</meta:creation-date>
    <meta:editing-cycles>159</meta:editing-cycles>
    <meta:editing-duration>P1DT8H38M58S</meta:editing-duration>
    <meta:generator>LibreOffice/6.4.6.2$Linux_X86_64 LibreOffice_project/40$Build-2</meta:generator>
    <dc:date>2021-01-30T16:56:12.822484092</dc:date>
    <meta:document-statistic meta:table-count="1" meta:image-count="2" meta:object-count="0" meta:page-count="13" meta:paragraph-count="219" meta:word-count="5724" meta:character-count="33605" meta:non-whitespace-character-count="28033"/>
    <meta:user-defined meta:name="OLCBdate">Jan 30, 2021</meta:user-defined>
    <meta:user-defined meta:name="OLCBstatus">Draft</meta:user-defined>
    <meta:user-defined meta:name="OLCByear">2021</meta:user-defined>
  </office:meta>
</office:document-meta>
</file>